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118.35pt"/>
    </style:style>
    <style:style style:name="co10" style:family="table-column">
      <style:table-column-properties fo:break-before="auto" style:column-width="109.8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124.5pt"/>
    </style:style>
    <style:style style:name="co14" style:family="table-column">
      <style:table-column-properties fo:break-before="auto" style:column-width="84.9pt"/>
    </style:style>
    <style:style style:name="co15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91.3pt"/>
    </style:style>
    <style:style style:name="co17" style:family="table-column">
      <style:table-column-properties fo:break-before="auto" style:column-width="95.16pt"/>
    </style:style>
    <style:style style:name="co18" style:family="table-column">
      <style:table-column-properties fo:break-before="auto" style:column-width="105.19pt"/>
    </style:style>
    <style:style style:name="co19" style:family="table-column">
      <style:table-column-properties fo:break-before="auto" style:column-width="111.4pt"/>
    </style:style>
    <style:style style:name="co20" style:family="table-column">
      <style:table-column-properties fo:break-before="auto" style:column-width="108.31pt"/>
    </style:style>
    <style:style style:name="co21" style:family="table-column">
      <style:table-column-properties fo:break-before="auto" style:column-width="79.74pt"/>
    </style:style>
    <style:style style:name="co22" style:family="table-column">
      <style:table-column-properties fo:break-before="auto" style:column-width="72.79pt"/>
    </style:style>
    <style:style style:name="co23" style:family="table-column">
      <style:table-column-properties fo:break-before="auto" style:column-width="72pt"/>
    </style:style>
    <style:style style:name="co24" style:family="table-column">
      <style:table-column-properties fo:break-before="auto" style:column-width="76.2pt"/>
    </style:style>
    <style:style style:name="co25" style:family="table-column">
      <style:table-column-properties fo:break-before="auto" style:column-width="115.34pt"/>
    </style:style>
    <style:style style:name="co26" style:family="table-column">
      <style:table-column-properties fo:break-before="auto" style:column-width="77.3pt"/>
    </style:style>
    <style:style style:name="co27" style:family="table-column">
      <style:table-column-properties fo:break-before="auto" style:column-width="122.4pt"/>
    </style:style>
    <style:style style:name="co28" style:family="table-column">
      <style:table-column-properties fo:break-before="auto" style:column-width="114.66pt"/>
    </style:style>
    <style:style style:name="co29" style:family="table-column">
      <style:table-column-properties fo:break-before="auto" style:column-width="125.89pt"/>
    </style:style>
    <style:style style:name="co30" style:family="table-column">
      <style:table-column-properties fo:break-before="auto" style:column-width="99.81pt"/>
    </style:style>
    <style:style style:name="co31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25" style:family="table-cell" style:parent-style-name="Default">
      <style:text-properties fo:color="#007826"/>
    </style:style>
    <style:style style:name="ce126" style:family="table-cell" style:parent-style-name="Default">
      <style:text-properties fo:color="#801900"/>
    </style:style>
    <style:style style:name="ce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61"/>
    <style:style style:name="ce130" style:family="table-cell" style:parent-style-name="Default">
      <style:text-properties fo:color="#cc0000"/>
    </style:style>
    <style:style style:name="ce131" style:family="table-cell" style:parent-style-name="Default">
      <style:text-properties fo:color="#990000"/>
    </style:style>
    <style:style style:name="ce132" style:family="table-cell" style:parent-style-name="Default" style:data-style-name="N0"/>
    <style:style style:name="ce133" style:family="table-cell" style:parent-style-name="Default">
      <style:text-properties fo:color="#009900"/>
    </style:style>
    <style:style style:name="ce134" style:family="table-cell" style:parent-style-name="Default">
      <style:text-properties fo:color="#006600"/>
    </style:style>
    <style:style style:name="ce135" style:family="table-cell" style:parent-style-name="Default" style:data-style-name="N61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 style:data-style-name="N61">
      <style:text-properties fo:font-weight="normal" style:font-weight-asian="normal" style:font-weight-complex="normal"/>
    </style:style>
    <style:style style:name="ce137" style:family="table-cell" style:parent-style-name="Default">
      <style:text-properties fo:font-weight="bold" style:font-weight-asian="bold" style:font-weight-complex="bold"/>
    </style:style>
    <style:style style:name="ce138" style:family="table-cell" style:parent-style-name="Default">
      <style:text-properties fo:color="#800000" fo:font-weight="bold" style:font-weight-asian="bold" style:font-weight-complex="bold"/>
    </style:style>
    <style:style style:name="ce139" style:family="table-cell" style:parent-style-name="Default">
      <style:text-properties fo:color="#cc0000" fo:font-weight="bold" style:font-weight-asian="bold" style:font-weight-complex="bold"/>
    </style:style>
    <style:style style:name="ce140" style:family="table-cell" style:parent-style-name="Default">
      <style:text-properties fo:color="#007826" fo:font-weight="bold" style:font-weight-asian="bold" style:font-weight-complex="bold"/>
    </style:style>
    <style:style style:name="ce141" style:family="table-cell" style:parent-style-name="Default">
      <style:text-properties fo:color="#990000" fo:font-weight="bold" style:font-weight-asian="bold" style:font-weight-complex="bold"/>
    </style:style>
    <style:style style:name="ce142" style:family="table-cell" style:parent-style-name="Default">
      <style:text-properties fo:color="#007826" style:font-name="Liberation Sans" fo:font-weight="bold" style:font-name-asian="Noto Sans CJK SC Regular" style:font-weight-asian="bold" style:font-name-complex="FreeSans" style:font-weight-complex="bold"/>
    </style:style>
    <style:style style:name="ce143" style:family="table-cell" style:parent-style-name="Default">
      <style:text-properties fo:color="#800000" style:font-name="Liberation Sans" fo:font-style="normal" style:text-underline-style="none" fo:font-weight="bold" style:font-name-asian="Noto Sans CJK SC Regular" style:font-style-asian="normal" style:font-weight-asian="bold" style:font-name-complex="FreeSans" style:font-style-complex="normal" style:font-weight-complex="bold"/>
    </style:style>
    <style:style style:name="ce144" style:family="table-cell" style:parent-style-name="Default">
      <style:text-properties fo:color="#006600" fo:font-weight="bold" style:font-weight-asian="bold" style:font-weight-complex="bold"/>
    </style:style>
    <style:style style:name="ce145" style:family="table-cell" style:parent-style-name="Default">
      <style:text-properties fo:color="#009933" fo:font-weight="bold" style:font-weight-asian="bold" style:font-weight-complex="bold"/>
    </style:style>
    <style:style style:name="ce14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ext-properties style:font-name="Liberation Sans" fo:font-weight="bold" style:font-weight-asian="bold" style:font-weight-complex="bold"/>
    </style:style>
    <style:style style:name="ce148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 style:data-style-name="N6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1" style:family="table-cell" style:parent-style-name="Default" style:data-style-name="N61">
      <style:text-properties fo:font-weight="bold" style:font-weight-asian="bold" style:font-weight-complex="bold"/>
    </style:style>
    <style:style style:name="ce152" style:family="table-cell" style:parent-style-name="Default">
      <style:text-properties style:font-name="Liberation Sans" fo:font-size="10pt" style:font-size-asian="10pt" style:font-size-complex="10pt"/>
    </style:style>
    <style:style style:name="ce153" style:family="table-cell" style:parent-style-name="Default">
      <style:text-properties fo:color="#800000"/>
    </style:style>
    <style:style style:name="ce154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155" style:family="table-cell" style:parent-style-name="Default" style:data-style-name="N61">
      <style:text-properties fo:color="#009933"/>
    </style:style>
    <style:style style:name="ce156" style:family="table-cell" style:parent-style-name="Default">
      <style:text-properties fo:color="#990000" fo:font-weight="normal" style:font-weight-asian="normal" style:font-weight-complex="normal"/>
    </style:style>
    <style:style style:name="ce157" style:family="table-cell" style:parent-style-name="Default">
      <style:text-properties fo:color="#800000" fo:font-weight="normal" style:font-weight-asian="normal" style:font-weight-complex="normal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59" style:family="table-cell" style:parent-style-name="Default" style:data-style-name="N61">
      <style:text-properties fo:color="#800000" fo:font-weight="normal" style:font-weight-asian="normal" style:font-weight-complex="normal"/>
    </style:style>
    <style:style style:name="ce160" style:family="table-cell" style:parent-style-name="Default">
      <style:text-properties fo:color="#009900" style:font-name="Liberation Sans" style:font-name-asian="Noto Sans CJK SC Regular" style:font-name-complex="FreeSans"/>
    </style:style>
    <style:style style:name="ce161" style:family="table-cell" style:parent-style-name="Default">
      <style:text-properties fo:color="#cc0000" fo:font-weight="normal" style:font-weight-asian="normal" style:font-weight-complex="normal"/>
    </style:style>
    <style:style style:name="ce162" style:family="table-cell" style:parent-style-name="Default" style:data-style-name="N61">
      <style:text-properties fo:color="#009933" fo:font-weight="normal" style:font-weight-asian="normal" style:font-weight-complex="normal"/>
    </style:style>
    <style:style style:name="ce163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en" style:country-asian="US" style:font-style-asian="normal" style:font-weight-asian="normal" style:font-name-complex="DejaVu Sans Mono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122"/>
    <style:style style:name="ce165" style:family="table-cell" style:parent-style-name="Default" style:data-style-name="N61">
      <style:text-properties fo:color="#000000" style:font-name="Liberation Sans" style:font-name-asian="Noto Sans CJK SC Regular" style:font-name-complex="FreeSans"/>
    </style:style>
    <style:style style:name="ce166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61">
      <style:table-cell-properties fo:background-color="transparent"/>
    </style:style>
    <style:style style:name="ce168" style:family="table-cell" style:parent-style-name="Default" style:data-style-name="N61">
      <style:text-properties style:font-name="Liberation Sans" style:font-name-asian="Noto Sans CJK SC Regular" style:font-name-complex="FreeSans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0" style:family="table-cell" style:parent-style-name="Default">
      <style:text-properties fo:color="#990000" style:font-name="Liberation Sans" style:font-name-asian="Noto Sans CJK SC Regular" style:font-name-complex="FreeSans"/>
    </style:style>
    <style:style style:name="ce171" style:family="table-cell" style:parent-style-name="Default" style:data-style-name="N61">
      <style:text-properties fo:color="#009900" fo:font-weight="normal" style:font-weight-asian="normal" style:font-weight-complex="normal"/>
    </style:style>
    <style:style style:name="ce172" style:family="table-cell" style:parent-style-name="Default" style:data-style-name="N61">
      <style:text-properties fo:color="#cc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 style:data-style-name="N61">
      <style:text-properties style:font-name="Liberation San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76" style:family="table-cell" style:parent-style-name="Default">
      <style:text-properties fo:color="#0000cc"/>
    </style:style>
    <style:style style:name="ce177" style:family="table-cell" style:parent-style-name="Default">
      <style:text-properties fo:color="#009900" fo:font-weight="normal" style:font-weight-asian="normal" style:font-weight-complex="normal"/>
    </style:style>
    <style:style style:name="ce178" style:family="table-cell" style:parent-style-name="Default" style:data-style-name="N61">
      <style:text-properties fo:color="#006600"/>
    </style:style>
    <style:style style:name="ce179" style:family="table-cell" style:parent-style-name="Default" style:data-style-name="N61">
      <style:text-properties fo:color="#006600" fo:font-weight="normal" style:font-weight-asian="normal" style:font-weight-complex="normal"/>
    </style:style>
    <style:style style:name="ce180" style:family="table-cell" style:parent-style-name="Default">
      <style:text-properties fo:color="#0000ff"/>
    </style:style>
    <style:style style:name="ce181" style:family="table-cell" style:parent-style-name="Default" style:data-style-name="N61">
      <style:text-properties style:use-window-font-color="true" style:font-name="Liberation Sans" style:font-name-asian="Noto Sans CJK SC Regular" style:font-name-complex="FreeSans"/>
    </style:style>
    <style:style style:name="ce182" style:family="table-cell" style:parent-style-name="Default" style:data-style-name="N61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83" style:family="table-cell" style:parent-style-name="Default" style:data-style-name="N61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84" style:family="table-cell" style:parent-style-name="Default" style:data-style-name="N61">
      <style:text-properties fo:color="#0000ff"/>
    </style:style>
    <style:style style:name="ce185" style:family="table-cell" style:parent-style-name="Default" style:data-style-name="N61">
      <style:table-cell-properties fo:background-color="transparent"/>
      <style:text-properties fo:font-weight="normal" style:font-weight-asian="normal" style:font-weight-complex="normal"/>
    </style:style>
    <style:style style:name="ce62" style:family="table-cell" style:parent-style-name="Default" style:data-style-name="N123">
      <style:text-properties fo:color="#cc0000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im_numb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ce152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number-columns-repeated="12" table:default-cell-style-name="Default"/>
        <table:table-column table:style-name="co13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1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10"/>
          <table:table-cell table:style-name="ce137"/>
          <table:table-cell table:style-name="ce146"/>
          <table:table-cell table:style-name="ce137"/>
          <table:table-cell table:number-columns-repeated="11"/>
          <table:table-cell table:style-name="ce49" office:value-type="string" calcext:value-type="string" table:number-columns-spanned="3" table:number-rows-spanned="1">
            <text:p>influence of Eo: same S =60</text:p>
          </table:table-cell>
          <table:covered-table-cell table:number-columns-repeated="2"/>
          <table:table-cell/>
          <table:table-cell table:style-name="ce49" office:value-type="string" calcext:value-type="string" table:number-columns-spanned="7" table:number-rows-spanned="1">
            <text:p>influence of Eo: S =600, varying gY</text:p>
          </table:table-cell>
          <table:covered-table-cell table:number-columns-repeated="6"/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art No1</text:p>
          </table:table-cell>
          <table:table-cell table:number-columns-repeated="2"/>
          <table:table-cell office:value-type="string" calcext:value-type="string">
            <text:p>art No1</text:p>
          </table:table-cell>
          <table:table-cell/>
          <table:table-cell office:value-type="string" calcext:value-type="string">
            <text:p>Re=u_max*d/v_water</text:p>
          </table:table-cell>
          <table:table-cell table:style-name="ce146"/>
          <table:table-cell table:style-name="ce137"/>
          <table:table-cell table:number-columns-repeated="4"/>
          <table:table-cell office:value-type="string" calcext:value-type="string">
            <text:p>dyn_visc*=1</text:p>
          </table:table-cell>
          <table:table-cell office:value-type="string" calcext:value-type="string">
            <text:p>rho* match</text:p>
          </table:table-cell>
          <table:table-cell office:value-type="string" calcext:value-type="string">
            <text:p>rho* match HQ*5</text:p>
          </table:table-cell>
          <table:table-cell office:value-type="string" calcext:value-type="string">
            <text:p>dyn visc match</text:p>
          </table:table-cell>
          <table:table-cell office:value-type="string" calcext:value-type="string">
            <text:p>dyn visc match <text:s/>HQ*5</text:p>
          </table:table-cell>
          <table:table-cell table:number-columns-repeated="2"/>
          <table:table-cell table:style-name="ce49" office:value-type="string" calcext:value-type="string" table:number-columns-spanned="3" table:number-rows-spanned="1">
            <text:p>dyn visc match HQ*2</text:p>
          </table:table-cell>
          <table:covered-table-cell table:number-columns-repeated="2"/>
          <table:table-cell/>
          <table:table-cell table:style-name="ce49" office:value-type="string" calcext:value-type="string" table:number-columns-spanned="7" table:number-rows-spanned="1">
            <text:p>dyn visc match HQ*2</text:p>
          </table:table-cell>
          <table:covered-table-cell table:number-columns-repeated="6"/>
          <table:table-cell table:number-columns-repeated="24"/>
        </table:table-row>
        <table:table-row table:style-name="ro1">
          <table:table-cell table:style-name="ce125" office:value-type="string" calcext:value-type="string">
            <text:p>inputs</text:p>
          </table:table-cell>
          <table:table-cell table:number-columns-repeated="3"/>
          <table:table-cell office:value-type="string" calcext:value-type="string">
            <text:p>lb_units</text:p>
          </table:table-cell>
          <table:table-cell office:value-type="string" calcext:value-type="string">
            <text:p>Poiseuille benchmark</text:p>
          </table:table-cell>
          <table:table-cell table:number-columns-repeated="2"/>
          <table:table-cell office:value-type="string" calcext:value-type="string">
            <text:p>SHS benchmark – fig 6</text:p>
          </table:table-cell>
          <table:table-cell/>
          <table:table-cell table:style-name="ce137" office:value-type="string" calcext:value-type="string">
            <text:p>Rothstein experiment [SI]</text:p>
          </table:table-cell>
          <table:table-cell table:style-name="ce146"/>
          <table:table-cell table:style-name="ce137"/>
          <table:table-cell/>
          <table:table-cell office:value-type="string" calcext:value-type="string">
            <text:p>Rothstein – nie wybucha</text:p>
          </table:table-cell>
          <table:table-cell/>
          <table:table-cell table:style-name="ce137" office:value-type="string" calcext:value-type="string">
            <text:p>Rothstein – ok</text:p>
          </table:table-cell>
          <table:table-cell table:number-columns-repeated="5" table:style-name="ce137" office:value-type="string" calcext:value-type="string">
            <text:p>Rothstein – okragle</text:p>
          </table:table-cell>
          <table:table-cell/>
          <table:table-cell table:style-name="ce169"/>
          <table:table-cell table:style-name="ce51" office:value-type="string" calcext:value-type="string" table:number-columns-spanned="3" table:number-rows-spanned="1">
            <text:p>Rothstein – okragle</text:p>
          </table:table-cell>
          <table:covered-table-cell table:number-columns-repeated="2" table:style-name="ce137"/>
          <table:table-cell table:style-name="ce137"/>
          <table:table-cell table:style-name="ce51" office:value-type="string" calcext:value-type="string" table:number-columns-spanned="7" table:number-rows-spanned="1">
            <text:p>Rothstein – okragle</text:p>
          </table:table-cell>
          <table:covered-table-cell table:number-columns-repeated="6" table:style-name="ce137"/>
          <table:table-cell table:style-name="ce137"/>
          <table:table-cell table:style-name="ce169" table:number-columns-repeated="20"/>
          <table:table-cell table:style-name="ce137" office:value-type="string" calcext:value-type="string">
            <text:p>Trentino_Rothstein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outputs</text:p>
          </table:table-cell>
          <table:table-cell table:number-columns-repeated="9"/>
          <table:table-cell table:style-name="ce137"/>
          <table:table-cell table:style-name="ce146"/>
          <table:table-cell table:style-name="ce137"/>
          <table:table-cell table:number-columns-repeated="46"/>
        </table:table-row>
        <table:table-row table:style-name="ro1">
          <table:table-cell table:number-columns-repeated="4"/>
          <table:table-cell table:style-name="ce125" office:value-type="string" calcext:value-type="string">
            <text:p>dp 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ce125" office:value-type="string" calcext:value-type="string">
            <text:p>dp 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38" office:value-type="string" calcext:value-type="string">
            <text:p>dp [Pa]</text:p>
          </table:table-cell>
          <table:table-cell table:style-name="ce147" table:formula="of:=12*[.L15]*[.L18]*[.L8]*[.L9]/([.L17]*[.L17])" office:value-type="float" office:value="553.63321799308" calcext:value-type="float">
            <text:p>553.63321799308</text:p>
          </table:table-cell>
          <table:table-cell table:style-name="ce137"/>
          <table:table-cell table:style-name="ce153" office:value-type="string" calcext:value-type="string">
            <text:p>dp </text:p>
          </table:table-cell>
          <table:table-cell table:formula="of:=12*[.O15]*[.O18]*[.O8]*[.O9]/([.O17]*[.O17])" office:value-type="float" office:value="0.000799993404922149" calcext:value-type="float">
            <text:p>0.000799993404922</text:p>
          </table:table-cell>
          <table:table-cell table:style-name="ce153" office:value-type="string" calcext:value-type="string">
            <text:p>dp </text:p>
          </table:table-cell>
          <table:table-cell table:style-name="ce164" table:formula="of:=12*[.Q15]*[.Q18]*[.Q8]*[.Q9]/([.Q17]*[.Q17])" office:value-type="float" office:value="0.00000416853246488907" calcext:value-type="float">
            <text:p>0.0000042</text:p>
          </table:table-cell>
          <table:table-cell table:style-name="ce164" table:formula="of:=12*[.R15]*[.R18]*[.R8]*[.R9]/([.R17]*[.R17])" office:value-type="float" office:value="0.00000195399959291675" calcext:value-type="float">
            <text:p>0.0000020</text:p>
          </table:table-cell>
          <table:table-cell table:style-name="ce164" table:formula="of:=12*[.S15]*[.S18]*[.S8]*[.S9]/([.S17]*[.S17])" office:value-type="float" office:value="0.00000195399959291675" calcext:value-type="float">
            <text:p>0.0000020</text:p>
          </table:table-cell>
          <table:table-cell table:style-name="ce164" table:formula="of:=12*[.T15]*[.T18]*[.T8]*[.T9]/([.T17]*[.T17])" office:value-type="float" office:value="0.000000781599837166701" calcext:value-type="float">
            <text:p>0.0000008</text:p>
          </table:table-cell>
          <table:table-cell table:style-name="ce164" table:formula="of:=12*[.U15]*[.U18]*[.U8]*[.U9]/([.U17]*[.U17])" office:value-type="float" office:value="0.0000195399959291675" calcext:value-type="float">
            <text:p>0.0000195</text:p>
          </table:table-cell>
          <table:table-cell table:style-name="ce164" table:formula="of:=12*[.V15]*[.V18]*[.V8]*[.V9]/([.V17]*[.V17])" office:value-type="float" office:value="0.000000781599837166701" calcext:value-type="float">
            <text:p>0.0000008</text:p>
          </table:table-cell>
          <table:table-cell/>
          <table:table-cell table:style-name="ce153" office:value-type="string" calcext:value-type="string">
            <text:p>dp </text:p>
          </table:table-cell>
          <table:table-cell table:style-name="ce164" table:formula="of:=12*[.Y15]*[.Y18]*[.Y8]*[.Y9]/([.Y17]*[.Y17])" office:value-type="float" office:value="0.00000244249949114594" calcext:value-type="float">
            <text:p>0.0000024</text:p>
          </table:table-cell>
          <table:table-cell table:style-name="ce164" table:formula="of:=12*[.Z15]*[.Z18]*[.Z8]*[.Z9]/([.Z17]*[.Z17])" office:value-type="float" office:value="0.00000244249949114594" calcext:value-type="float">
            <text:p>0.0000024</text:p>
          </table:table-cell>
          <table:table-cell table:style-name="ce164" table:formula="of:=12*[.AA15]*[.AA18]*[.AA8]*[.AA9]/([.AA17]*[.AA17])" office:value-type="float" office:value="0.00000244249949114594" calcext:value-type="float">
            <text:p>0.0000024</text:p>
          </table:table-cell>
          <table:table-cell table:style-name="ce164"/>
          <table:table-cell table:style-name="ce164" table:formula="of:=12*[.AC15]*[.AC18]*[.AC8]*[.AC9]/([.AC17]*[.AC17])" office:value-type="float" office:value="0.00000244249949114594" calcext:value-type="float">
            <text:p>0.0000024</text:p>
          </table:table-cell>
          <table:table-cell table:style-name="ce164" table:formula="of:=12*[.AD15]*[.AD18]*[.AD8]*[.AD9]/([.AD17]*[.AD17])" office:value-type="float" office:value="0.00000244249949114594" calcext:value-type="float">
            <text:p>0.0000024</text:p>
          </table:table-cell>
          <table:table-cell table:style-name="ce164" table:formula="of:=12*[.AE15]*[.AE18]*[.AE8]*[.AE9]/([.AE17]*[.AE17])" office:value-type="float" office:value="0.00000244249949114594" calcext:value-type="float">
            <text:p>0.0000024</text:p>
          </table:table-cell>
          <table:table-cell table:style-name="ce164" table:formula="of:=12*[.AF15]*[.AF18]*[.AF8]*[.AF9]/([.AF17]*[.AF17])" office:value-type="float" office:value="0.00000244249949114594" calcext:value-type="float">
            <text:p>0.0000024</text:p>
          </table:table-cell>
          <table:table-cell table:style-name="ce164" table:formula="of:=12*[.AG15]*[.AG18]*[.AG8]*[.AG9]/([.AG17]*[.AG17])" office:value-type="float" office:value="0.00000244249949114594" calcext:value-type="float">
            <text:p>0.0000024</text:p>
          </table:table-cell>
          <table:table-cell table:style-name="ce164" table:formula="of:=12*[.AH15]*[.AH18]*[.AH8]*[.AH9]/([.AH17]*[.AH17])" office:value-type="float" office:value="0.00000244249949114594" calcext:value-type="float">
            <text:p>0.0000024</text:p>
          </table:table-cell>
          <table:table-cell table:style-name="ce164" table:formula="of:=12*[.AI15]*[.AI18]*[.AI8]*[.AI9]/([.AI17]*[.AI17])" office:value-type="float" office:value="0.00000244249949114594" calcext:value-type="float">
            <text:p>0.0000024</text:p>
          </table:table-cell>
          <table:table-cell table:style-name="ce164"/>
          <table:table-cell table:style-name="ce153" office:value-type="string" calcext:value-type="string">
            <text:p>dp </text:p>
          </table:table-cell>
          <table:table-cell table:style-name="ce164" table:formula="of:=12*[.AL15]*[.AL18]*[.AL8]*[.AL9]/([.AL17]*[.AL17])" office:value-type="float" office:value="0" calcext:value-type="float">
            <text:p>0.0000000</text:p>
          </table:table-cell>
          <table:table-cell table:style-name="ce164" table:formula="of:=12*[.AM15]*[.AM18]*[.AM8]*[.AM9]/([.AM17]*[.AM17])" office:value-type="float" office:value="0" calcext:value-type="float">
            <text:p>0.0000000</text:p>
          </table:table-cell>
          <table:table-cell table:style-name="ce164" table:formula="of:=12*[.AN15]*[.AN18]*[.AN8]*[.AN9]/([.AN17]*[.AN17])" office:value-type="float" office:value="0" calcext:value-type="float">
            <text:p>0.0000000</text:p>
          </table:table-cell>
          <table:table-cell table:style-name="ce164" table:formula="of:=12*[.AO15]*[.AO18]*[.AO8]*[.AO9]/([.AO17]*[.AO17])" office:value-type="float" office:value="0" calcext:value-type="float">
            <text:p>0.0000000</text:p>
          </table:table-cell>
          <table:table-cell table:style-name="ce164" table:formula="of:=12*[.AP15]*[.AP18]*[.AP8]*[.AP9]/([.AP17]*[.AP17])" office:value-type="float" office:value="0" calcext:value-type="float">
            <text:p>0.0000000</text:p>
          </table:table-cell>
          <table:table-cell table:style-name="ce164" table:formula="of:=12*[.AQ15]*[.AQ18]*[.AQ8]*[.AQ9]/([.AQ17]*[.AQ17])" office:value-type="float" office:value="0" calcext:value-type="float">
            <text:p>0.0000000</text:p>
          </table:table-cell>
          <table:table-cell/>
          <table:table-cell table:style-name="ce164" table:formula="of:=12*[.AS15]*[.AS18]*[.AS8]*[.AS9]/([.AS17]*[.AS17])" office:value-type="float" office:value="0" calcext:value-type="float">
            <text:p>0.0000000</text:p>
          </table:table-cell>
          <table:table-cell table:style-name="ce153"/>
          <table:table-cell table:style-name="ce164" table:formula="of:=12*[.AU15]*[.AU18]*[.AU8]*[.AU9]/([.AU17]*[.AU17])" office:value-type="float" office:value="0.00128" calcext:value-type="float">
            <text:p>0.0012800</text:p>
          </table:table-cell>
          <table:table-cell table:style-name="ce164" table:formula="of:=12*[.AV15]*[.AV18]*[.AV8]*[.AV9]/([.AV17]*[.AV17])" office:value-type="float" office:value="0.00128" calcext:value-type="float">
            <text:p>0.0012800</text:p>
          </table:table-cell>
          <table:table-cell/>
          <table:table-cell table:style-name="ce164" table:formula="of:=12*[.AX15]*[.AX18]*[.AX8]*[.AX9]/([.AX17]*[.AX17])" office:value-type="float" office:value="0.000128" calcext:value-type="float">
            <text:p>0.0001280</text:p>
          </table:table-cell>
          <table:table-cell table:style-name="ce164" table:formula="of:=12*[.AY15]*[.AY18]*[.AY8]*[.AY9]/([.AY17]*[.AY17])" office:value-type="float" office:value="0.000128" calcext:value-type="float">
            <text:p>0.0001280</text:p>
          </table:table-cell>
          <table:table-cell table:style-name="ce164" table:formula="of:=12*[.AZ15]*[.AZ18]*[.AZ8]*[.AZ9]/([.AZ17]*[.AZ17])" office:value-type="float" office:value="0.000128" calcext:value-type="float">
            <text:p>0.0001280</text:p>
          </table:table-cell>
          <table:table-cell table:style-name="ce164" table:number-columns-repeated="2"/>
          <table:table-cell table:style-name="ce164" table:formula="of:=12*[.BC15]*[.BC18]*[.BC8]*[.BC9]/([.BC17]*[.BC17])" office:value-type="float" office:value="0.0000128" calcext:value-type="float">
            <text:p>0.0000128</text:p>
          </table:table-cell>
          <table:table-cell table:style-name="ce153" office:value-type="string" calcext:value-type="string">
            <text:p>dp </text:p>
          </table:table-cell>
          <table:table-cell table:style-name="ce164" table:formula="of:=12*[.BE15]*[.BE18]*[.BE8]*[.BE9]/([.BE17]*[.BE17])" office:value-type="float" office:value="0.013339303887645" calcext:value-type="float">
            <text:p>0.0133393</text:p>
          </table:table-cell>
          <table:table-cell table:style-name="ce164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radius</text:p>
          </table:table-cell>
          <table:table-cell table:style-name="ce130" office:value-type="string" calcext:value-type="string">
            <text:p>R</text:p>
          </table:table-cell>
          <table:table-cell table:formula="of:=[.F17]/2" office:value-type="float" office:value="5.5" calcext:value-type="float">
            <text:p>5.5</text:p>
          </table:table-cell>
          <table:table-cell/>
          <table:table-cell table:style-name="ce130" office:value-type="string" calcext:value-type="string">
            <text:p>R</text:p>
          </table:table-cell>
          <table:table-cell table:formula="of:=[.I17]/2" office:value-type="float" office:value="4.5" calcext:value-type="float">
            <text:p>4.5</text:p>
          </table:table-cell>
          <table:table-cell/>
          <table:table-cell table:style-name="ce139"/>
          <table:table-cell table:style-name="ce146"/>
          <table:table-cell table:style-name="ce137"/>
          <table:table-cell table:style-name="ce130"/>
          <table:table-cell/>
          <table:table-cell table:style-name="ce130"/>
          <table:table-cell table:style-name="ce164" table:number-columns-repeated="6"/>
          <table:table-cell/>
          <table:table-cell table:style-name="ce130"/>
          <table:table-cell table:style-name="ce164" table:number-columns-repeated="12"/>
          <table:table-cell table:style-name="ce130"/>
          <table:table-cell table:style-name="ce164" table:number-columns-repeated="6"/>
          <table:table-cell/>
          <table:table-cell table:style-name="ce164"/>
          <table:table-cell table:style-name="ce130"/>
          <table:table-cell table:style-name="ce164" table:number-columns-repeated="2"/>
          <table:table-cell/>
          <table:table-cell table:style-name="ce164" table:number-columns-repeated="6"/>
          <table:table-cell table:style-name="ce130"/>
          <table:table-cell table:style-name="ce164" table:number-columns-repeated="3"/>
        </table:table-row>
        <table:table-row table:style-name="ro1">
          <table:table-cell table:number-columns-repeated="4"/>
          <table:table-cell table:style-name="ce125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33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40" office:value-type="string" calcext:value-type="string">
            <text:p>rho_air [kg/m3]</text:p>
          </table:table-cell>
          <table:table-cell table:style-name="ce146" office:value-type="float" office:value="1.22" calcext:value-type="float">
            <text:p>1.22</text:p>
          </table:table-cell>
          <table:table-cell table:style-name="ce137"/>
          <table:table-cell table:style-name="ce125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 table:style-name="ce125" office:value-type="string" calcext:value-type="string">
            <text:p>rho_air</text:p>
          </table:table-cell>
          <table:table-cell table:style-name="ce129" office:value-type="float" office:value="0.000122" calcext:value-type="float">
            <text:p>1.22E-04</text:p>
          </table:table-cell>
          <table:table-cell table:style-name="ce129" office:value-type="float" office:value="0.1" calcext:value-type="float">
            <text:p>1.00E-01</text:p>
          </table:table-cell>
          <table:table-cell table:style-name="ce129" office:value-type="float" office:value="0.000122" calcext:value-type="float">
            <text:p>1.22E-04</text:p>
          </table:table-cell>
          <table:table-cell table:style-name="ce129" office:value-type="float" office:value="0.00122" calcext:value-type="float">
            <text:p>1.22E-03</text:p>
          </table:table-cell>
          <table:table-cell table:number-columns-repeated="2" table:style-name="ce129" office:value-type="float" office:value="0.01831" calcext:value-type="float">
            <text:p>1.83E-02</text:p>
          </table:table-cell>
          <table:table-cell/>
          <table:table-cell table:style-name="ce125" office:value-type="string" calcext:value-type="string">
            <text:p>rho_air</text:p>
          </table:table-cell>
          <table:table-cell table:number-columns-repeated="3" table:style-name="ce129" office:value-type="float" office:value="0.01831" calcext:value-type="float">
            <text:p>1.83E-02</text:p>
          </table:table-cell>
          <table:table-cell table:style-name="ce129"/>
          <table:table-cell table:number-columns-repeated="7" table:style-name="ce129" office:value-type="float" office:value="0.01831" calcext:value-type="float">
            <text:p>1.83E-02</text:p>
          </table:table-cell>
          <table:table-cell table:style-name="ce129"/>
          <table:table-cell table:style-name="ce125" office:value-type="string" calcext:value-type="string">
            <text:p>rho_air</text:p>
          </table:table-cell>
          <table:table-cell table:number-columns-repeated="6" table:style-name="ce129" office:value-type="float" office:value="0.01831" calcext:value-type="float">
            <text:p>1.83E-02</text:p>
          </table:table-cell>
          <table:table-cell/>
          <table:table-cell table:style-name="ce129" office:value-type="float" office:value="0.01831" calcext:value-type="float">
            <text:p>1.83E-02</text:p>
          </table:table-cell>
          <table:table-cell table:style-name="ce125"/>
          <table:table-cell table:number-columns-repeated="2" table:style-name="ce129" office:value-type="float" office:value="0.01831" calcext:value-type="float">
            <text:p>1.83E-02</text:p>
          </table:table-cell>
          <table:table-cell/>
          <table:table-cell table:number-columns-repeated="3" table:style-name="ce129" office:value-type="float" office:value="0.01831" calcext:value-type="float">
            <text:p>1.83E-02</text:p>
          </table:table-cell>
          <table:table-cell table:style-name="ce129" table:number-columns-repeated="2"/>
          <table:table-cell table:style-name="ce129" office:value-type="float" office:value="0.01831" calcext:value-type="float">
            <text:p>1.83E-02</text:p>
          </table:table-cell>
          <table:table-cell table:style-name="ce125" office:value-type="string" calcext:value-type="string">
            <text:p>rho_air</text:p>
          </table:table-cell>
          <table:table-cell table:style-name="ce129" table:formula="of:=[.BE8]/[.$L$32]" office:value-type="float" office:value="0.0122" calcext:value-type="float">
            <text:p>1.22E-02</text:p>
          </table:table-cell>
          <table:table-cell table:style-name="ce129" table:number-columns-repeated="2"/>
        </table:table-row>
        <table:table-row table:style-name="ro1">
          <table:table-cell table:number-columns-repeated="4"/>
          <table:table-cell table:style-name="ce125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5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0" office:value-type="string" calcext:value-type="string">
            <text:p>rho_water [kg/m3]</text:p>
          </table:table-cell>
          <table:table-cell table:style-name="ce146" office:value-type="float" office:value="1000" calcext:value-type="float">
            <text:p>1000</text:p>
          </table:table-cell>
          <table:table-cell table:style-name="ce137"/>
          <table:table-cell table:style-name="ce125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 table:style-name="ce125" office:value-type="string" calcext:value-type="string">
            <text:p>rho_water</text:p>
          </table:table-cell>
          <table:table-cell table:number-columns-repeated="3" table:style-name="ce129" office:value-type="float" office:value="0.1" calcext:value-type="float">
            <text:p>1.00E-01</text:p>
          </table:table-cell>
          <table:table-cell table:number-columns-repeated="3" table:style-name="ce129" office:value-type="float" office:value="1" calcext:value-type="float">
            <text:p>1.00E+00</text:p>
          </table:table-cell>
          <table:table-cell/>
          <table:table-cell table:style-name="ce125" office:value-type="string" calcext:value-type="string">
            <text:p>rho_water</text:p>
          </table:table-cell>
          <table:table-cell table:number-columns-repeated="3" table:style-name="ce129" office:value-type="float" office:value="1" calcext:value-type="float">
            <text:p>1.00E+00</text:p>
          </table:table-cell>
          <table:table-cell table:style-name="ce129"/>
          <table:table-cell table:number-columns-repeated="7" table:style-name="ce129" office:value-type="float" office:value="1" calcext:value-type="float">
            <text:p>1.00E+00</text:p>
          </table:table-cell>
          <table:table-cell table:style-name="ce129"/>
          <table:table-cell table:style-name="ce125" office:value-type="string" calcext:value-type="string">
            <text:p>rho_water</text:p>
          </table:table-cell>
          <table:table-cell table:number-columns-repeated="6" table:style-name="ce168" office:value-type="float" office:value="1" calcext:value-type="float">
            <text:p>1.00E+00</text:p>
          </table:table-cell>
          <table:table-cell/>
          <table:table-cell table:style-name="ce168" office:value-type="float" office:value="1" calcext:value-type="float">
            <text:p>1.00E+00</text:p>
          </table:table-cell>
          <table:table-cell table:style-name="ce125"/>
          <table:table-cell table:number-columns-repeated="2" table:style-name="ce168" office:value-type="float" office:value="1" calcext:value-type="float">
            <text:p>1.00E+00</text:p>
          </table:table-cell>
          <table:table-cell/>
          <table:table-cell table:number-columns-repeated="3" table:style-name="ce168" office:value-type="float" office:value="1" calcext:value-type="float">
            <text:p>1.00E+00</text:p>
          </table:table-cell>
          <table:table-cell table:style-name="ce168" table:number-columns-repeated="2"/>
          <table:table-cell table:style-name="ce168" office:value-type="float" office:value="1" calcext:value-type="float">
            <text:p>1.00E+00</text:p>
          </table:table-cell>
          <table:table-cell table:style-name="ce125" office:value-type="string" calcext:value-type="string">
            <text:p>rho_water</text:p>
          </table:table-cell>
          <table:table-cell table:style-name="ce129" office:value-type="float" office:value="10" calcext:value-type="float">
            <text:p>1.00E+01</text:p>
          </table:table-cell>
          <table:table-cell table:style-name="ce129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annel length</text:p>
          </table:table-cell>
          <table:table-cell table:style-name="ce125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25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40" office:value-type="string" calcext:value-type="string">
            <text:p>L [m]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37"/>
          <table:table-cell table:style-name="ce125" office:value-type="string" calcext:value-type="string">
            <text:p>L</text:p>
          </table:table-cell>
          <table:table-cell office:value-type="float" office:value="1024" calcext:value-type="float">
            <text:p>1024</text:p>
          </table:table-cell>
          <table:table-cell table:style-name="ce125" office:value-type="string" calcext:value-type="string">
            <text:p>L</text:p>
          </table:table-cell>
          <table:table-cell table:style-name="ce129" office:value-type="float" office:value="128" calcext:value-type="float">
            <text:p>1.28E+02</text:p>
          </table:table-cell>
          <table:table-cell table:number-columns-repeated="2" table:style-name="ce129" office:value-type="float" office:value="60" calcext:value-type="float">
            <text:p>6.00E+01</text:p>
          </table:table-cell>
          <table:table-cell table:style-name="ce129" office:value-type="float" office:value="300" calcext:value-type="float">
            <text:p>3.00E+02</text:p>
          </table:table-cell>
          <table:table-cell table:style-name="ce129" office:value-type="float" office:value="60" calcext:value-type="float">
            <text:p>6.00E+01</text:p>
          </table:table-cell>
          <table:table-cell table:style-name="ce129" office:value-type="float" office:value="300" calcext:value-type="float">
            <text:p>3.00E+02</text:p>
          </table:table-cell>
          <table:table-cell/>
          <table:table-cell table:style-name="ce125" office:value-type="string" calcext:value-type="string">
            <text:p>L</text:p>
          </table:table-cell>
          <table:table-cell table:number-columns-repeated="3" table:style-name="ce129" office:value-type="float" office:value="60" calcext:value-type="float">
            <text:p>6.00E+01</text:p>
          </table:table-cell>
          <table:table-cell table:style-name="ce129"/>
          <table:table-cell table:number-columns-repeated="7" table:style-name="ce129" office:value-type="float" office:value="60" calcext:value-type="float">
            <text:p>6.00E+01</text:p>
          </table:table-cell>
          <table:table-cell table:style-name="ce129"/>
          <table:table-cell table:style-name="ce125" office:value-type="string" calcext:value-type="string">
            <text:p>L</text:p>
          </table:table-cell>
          <table:table-cell table:number-columns-repeated="6" table:style-name="ce129" office:value-type="float" office:value="128" calcext:value-type="float">
            <text:p>1.28E+02</text:p>
          </table:table-cell>
          <table:table-cell/>
          <table:table-cell table:style-name="ce129" office:value-type="float" office:value="128" calcext:value-type="float">
            <text:p>1.28E+02</text:p>
          </table:table-cell>
          <table:table-cell table:style-name="ce125"/>
          <table:table-cell table:number-columns-repeated="2" table:style-name="ce129" office:value-type="float" office:value="128" calcext:value-type="float">
            <text:p>1.28E+02</text:p>
          </table:table-cell>
          <table:table-cell/>
          <table:table-cell table:number-columns-repeated="3" table:style-name="ce129" office:value-type="float" office:value="128" calcext:value-type="float">
            <text:p>1.28E+02</text:p>
          </table:table-cell>
          <table:table-cell table:style-name="ce129" table:number-columns-repeated="2"/>
          <table:table-cell table:style-name="ce129" office:value-type="float" office:value="128" calcext:value-type="float">
            <text:p>1.28E+02</text:p>
          </table:table-cell>
          <table:table-cell table:style-name="ce125" office:value-type="string" calcext:value-type="string">
            <text:p>L</text:p>
          </table:table-cell>
          <table:table-cell table:style-name="ce129" office:value-type="float" office:value="1024" calcext:value-type="float">
            <text:p>1.02E+03</text:p>
          </table:table-cell>
          <table:table-cell table:style-name="ce129" table:number-columns-repeated="2"/>
        </table:table-row>
        <table:table-row table:style-name="ro1">
          <table:table-cell table:number-columns-repeated="4"/>
          <table:table-cell table:style-name="ce130" office:value-type="string" calcext:value-type="string">
            <text:p>mu</text:p>
          </table:table-cell>
          <table:table-cell table:formula="of:=[.F18]*[.F8]" office:value-type="float" office:value="0.0833333333333333" calcext:value-type="float">
            <text:p>0.083333333333333</text:p>
          </table:table-cell>
          <table:table-cell/>
          <table:table-cell table:style-name="ce130" office:value-type="string" calcext:value-type="string">
            <text:p>mu</text:p>
          </table:table-cell>
          <table:table-cell table:formula="of:=[.I18]*[.I8]" office:value-type="float" office:value="0.166666666666667" calcext:value-type="float">
            <text:p>0.166666666666667</text:p>
          </table:table-cell>
          <table:table-cell/>
          <table:table-cell table:style-name="ce137"/>
          <table:table-cell table:style-name="ce147"/>
          <table:table-cell table:style-name="ce137"/>
          <table:table-cell table:number-columns-repeated="3"/>
          <table:table-cell table:style-name="ce129" table:number-columns-repeated="6"/>
          <table:table-cell table:number-columns-repeated="2"/>
          <table:table-cell table:style-name="ce129" table:number-columns-repeated="12"/>
          <table:table-cell/>
          <table:table-cell table:style-name="ce129" table:number-columns-repeated="6"/>
          <table:table-cell/>
          <table:table-cell table:style-name="ce129"/>
          <table:table-cell/>
          <table:table-cell table:style-name="ce129" table:number-columns-repeated="2"/>
          <table:table-cell/>
          <table:table-cell table:style-name="ce129" table:number-columns-repeated="6"/>
          <table:table-cell/>
          <table:table-cell table:style-name="ce129" table:number-columns-repeated="3"/>
        </table:table-row>
        <table:table-row table:style-name="ro1">
          <table:table-cell table:number-columns-repeated="7"/>
          <table:table-cell table:style-name="ce134" office:value-type="string" calcext:value-type="string">
            <text:p>tau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1" office:value-type="string" calcext:value-type="string">
            <text:p>tau_water</text:p>
          </table:table-cell>
          <table:table-cell table:style-name="ce146" office:value-type="string" calcext:value-type="string">
            <text:p>-</text:p>
          </table:table-cell>
          <table:table-cell table:style-name="ce137"/>
          <table:table-cell table:style-name="ce131" office:value-type="string" calcext:value-type="string">
            <text:p>tau_water</text:p>
          </table:table-cell>
          <table:table-cell table:formula="of:=3*[.O18]+0.5" office:value-type="float" office:value="0.999998" calcext:value-type="float">
            <text:p>0.999998</text:p>
          </table:table-cell>
          <table:table-cell table:style-name="ce131" office:value-type="string" calcext:value-type="string">
            <text:p>tau_water</text:p>
          </table:table-cell>
          <table:table-cell table:style-name="ce129" table:formula="of:=3*[.Q18]+0.5" office:value-type="float" office:value="2" calcext:value-type="float">
            <text:p>2.00E+00</text:p>
          </table:table-cell>
          <table:table-cell table:style-name="ce129" table:formula="of:=3*[.R18]+0.5" office:value-type="float" office:value="2" calcext:value-type="float">
            <text:p>2.00E+00</text:p>
          </table:table-cell>
          <table:table-cell table:style-name="ce129" table:formula="of:=3*[.S18]+0.5" office:value-type="float" office:value="2" calcext:value-type="float">
            <text:p>2.00E+00</text:p>
          </table:table-cell>
          <table:table-cell table:style-name="ce129" table:formula="of:=3*[.T18]+0.5" office:value-type="float" office:value="2" calcext:value-type="float">
            <text:p>2.00E+00</text:p>
          </table:table-cell>
          <table:table-cell table:style-name="ce129" table:formula="of:=3*[.U18]+0.5" office:value-type="float" office:value="2" calcext:value-type="float">
            <text:p>2.00E+00</text:p>
          </table:table-cell>
          <table:table-cell table:style-name="ce129" table:formula="of:=3*[.V18]+0.5" office:value-type="float" office:value="2" calcext:value-type="float">
            <text:p>2.00E+00</text:p>
          </table:table-cell>
          <table:table-cell/>
          <table:table-cell table:style-name="ce131" office:value-type="string" calcext:value-type="string">
            <text:p>tau_water</text:p>
          </table:table-cell>
          <table:table-cell table:style-name="ce129" table:formula="of:=3*[.Y18]+0.5" office:value-type="float" office:value="2" calcext:value-type="float">
            <text:p>2.00E+00</text:p>
          </table:table-cell>
          <table:table-cell table:style-name="ce129" table:formula="of:=3*[.Z18]+0.5" office:value-type="float" office:value="2" calcext:value-type="float">
            <text:p>2.00E+00</text:p>
          </table:table-cell>
          <table:table-cell table:style-name="ce129" table:formula="of:=3*[.AA18]+0.5" office:value-type="float" office:value="2" calcext:value-type="float">
            <text:p>2.00E+00</text:p>
          </table:table-cell>
          <table:table-cell table:style-name="ce129"/>
          <table:table-cell table:style-name="ce129" table:formula="of:=3*[.AC18]+0.5" office:value-type="float" office:value="2" calcext:value-type="float">
            <text:p>2.00E+00</text:p>
          </table:table-cell>
          <table:table-cell table:style-name="ce129" table:formula="of:=3*[.AD18]+0.5" office:value-type="float" office:value="2" calcext:value-type="float">
            <text:p>2.00E+00</text:p>
          </table:table-cell>
          <table:table-cell table:style-name="ce129" table:formula="of:=3*[.AE18]+0.5" office:value-type="float" office:value="2" calcext:value-type="float">
            <text:p>2.00E+00</text:p>
          </table:table-cell>
          <table:table-cell table:style-name="ce129" table:formula="of:=3*[.AF18]+0.5" office:value-type="float" office:value="2" calcext:value-type="float">
            <text:p>2.00E+00</text:p>
          </table:table-cell>
          <table:table-cell table:style-name="ce129" table:formula="of:=3*[.AG18]+0.5" office:value-type="float" office:value="2" calcext:value-type="float">
            <text:p>2.00E+00</text:p>
          </table:table-cell>
          <table:table-cell table:style-name="ce129" table:formula="of:=3*[.AH18]+0.5" office:value-type="float" office:value="2" calcext:value-type="float">
            <text:p>2.00E+00</text:p>
          </table:table-cell>
          <table:table-cell table:style-name="ce129" table:formula="of:=3*[.AI18]+0.5" office:value-type="float" office:value="2" calcext:value-type="float">
            <text:p>2.00E+00</text:p>
          </table:table-cell>
          <table:table-cell table:style-name="ce129"/>
          <table:table-cell table:style-name="ce131" office:value-type="string" calcext:value-type="string">
            <text:p>tau_water</text:p>
          </table:table-cell>
          <table:table-cell table:style-name="ce129" table:formula="of:=3*[.AL18]+0.5" office:value-type="float" office:value="1.25" calcext:value-type="float">
            <text:p>1.25E+00</text:p>
          </table:table-cell>
          <table:table-cell table:style-name="ce129" table:formula="of:=3*[.AM18]+0.5" office:value-type="float" office:value="1.25" calcext:value-type="float">
            <text:p>1.25E+00</text:p>
          </table:table-cell>
          <table:table-cell table:style-name="ce129" table:formula="of:=3*[.AN18]+0.5" office:value-type="float" office:value="1.25" calcext:value-type="float">
            <text:p>1.25E+00</text:p>
          </table:table-cell>
          <table:table-cell table:style-name="ce129" table:formula="of:=3*[.AO18]+0.5" office:value-type="float" office:value="1.25" calcext:value-type="float">
            <text:p>1.25E+00</text:p>
          </table:table-cell>
          <table:table-cell table:style-name="ce129" table:formula="of:=3*[.AP18]+0.5" office:value-type="float" office:value="1.25" calcext:value-type="float">
            <text:p>1.25E+00</text:p>
          </table:table-cell>
          <table:table-cell table:style-name="ce129" table:formula="of:=3*[.AQ18]+0.5" office:value-type="float" office:value="1.25" calcext:value-type="float">
            <text:p>1.25E+00</text:p>
          </table:table-cell>
          <table:table-cell/>
          <table:table-cell table:style-name="ce129" table:formula="of:=3*[.AS18]+0.5" office:value-type="float" office:value="1.25" calcext:value-type="float">
            <text:p>1.25E+00</text:p>
          </table:table-cell>
          <table:table-cell table:style-name="ce131"/>
          <table:table-cell table:style-name="ce129" table:formula="of:=3*[.AU18]+0.5" office:value-type="float" office:value="1.25" calcext:value-type="float">
            <text:p>1.25E+00</text:p>
          </table:table-cell>
          <table:table-cell table:style-name="ce129" table:formula="of:=3*[.AV18]+0.5" office:value-type="float" office:value="1.25" calcext:value-type="float">
            <text:p>1.25E+00</text:p>
          </table:table-cell>
          <table:table-cell/>
          <table:table-cell table:style-name="ce129" table:formula="of:=3*[.AX18]+0.5" office:value-type="float" office:value="1.25" calcext:value-type="float">
            <text:p>1.25E+00</text:p>
          </table:table-cell>
          <table:table-cell table:style-name="ce129" table:formula="of:=3*[.AY18]+0.5" office:value-type="float" office:value="1.25" calcext:value-type="float">
            <text:p>1.25E+00</text:p>
          </table:table-cell>
          <table:table-cell table:style-name="ce129" table:formula="of:=3*[.AZ18]+0.5" office:value-type="float" office:value="1.25" calcext:value-type="float">
            <text:p>1.25E+00</text:p>
          </table:table-cell>
          <table:table-cell table:style-name="ce129" table:number-columns-repeated="2"/>
          <table:table-cell table:style-name="ce129" table:formula="of:=3*[.BC18]+0.5" office:value-type="float" office:value="1.25" calcext:value-type="float">
            <text:p>1.25E+00</text:p>
          </table:table-cell>
          <table:table-cell table:style-name="ce131" office:value-type="string" calcext:value-type="string">
            <text:p>tau_water</text:p>
          </table:table-cell>
          <table:table-cell table:style-name="ce129" table:formula="of:=3*[.BE18]+0.5" office:value-type="float" office:value="3.5" calcext:value-type="float">
            <text:p>3.50E+00</text:p>
          </table:table-cell>
          <table:table-cell table:style-name="ce129" table:number-columns-repeated="2"/>
        </table:table-row>
        <table:table-row table:style-name="ro1">
          <table:table-cell table:number-columns-repeated="7"/>
          <table:table-cell table:style-name="ce134" office:value-type="string" calcext:value-type="string">
            <text:p>tau_air</text:p>
          </table:table-cell>
          <table:table-cell office:value-type="float" office:value="1.25" calcext:value-type="float">
            <text:p>1.25</text:p>
          </table:table-cell>
          <table:table-cell/>
          <table:table-cell table:style-name="ce141" office:value-type="string" calcext:value-type="string">
            <text:p>tau_air</text:p>
          </table:table-cell>
          <table:table-cell table:style-name="ce146" office:value-type="string" calcext:value-type="string">
            <text:p>-</text:p>
          </table:table-cell>
          <table:table-cell table:style-name="ce137"/>
          <table:table-cell table:style-name="ce131" office:value-type="string" calcext:value-type="string">
            <text:p>tau_air</text:p>
          </table:table-cell>
          <table:table-cell table:formula="of:=3*[.O19]+0.5" office:value-type="float" office:value="1.25" calcext:value-type="float">
            <text:p>1.25</text:p>
          </table:table-cell>
          <table:table-cell table:style-name="ce131" office:value-type="string" calcext:value-type="string">
            <text:p>tau_air</text:p>
          </table:table-cell>
          <table:table-cell table:style-name="ce129" table:formula="of:=3*[.Q19]+0.5" office:value-type="float" office:value="2" calcext:value-type="float">
            <text:p>2.00E+00</text:p>
          </table:table-cell>
          <table:table-cell table:style-name="ce129" table:formula="of:=3*[.R19]+0.5" office:value-type="float" office:value="2" calcext:value-type="float">
            <text:p>2.00E+00</text:p>
          </table:table-cell>
          <table:table-cell table:style-name="ce129" table:formula="of:=3*[.S19]+0.5" office:value-type="float" office:value="2" calcext:value-type="float">
            <text:p>2.00E+00</text:p>
          </table:table-cell>
          <table:table-cell table:style-name="ce129" table:formula="of:=3*[.T19]+0.5" office:value-type="float" office:value="2" calcext:value-type="float">
            <text:p>2.00E+00</text:p>
          </table:table-cell>
          <table:table-cell table:style-name="ce129" table:formula="of:=3*[.U19]+0.5" office:value-type="float" office:value="2" calcext:value-type="float">
            <text:p>2.00E+00</text:p>
          </table:table-cell>
          <table:table-cell table:style-name="ce129" table:formula="of:=3*[.V19]+0.5" office:value-type="float" office:value="2" calcext:value-type="float">
            <text:p>2.00E+00</text:p>
          </table:table-cell>
          <table:table-cell/>
          <table:table-cell table:style-name="ce131" office:value-type="string" calcext:value-type="string">
            <text:p>tau_air</text:p>
          </table:table-cell>
          <table:table-cell table:style-name="ce129" table:formula="of:=3*[.Y19]+0.5" office:value-type="float" office:value="2" calcext:value-type="float">
            <text:p>2.00E+00</text:p>
          </table:table-cell>
          <table:table-cell table:style-name="ce129" table:formula="of:=3*[.Z19]+0.5" office:value-type="float" office:value="2" calcext:value-type="float">
            <text:p>2.00E+00</text:p>
          </table:table-cell>
          <table:table-cell table:style-name="ce129" table:formula="of:=3*[.AA19]+0.5" office:value-type="float" office:value="2" calcext:value-type="float">
            <text:p>2.00E+00</text:p>
          </table:table-cell>
          <table:table-cell table:style-name="ce129"/>
          <table:table-cell table:style-name="ce129" table:formula="of:=3*[.AC19]+0.5" office:value-type="float" office:value="2" calcext:value-type="float">
            <text:p>2.00E+00</text:p>
          </table:table-cell>
          <table:table-cell table:style-name="ce129" table:formula="of:=3*[.AD19]+0.5" office:value-type="float" office:value="2" calcext:value-type="float">
            <text:p>2.00E+00</text:p>
          </table:table-cell>
          <table:table-cell table:style-name="ce129" table:formula="of:=3*[.AE19]+0.5" office:value-type="float" office:value="2" calcext:value-type="float">
            <text:p>2.00E+00</text:p>
          </table:table-cell>
          <table:table-cell table:style-name="ce129" table:formula="of:=3*[.AF19]+0.5" office:value-type="float" office:value="2" calcext:value-type="float">
            <text:p>2.00E+00</text:p>
          </table:table-cell>
          <table:table-cell table:style-name="ce129" table:formula="of:=3*[.AG19]+0.5" office:value-type="float" office:value="2" calcext:value-type="float">
            <text:p>2.00E+00</text:p>
          </table:table-cell>
          <table:table-cell table:style-name="ce129" table:formula="of:=3*[.AH19]+0.5" office:value-type="float" office:value="2" calcext:value-type="float">
            <text:p>2.00E+00</text:p>
          </table:table-cell>
          <table:table-cell table:style-name="ce129" table:formula="of:=3*[.AI19]+0.5" office:value-type="float" office:value="2" calcext:value-type="float">
            <text:p>2.00E+00</text:p>
          </table:table-cell>
          <table:table-cell table:style-name="ce129"/>
          <table:table-cell table:style-name="ce131" office:value-type="string" calcext:value-type="string">
            <text:p>tau_air</text:p>
          </table:table-cell>
          <table:table-cell table:style-name="ce129" table:formula="of:=3*[.AL19]+0.5" office:value-type="float" office:value="1.25" calcext:value-type="float">
            <text:p>1.25E+00</text:p>
          </table:table-cell>
          <table:table-cell table:style-name="ce129" table:formula="of:=3*[.AM19]+0.5" office:value-type="float" office:value="1.25" calcext:value-type="float">
            <text:p>1.25E+00</text:p>
          </table:table-cell>
          <table:table-cell table:style-name="ce129" table:formula="of:=3*[.AN19]+0.5" office:value-type="float" office:value="1.25" calcext:value-type="float">
            <text:p>1.25E+00</text:p>
          </table:table-cell>
          <table:table-cell table:style-name="ce129" table:formula="of:=3*[.AO19]+0.5" office:value-type="float" office:value="1.25" calcext:value-type="float">
            <text:p>1.25E+00</text:p>
          </table:table-cell>
          <table:table-cell table:style-name="ce129" table:formula="of:=3*[.AP19]+0.5" office:value-type="float" office:value="1.25" calcext:value-type="float">
            <text:p>1.25E+00</text:p>
          </table:table-cell>
          <table:table-cell table:style-name="ce129" table:formula="of:=3*[.AQ19]+0.5" office:value-type="float" office:value="1.25" calcext:value-type="float">
            <text:p>1.25E+00</text:p>
          </table:table-cell>
          <table:table-cell/>
          <table:table-cell table:style-name="ce129" table:formula="of:=3*[.AS19]+0.5" office:value-type="float" office:value="1.25" calcext:value-type="float">
            <text:p>1.25E+00</text:p>
          </table:table-cell>
          <table:table-cell table:style-name="ce131"/>
          <table:table-cell table:style-name="ce129" table:formula="of:=3*[.AU19]+0.5" office:value-type="float" office:value="1.25" calcext:value-type="float">
            <text:p>1.25E+00</text:p>
          </table:table-cell>
          <table:table-cell table:style-name="ce129" table:formula="of:=3*[.AV19]+0.5" office:value-type="float" office:value="1.25" calcext:value-type="float">
            <text:p>1.25E+00</text:p>
          </table:table-cell>
          <table:table-cell/>
          <table:table-cell table:style-name="ce129" table:formula="of:=3*[.AX19]+0.5" office:value-type="float" office:value="1.25" calcext:value-type="float">
            <text:p>1.25E+00</text:p>
          </table:table-cell>
          <table:table-cell table:style-name="ce129" table:formula="of:=3*[.AY19]+0.5" office:value-type="float" office:value="1.25" calcext:value-type="float">
            <text:p>1.25E+00</text:p>
          </table:table-cell>
          <table:table-cell table:style-name="ce129" table:formula="of:=3*[.AZ19]+0.5" office:value-type="float" office:value="1.25" calcext:value-type="float">
            <text:p>1.25E+00</text:p>
          </table:table-cell>
          <table:table-cell table:style-name="ce129" table:number-columns-repeated="2"/>
          <table:table-cell table:style-name="ce129" table:formula="of:=3*[.BC19]+0.5" office:value-type="float" office:value="1.25" calcext:value-type="float">
            <text:p>1.25E+00</text:p>
          </table:table-cell>
          <table:table-cell table:style-name="ce131" office:value-type="string" calcext:value-type="string">
            <text:p>tau_air</text:p>
          </table:table-cell>
          <table:table-cell table:style-name="ce129" table:formula="of:=3*[.BE19]+0.5" office:value-type="float" office:value="45.5" calcext:value-type="float">
            <text:p>4.55E+01</text:p>
          </table:table-cell>
          <table:table-cell table:style-name="ce129" table:number-columns-repeated="2"/>
        </table:table-row>
        <table:table-row table:style-name="ro1">
          <table:table-cell table:number-columns-repeated="7"/>
          <table:table-cell table:style-name="ce134"/>
          <table:table-cell table:number-columns-repeated="2"/>
          <table:table-cell table:style-name="ce139" office:value-type="string" calcext:value-type="string">
            <text:p>dyn visc water</text:p>
          </table:table-cell>
          <table:table-cell table:style-name="ce146" table:formula="of:=[.L18]*[.L8]" office:value-type="float" office:value="0.001" calcext:value-type="float">
            <text:p>0.001</text:p>
          </table:table-cell>
          <table:table-cell table:style-name="ce137"/>
          <table:table-cell table:number-columns-repeated="3"/>
          <table:table-cell table:style-name="ce129" table:number-columns-repeated="6"/>
          <table:table-cell table:number-columns-repeated="2"/>
          <table:table-cell table:style-name="ce129" table:number-columns-repeated="12"/>
          <table:table-cell/>
          <table:table-cell table:style-name="ce129" table:number-columns-repeated="6"/>
          <table:table-cell/>
          <table:table-cell table:style-name="ce129"/>
          <table:table-cell/>
          <table:table-cell table:style-name="ce129" table:number-columns-repeated="2"/>
          <table:table-cell/>
          <table:table-cell table:style-name="ce129" table:number-columns-repeated="6"/>
          <table:table-cell/>
          <table:table-cell table:style-name="ce129" table:number-columns-repeated="3"/>
        </table:table-row>
        <table:table-row table:style-name="ro1">
          <table:table-cell table:number-columns-repeated="10"/>
          <table:table-cell table:style-name="ce137"/>
          <table:table-cell table:style-name="ce146"/>
          <table:table-cell table:style-name="ce137"/>
          <table:table-cell table:number-columns-repeated="3"/>
          <table:table-cell table:style-name="ce129" table:number-columns-repeated="6"/>
          <table:table-cell table:number-columns-repeated="2"/>
          <table:table-cell table:style-name="ce129" table:number-columns-repeated="12"/>
          <table:table-cell table:style-name="ce178" office:value-type="string" calcext:value-type="string">
            <text:p>moving_lid</text:p>
          </table:table-cell>
          <table:table-cell table:number-columns-repeated="6" table:style-name="ce129" office:value-type="float" office:value="0.1" calcext:value-type="float">
            <text:p>1.00E-01</text:p>
          </table:table-cell>
          <table:table-cell/>
          <table:table-cell table:style-name="ce168" office:value-type="float" office:value="0.0147" calcext:value-type="float">
            <text:p>1.47E-02</text:p>
          </table:table-cell>
          <table:table-cell table:style-name="ce184" office:value-type="string" calcext:value-type="string">
            <text:p>moving_lid</text:p>
          </table:table-cell>
          <table:table-cell table:number-columns-repeated="2" table:style-name="ce129" office:value-type="float" office:value="0.1" calcext:value-type="float">
            <text:p>1.00E-01</text:p>
          </table:table-cell>
          <table:table-cell/>
          <table:table-cell table:number-columns-repeated="3" table:style-name="ce129" office:value-type="float" office:value="0.1" calcext:value-type="float">
            <text:p>1.00E-01</text:p>
          </table:table-cell>
          <table:table-cell table:style-name="ce129" table:number-columns-repeated="3"/>
          <table:table-cell/>
          <table:table-cell table:style-name="ce129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vg(const) inlet profile</text:p>
          </table:table-cell>
          <table:table-cell table:style-name="ce131" office:value-type="string" calcext:value-type="string">
            <text:p>u_avg</text:p>
          </table:table-cell>
          <table:table-cell table:formula="of:=[.F16]*2/3" office:value-type="float" office:value="0.06664453125" calcext:value-type="float">
            <text:p>0.06664453125</text:p>
          </table:table-cell>
          <table:table-cell/>
          <table:table-cell table:style-name="ce131" office:value-type="string" calcext:value-type="string">
            <text:p>u_avg</text:p>
          </table:table-cell>
          <table:table-cell table:formula="of:=[.I16]*2/3" office:value-type="float" office:value="0.031640625" calcext:value-type="float">
            <text:p>0.031640625</text:p>
          </table:table-cell>
          <table:table-cell/>
          <table:table-cell table:style-name="ce141" office:value-type="string" calcext:value-type="string">
            <text:p>u_avg</text:p>
          </table:table-cell>
          <table:table-cell table:style-name="ce147" table:formula="of:=[.L16]*2/3" office:value-type="float" office:value="0.00666666666666667" calcext:value-type="float">
            <text:p>0.006666666666667</text:p>
          </table:table-cell>
          <table:table-cell table:style-name="ce137"/>
          <table:table-cell table:style-name="ce131" office:value-type="string" calcext:value-type="string">
            <text:p>u_avg</text:p>
          </table:table-cell>
          <table:table-cell table:formula="of:=[.O16]*2/3" office:value-type="float" office:value="0.00316404907214815" calcext:value-type="float">
            <text:p>0.003164049072148</text:p>
          </table:table-cell>
          <table:table-cell table:style-name="ce131" office:value-type="string" calcext:value-type="string">
            <text:p>u_avg</text:p>
          </table:table-cell>
          <table:table-cell table:style-name="ce129" table:formula="of:=[.Q16]*2/3" office:value-type="float" office:value="0.000392156862745098" calcext:value-type="float">
            <text:p>3.92E-04</text:p>
          </table:table-cell>
          <table:table-cell table:style-name="ce129" table:formula="of:=[.R16]*2/3" office:value-type="float" office:value="0.000392156862745098" calcext:value-type="float">
            <text:p>3.92E-04</text:p>
          </table:table-cell>
          <table:table-cell table:style-name="ce129" table:formula="of:=[.S16]*2/3" office:value-type="float" office:value="0.000392156862745098" calcext:value-type="float">
            <text:p>3.92E-04</text:p>
          </table:table-cell>
          <table:table-cell table:style-name="ce129" table:formula="of:=[.T16]*2/3" office:value-type="float" office:value="0.0000784313725490196" calcext:value-type="float">
            <text:p>7.84E-05</text:p>
          </table:table-cell>
          <table:table-cell table:style-name="ce129" table:formula="of:=[.U16]*2/3" office:value-type="float" office:value="0.000392156862745098" calcext:value-type="float">
            <text:p>3.92E-04</text:p>
          </table:table-cell>
          <table:table-cell table:style-name="ce129" table:formula="of:=[.V16]*2/3" office:value-type="float" office:value="0.0000784313725490196" calcext:value-type="float">
            <text:p>7.84E-05</text:p>
          </table:table-cell>
          <table:table-cell/>
          <table:table-cell table:style-name="ce131" office:value-type="string" calcext:value-type="string">
            <text:p>u_avg</text:p>
          </table:table-cell>
          <table:table-cell table:style-name="ce129" table:formula="of:=[.Y16]*2/3" office:value-type="float" office:value="0.000196078431372549" calcext:value-type="float">
            <text:p>1.96E-04</text:p>
          </table:table-cell>
          <table:table-cell table:style-name="ce129" table:formula="of:=[.Z16]*2/3" office:value-type="float" office:value="0.000196078431372549" calcext:value-type="float">
            <text:p>1.96E-04</text:p>
          </table:table-cell>
          <table:table-cell table:style-name="ce129" table:formula="of:=[.AA16]*2/3" office:value-type="float" office:value="0.000196078431372549" calcext:value-type="float">
            <text:p>1.96E-04</text:p>
          </table:table-cell>
          <table:table-cell table:style-name="ce129"/>
          <table:table-cell table:style-name="ce129" table:formula="of:=[.AC16]*2/3" office:value-type="float" office:value="0.000196078431372549" calcext:value-type="float">
            <text:p>1.96E-04</text:p>
          </table:table-cell>
          <table:table-cell table:style-name="ce129" table:formula="of:=[.AD16]*2/3" office:value-type="float" office:value="0.000196078431372549" calcext:value-type="float">
            <text:p>1.96E-04</text:p>
          </table:table-cell>
          <table:table-cell table:style-name="ce129" table:formula="of:=[.AE16]*2/3" office:value-type="float" office:value="0.000196078431372549" calcext:value-type="float">
            <text:p>1.96E-04</text:p>
          </table:table-cell>
          <table:table-cell table:style-name="ce129" table:formula="of:=[.AF16]*2/3" office:value-type="float" office:value="0.000196078431372549" calcext:value-type="float">
            <text:p>1.96E-04</text:p>
          </table:table-cell>
          <table:table-cell table:style-name="ce129" table:formula="of:=[.AG16]*2/3" office:value-type="float" office:value="0.000196078431372549" calcext:value-type="float">
            <text:p>1.96E-04</text:p>
          </table:table-cell>
          <table:table-cell table:style-name="ce129" table:formula="of:=[.AH16]*2/3" office:value-type="float" office:value="0.000196078431372549" calcext:value-type="float">
            <text:p>1.96E-04</text:p>
          </table:table-cell>
          <table:table-cell table:style-name="ce129" table:formula="of:=[.AI16]*2/3" office:value-type="float" office:value="0.000196078431372549" calcext:value-type="float">
            <text:p>1.96E-04</text:p>
          </table:table-cell>
          <table:table-cell table:style-name="ce129"/>
          <table:table-cell table:style-name="ce131" office:value-type="string" calcext:value-type="string">
            <text:p>u_avg</text:p>
          </table:table-cell>
          <table:table-cell table:style-name="ce129" table:number-columns-repeated="6"/>
          <table:table-cell/>
          <table:table-cell table:style-name="ce129"/>
          <table:table-cell table:style-name="ce131"/>
          <table:table-cell table:style-name="ce129" table:formula="of:=[.AU16]*2/3" office:value-type="float" office:value="0.0963333333333333" calcext:value-type="float">
            <text:p>9.63E-02</text:p>
          </table:table-cell>
          <table:table-cell table:style-name="ce129" table:formula="of:=[.AV16]*2/3" office:value-type="float" office:value="0.0963333333333333" calcext:value-type="float">
            <text:p>9.63E-02</text:p>
          </table:table-cell>
          <table:table-cell/>
          <table:table-cell table:style-name="ce129" table:formula="of:=[.AX16]*2/3" office:value-type="float" office:value="0.00963333333333333" calcext:value-type="float">
            <text:p>9.63E-03</text:p>
          </table:table-cell>
          <table:table-cell table:style-name="ce129" table:formula="of:=[.AY16]*2/3" office:value-type="float" office:value="0.00963333333333333" calcext:value-type="float">
            <text:p>9.63E-03</text:p>
          </table:table-cell>
          <table:table-cell table:style-name="ce129" table:formula="of:=[.AZ16]*2/3" office:value-type="float" office:value="0.00963333333333333" calcext:value-type="float">
            <text:p>9.63E-03</text:p>
          </table:table-cell>
          <table:table-cell table:style-name="ce129" table:number-columns-repeated="2"/>
          <table:table-cell table:style-name="ce129" table:formula="of:=[.BC16]*2/3" office:value-type="float" office:value="0.000963333333333333" calcext:value-type="float">
            <text:p>9.63E-04</text:p>
          </table:table-cell>
          <table:table-cell table:style-name="ce131" office:value-type="string" calcext:value-type="string">
            <text:p>u_avg</text:p>
          </table:table-cell>
          <table:table-cell table:style-name="ce129" table:formula="of:=[.BE16]*2/3" office:value-type="float" office:value="0.000784313725490196" calcext:value-type="float">
            <text:p>7.84E-04</text:p>
          </table:table-cell>
          <table:table-cell table:style-name="ce129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oiseuille profile </text:p>
          </table:table-cell>
          <table:table-cell table:style-name="ce130" office:value-type="string" calcext:value-type="string">
            <text:p>u_max</text:p>
          </table:table-cell>
          <table:table-cell table:formula="of:=[.F5]*[.F6]*[.F6]/(2*[.F10]*[.F9])" office:value-type="float" office:value="0.099966796875" calcext:value-type="float">
            <text:p>0.099966796875</text:p>
          </table:table-cell>
          <table:table-cell/>
          <table:table-cell table:style-name="ce130" office:value-type="string" calcext:value-type="string">
            <text:p>u_max</text:p>
          </table:table-cell>
          <table:table-cell table:formula="of:=[.I5]*[.I6]*[.I6]/(2*[.I10]*[.I9])" office:value-type="float" office:value="0.0474609375" calcext:value-type="float">
            <text:p>0.0474609375</text:p>
          </table:table-cell>
          <table:table-cell/>
          <table:table-cell table:style-name="ce139" office:value-type="string" calcext:value-type="string">
            <text:p>u_max</text:p>
          </table:table-cell>
          <table:table-cell table:style-name="ce147" table:formula="of:=[.L25]*[.L18]/[.L17]" office:value-type="float" office:value="0.01" calcext:value-type="float">
            <text:p>0.01</text:p>
          </table:table-cell>
          <table:table-cell table:style-name="ce137"/>
          <table:table-cell table:style-name="ce130" office:value-type="string" calcext:value-type="string">
            <text:p>u_max</text:p>
          </table:table-cell>
          <table:table-cell table:formula="of:=[.O25]*[.O18]/[.O17]" office:value-type="float" office:value="0.00474607360822222" calcext:value-type="float">
            <text:p>0.004746073608222</text:p>
          </table:table-cell>
          <table:table-cell table:style-name="ce130" office:value-type="string" calcext:value-type="string">
            <text:p>u_max</text:p>
          </table:table-cell>
          <table:table-cell table:style-name="ce129" table:formula="of:=[.Q25]*[.Q18]/[.Q17]" office:value-type="float" office:value="0.000588235294117647" calcext:value-type="float">
            <text:p>5.88E-04</text:p>
          </table:table-cell>
          <table:table-cell table:style-name="ce129" table:formula="of:=[.R25]*[.R18]/[.R17]" office:value-type="float" office:value="0.000588235294117647" calcext:value-type="float">
            <text:p>5.88E-04</text:p>
          </table:table-cell>
          <table:table-cell table:style-name="ce129" table:formula="of:=[.S25]*[.S18]/[.S17]" office:value-type="float" office:value="0.000588235294117647" calcext:value-type="float">
            <text:p>5.88E-04</text:p>
          </table:table-cell>
          <table:table-cell table:style-name="ce129" table:formula="of:=[.T25]*[.T18]/[.T17]" office:value-type="float" office:value="0.000117647058823529" calcext:value-type="float">
            <text:p>1.18E-04</text:p>
          </table:table-cell>
          <table:table-cell table:style-name="ce129" table:formula="of:=[.U25]*[.U18]/[.U17]" office:value-type="float" office:value="0.000588235294117647" calcext:value-type="float">
            <text:p>5.88E-04</text:p>
          </table:table-cell>
          <table:table-cell table:style-name="ce129" table:formula="of:=[.V25]*[.V18]/[.V17]" office:value-type="float" office:value="0.000117647058823529" calcext:value-type="float">
            <text:p>1.18E-04</text:p>
          </table:table-cell>
          <table:table-cell/>
          <table:table-cell table:style-name="ce133" office:value-type="string" calcext:value-type="string">
            <text:p>u_max</text:p>
          </table:table-cell>
          <table:table-cell table:style-name="ce129" table:formula="of:=[.Y25]*[.Y18]/[.Y17]" office:value-type="float" office:value="0.000294117647058824" calcext:value-type="float">
            <text:p>2.94E-04</text:p>
          </table:table-cell>
          <table:table-cell table:style-name="ce129" table:formula="of:=[.Z25]*[.Z18]/[.Z17]" office:value-type="float" office:value="0.000294117647058824" calcext:value-type="float">
            <text:p>2.94E-04</text:p>
          </table:table-cell>
          <table:table-cell table:style-name="ce129" table:formula="of:=[.AA25]*[.AA18]/[.AA17]" office:value-type="float" office:value="0.000294117647058824" calcext:value-type="float">
            <text:p>2.94E-04</text:p>
          </table:table-cell>
          <table:table-cell table:style-name="ce129"/>
          <table:table-cell table:style-name="ce129" table:formula="of:=[.AC25]*[.AC18]/[.AC17]" office:value-type="float" office:value="0.000294117647058824" calcext:value-type="float">
            <text:p>2.94E-04</text:p>
          </table:table-cell>
          <table:table-cell table:style-name="ce129" table:formula="of:=[.AD25]*[.AD18]/[.AD17]" office:value-type="float" office:value="0.000294117647058824" calcext:value-type="float">
            <text:p>2.94E-04</text:p>
          </table:table-cell>
          <table:table-cell table:style-name="ce129" table:formula="of:=[.AE25]*[.AE18]/[.AE17]" office:value-type="float" office:value="0.000294117647058824" calcext:value-type="float">
            <text:p>2.94E-04</text:p>
          </table:table-cell>
          <table:table-cell table:style-name="ce129" table:formula="of:=[.AF25]*[.AF18]/[.AF17]" office:value-type="float" office:value="0.000294117647058824" calcext:value-type="float">
            <text:p>2.94E-04</text:p>
          </table:table-cell>
          <table:table-cell table:style-name="ce129" table:formula="of:=[.AG25]*[.AG18]/[.AG17]" office:value-type="float" office:value="0.000294117647058824" calcext:value-type="float">
            <text:p>2.94E-04</text:p>
          </table:table-cell>
          <table:table-cell table:style-name="ce129" table:formula="of:=[.AH25]*[.AH18]/[.AH17]" office:value-type="float" office:value="0.000294117647058824" calcext:value-type="float">
            <text:p>2.94E-04</text:p>
          </table:table-cell>
          <table:table-cell table:style-name="ce129" table:formula="of:=[.AI25]*[.AI18]/[.AI17]" office:value-type="float" office:value="0.000294117647058824" calcext:value-type="float">
            <text:p>2.94E-04</text:p>
          </table:table-cell>
          <table:table-cell table:style-name="ce129"/>
          <table:table-cell table:style-name="ce153" office:value-type="string" calcext:value-type="string">
            <text:p>u_max</text:p>
          </table:table-cell>
          <table:table-cell table:style-name="ce168" table:number-columns-repeated="6"/>
          <table:table-cell/>
          <table:table-cell table:style-name="ce168"/>
          <table:table-cell table:style-name="ce153"/>
          <table:table-cell table:style-name="ce168" table:formula="of:=[.AU39]*[.AU17]*[.AU17]/(8*[.AU18])" office:value-type="float" office:value="0.1445" calcext:value-type="float">
            <text:p>1.45E-01</text:p>
          </table:table-cell>
          <table:table-cell table:style-name="ce168" table:formula="of:=[.AV39]*[.AV17]*[.AV17]/(8*[.AV18])" office:value-type="float" office:value="0.1445" calcext:value-type="float">
            <text:p>1.45E-01</text:p>
          </table:table-cell>
          <table:table-cell/>
          <table:table-cell table:style-name="ce168" table:formula="of:=[.AX39]*[.AX17]*[.AX17]/(8*[.AX18])" office:value-type="float" office:value="0.01445" calcext:value-type="float">
            <text:p>1.45E-02</text:p>
          </table:table-cell>
          <table:table-cell table:style-name="ce168" table:formula="of:=[.AY39]*[.AY17]*[.AY17]/(8*[.AY18])" office:value-type="float" office:value="0.01445" calcext:value-type="float">
            <text:p>1.45E-02</text:p>
          </table:table-cell>
          <table:table-cell table:style-name="ce168" table:formula="of:=[.AZ39]*[.AZ17]*[.AZ17]/(8*[.AZ18])" office:value-type="float" office:value="0.01445" calcext:value-type="float">
            <text:p>1.45E-02</text:p>
          </table:table-cell>
          <table:table-cell table:style-name="ce168" table:number-columns-repeated="2"/>
          <table:table-cell table:style-name="ce168" table:formula="of:=[.BC39]*[.BC17]*[.BC17]/(8*[.BC18])" office:value-type="float" office:value="0.001445" calcext:value-type="float">
            <text:p>1.45E-03</text:p>
          </table:table-cell>
          <table:table-cell table:style-name="ce130" office:value-type="string" calcext:value-type="string">
            <text:p>u_max</text:p>
          </table:table-cell>
          <table:table-cell table:style-name="ce129" table:formula="of:=[.BE25]*[.BE18]/[.BE17]" office:value-type="float" office:value="0.00117647058823529" calcext:value-type="float">
            <text:p>1.18E-03</text:p>
          </table:table-cell>
          <table:table-cell table:style-name="ce129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diameter</text:p>
          </table:table-cell>
          <table:table-cell table:style-name="ce125"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25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0" office:value-type="string" calcext:value-type="string">
            <text:p>d [m]</text:p>
          </table:table-cell>
          <table:table-cell table:style-name="ce146" table:formula="of:=85*0.000001" office:value-type="float" office:value="0.000085" calcext:value-type="float">
            <text:p>8.5E-05</text:p>
          </table:table-cell>
          <table:table-cell table:style-name="ce137"/>
          <table:table-cell table:style-name="ce125"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table:style-name="ce125" office:value-type="string" calcext:value-type="string">
            <text:p>d</text:p>
          </table:table-cell>
          <table:table-cell table:number-columns-repeated="3" table:style-name="ce129" office:value-type="float" office:value="85" calcext:value-type="float">
            <text:p>8.50E+01</text:p>
          </table:table-cell>
          <table:table-cell table:style-name="ce129" office:value-type="float" office:value="425" calcext:value-type="float">
            <text:p>4.25E+02</text:p>
          </table:table-cell>
          <table:table-cell table:style-name="ce129" office:value-type="float" office:value="85" calcext:value-type="float">
            <text:p>8.50E+01</text:p>
          </table:table-cell>
          <table:table-cell table:style-name="ce129" office:value-type="float" office:value="425" calcext:value-type="float">
            <text:p>4.25E+02</text:p>
          </table:table-cell>
          <table:table-cell/>
          <table:table-cell table:style-name="ce125" office:value-type="string" calcext:value-type="string">
            <text:p>d</text:p>
          </table:table-cell>
          <table:table-cell table:number-columns-repeated="3" table:style-name="ce129" office:value-type="float" office:value="170" calcext:value-type="float">
            <text:p>1.70E+02</text:p>
          </table:table-cell>
          <table:table-cell table:style-name="ce129"/>
          <table:table-cell table:number-columns-repeated="7" table:style-name="ce129" office:value-type="float" office:value="170" calcext:value-type="float">
            <text:p>1.70E+02</text:p>
          </table:table-cell>
          <table:table-cell table:style-name="ce129"/>
          <table:table-cell table:style-name="ce125" office:value-type="string" calcext:value-type="string">
            <text:p>d</text:p>
          </table:table-cell>
          <table:table-cell table:number-columns-repeated="6" table:style-name="ce129" office:value-type="float" office:value="170" calcext:value-type="float">
            <text:p>1.70E+02</text:p>
          </table:table-cell>
          <table:table-cell/>
          <table:table-cell table:style-name="ce129" office:value-type="float" office:value="170" calcext:value-type="float">
            <text:p>1.70E+02</text:p>
          </table:table-cell>
          <table:table-cell table:style-name="ce125"/>
          <table:table-cell table:number-columns-repeated="2" table:style-name="ce129" office:value-type="float" office:value="170" calcext:value-type="float">
            <text:p>1.70E+02</text:p>
          </table:table-cell>
          <table:table-cell/>
          <table:table-cell table:number-columns-repeated="3" table:style-name="ce129" office:value-type="float" office:value="170" calcext:value-type="float">
            <text:p>1.70E+02</text:p>
          </table:table-cell>
          <table:table-cell table:style-name="ce129" table:number-columns-repeated="2"/>
          <table:table-cell table:style-name="ce129" office:value-type="float" office:value="170" calcext:value-type="float">
            <text:p>1.70E+02</text:p>
          </table:table-cell>
          <table:table-cell table:style-name="ce125" office:value-type="string" calcext:value-type="string">
            <text:p>d</text:p>
          </table:table-cell>
          <table:table-cell table:style-name="ce129" office:value-type="float" office:value="85" calcext:value-type="float">
            <text:p>8.50E+01</text:p>
          </table:table-cell>
          <table:table-cell table:style-name="ce129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in visco</text:p>
          </table:table-cell>
          <table:table-cell table:style-name="ce125" office:value-type="string" calcext:value-type="string">
            <text:p>v_water</text:p>
          </table:table-cell>
          <table:table-cell table:style-name="ce132" table:formula="of:=1/12" office:value-type="float" office:value="0.0833333333333333" calcext:value-type="float">
            <text:p>0.083333333333333</text:p>
          </table:table-cell>
          <table:table-cell/>
          <table:table-cell table:style-name="ce130" office:value-type="string" calcext:value-type="string">
            <text:p>v_water</text:p>
          </table:table-cell>
          <table:table-cell table:formula="of:=([.I11]-0.5)/3" office:value-type="float" office:value="0.166666666666667" calcext:value-type="float">
            <text:p>0.166666666666667</text:p>
          </table:table-cell>
          <table:table-cell/>
          <table:table-cell table:style-name="ce140" office:value-type="string" calcext:value-type="string">
            <text:p>v_water [m2/s]</text:p>
          </table:table-cell>
          <table:table-cell table:style-name="ce148" table:formula="of:=0.000001" office:value-type="float" office:value="0.000001" calcext:value-type="float">
            <text:p>1.00E-06</text:p>
          </table:table-cell>
          <table:table-cell table:style-name="ce137"/>
          <table:table-cell table:style-name="ce125" office:value-type="string" calcext:value-type="string">
            <text:p>v_water</text:p>
          </table:table-cell>
          <table:table-cell table:style-name="ce132" table:formula="of:=0.166666" office:value-type="float" office:value="0.166666" calcext:value-type="float">
            <text:p>0.166666</text:p>
          </table:table-cell>
          <table:table-cell table:style-name="ce125" office:value-type="string" calcext:value-type="string">
            <text:p>v_water</text:p>
          </table:table-cell>
          <table:table-cell table:number-columns-repeated="6" table:style-name="ce129" office:value-type="float" office:value="0.5" calcext:value-type="float">
            <text:p>5.00E-01</text:p>
          </table:table-cell>
          <table:table-cell/>
          <table:table-cell table:style-name="ce125" office:value-type="string" calcext:value-type="string">
            <text:p>v_water</text:p>
          </table:table-cell>
          <table:table-cell table:number-columns-repeated="3" table:style-name="ce129" office:value-type="float" office:value="0.5" calcext:value-type="float">
            <text:p>5.00E-01</text:p>
          </table:table-cell>
          <table:table-cell table:style-name="ce129"/>
          <table:table-cell table:number-columns-repeated="7" table:style-name="ce129" office:value-type="float" office:value="0.5" calcext:value-type="float">
            <text:p>5.00E-01</text:p>
          </table:table-cell>
          <table:table-cell table:style-name="ce129"/>
          <table:table-cell table:style-name="ce125" office:value-type="string" calcext:value-type="string">
            <text:p>v_water</text:p>
          </table:table-cell>
          <table:table-cell table:number-columns-repeated="6" table:style-name="ce129" office:value-type="float" office:value="0.25" calcext:value-type="float">
            <text:p>2.50E-01</text:p>
          </table:table-cell>
          <table:table-cell/>
          <table:table-cell table:style-name="ce129" office:value-type="float" office:value="0.25" calcext:value-type="float">
            <text:p>2.50E-01</text:p>
          </table:table-cell>
          <table:table-cell table:style-name="ce125"/>
          <table:table-cell table:number-columns-repeated="2" table:style-name="ce129" office:value-type="float" office:value="0.25" calcext:value-type="float">
            <text:p>2.50E-01</text:p>
          </table:table-cell>
          <table:table-cell/>
          <table:table-cell table:number-columns-repeated="3" table:style-name="ce129" office:value-type="float" office:value="0.25" calcext:value-type="float">
            <text:p>2.50E-01</text:p>
          </table:table-cell>
          <table:table-cell table:style-name="ce129" table:number-columns-repeated="2"/>
          <table:table-cell table:style-name="ce129" office:value-type="float" office:value="0.25" calcext:value-type="float">
            <text:p>2.50E-01</text:p>
          </table:table-cell>
          <table:table-cell table:style-name="ce125" office:value-type="string" calcext:value-type="string">
            <text:p>v_water</text:p>
          </table:table-cell>
          <table:table-cell table:style-name="ce129" office:value-type="float" office:value="1" calcext:value-type="float">
            <text:p>1.00E+00</text:p>
          </table:table-cell>
          <table:table-cell table:style-name="ce129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_air</text:p>
          </table:table-cell>
          <table:table-cell table:number-columns-repeated="2"/>
          <table:table-cell table:style-name="ce130" office:value-type="string" calcext:value-type="string">
            <text:p>v_air</text:p>
          </table:table-cell>
          <table:table-cell table:formula="of:=([.I12]-0.5)/3" office:value-type="float" office:value="0.25" calcext:value-type="float">
            <text:p>0.25</text:p>
          </table:table-cell>
          <table:table-cell/>
          <table:table-cell table:style-name="ce142" office:value-type="string" calcext:value-type="string">
            <text:p>v_air [m2/s]</text:p>
          </table:table-cell>
          <table:table-cell table:style-name="ce149" table:formula="of:=0.000001*15" office:value-type="float" office:value="0.000015" calcext:value-type="float">
            <text:p>1.50E-05</text:p>
          </table:table-cell>
          <table:table-cell table:style-name="ce137"/>
          <table:table-cell table:style-name="ce154" office:value-type="string" calcext:value-type="string">
            <text:p>v_air</text:p>
          </table:table-cell>
          <table:table-cell office:value-type="float" office:value="0.25" calcext:value-type="float">
            <text:p>0.25</text:p>
          </table:table-cell>
          <table:table-cell table:style-name="ce160" office:value-type="string" calcext:value-type="string">
            <text:p>v_air</text:p>
          </table:table-cell>
          <table:table-cell table:number-columns-repeated="6" table:style-name="ce165" office:value-type="float" office:value="0.5" calcext:value-type="float">
            <text:p>5.00E-01</text:p>
          </table:table-cell>
          <table:table-cell/>
          <table:table-cell table:style-name="ce160" office:value-type="string" calcext:value-type="string">
            <text:p>v_air</text:p>
          </table:table-cell>
          <table:table-cell table:number-columns-repeated="3" table:style-name="ce165" office:value-type="float" office:value="0.5" calcext:value-type="float">
            <text:p>5.00E-01</text:p>
          </table:table-cell>
          <table:table-cell table:style-name="ce165"/>
          <table:table-cell table:number-columns-repeated="7" table:style-name="ce165" office:value-type="float" office:value="0.5" calcext:value-type="float">
            <text:p>5.00E-01</text:p>
          </table:table-cell>
          <table:table-cell table:style-name="ce165"/>
          <table:table-cell table:style-name="ce160" office:value-type="string" calcext:value-type="string">
            <text:p>v_air</text:p>
          </table:table-cell>
          <table:table-cell table:number-columns-repeated="6" table:style-name="ce181" office:value-type="float" office:value="0.25" calcext:value-type="float">
            <text:p>2.50E-01</text:p>
          </table:table-cell>
          <table:table-cell/>
          <table:table-cell table:style-name="ce181" office:value-type="float" office:value="0.25" calcext:value-type="float">
            <text:p>2.50E-01</text:p>
          </table:table-cell>
          <table:table-cell table:style-name="ce160"/>
          <table:table-cell table:number-columns-repeated="2" table:style-name="ce181" office:value-type="float" office:value="0.25" calcext:value-type="float">
            <text:p>2.50E-01</text:p>
          </table:table-cell>
          <table:table-cell/>
          <table:table-cell table:number-columns-repeated="3" table:style-name="ce181" office:value-type="float" office:value="0.25" calcext:value-type="float">
            <text:p>2.50E-01</text:p>
          </table:table-cell>
          <table:table-cell table:style-name="ce181" table:number-columns-repeated="2"/>
          <table:table-cell table:style-name="ce181" office:value-type="float" office:value="0.25" calcext:value-type="float">
            <text:p>2.50E-01</text:p>
          </table:table-cell>
          <table:table-cell table:style-name="ce170" office:value-type="string" calcext:value-type="string">
            <text:p>v_air</text:p>
          </table:table-cell>
          <table:table-cell table:style-name="ce168" table:formula="of:=[.BE18]/[.$L$31]" office:value-type="float" office:value="15" calcext:value-type="float">
            <text:p>1.50E+01</text:p>
          </table:table-cell>
          <table:table-cell table:style-name="ce168" table:number-columns-repeated="2"/>
        </table:table-row>
        <table:table-row table:style-name="ro1" table:number-rows-repeated="2">
          <table:table-cell table:number-columns-repeated="7"/>
          <table:table-cell table:style-name="ce130"/>
          <table:table-cell table:number-columns-repeated="2"/>
          <table:table-cell table:style-name="ce143"/>
          <table:table-cell table:style-name="ce149"/>
          <table:table-cell table:style-name="ce137"/>
          <table:table-cell table:style-name="ce154"/>
          <table:table-cell/>
          <table:table-cell table:style-name="ce160"/>
          <table:table-cell table:style-name="ce165" table:number-columns-repeated="6"/>
          <table:table-cell/>
          <table:table-cell table:style-name="ce170"/>
          <table:table-cell table:style-name="ce165" table:number-columns-repeated="12"/>
          <table:table-cell table:style-name="ce170"/>
          <table:table-cell table:style-name="ce165" table:number-columns-repeated="6"/>
          <table:table-cell/>
          <table:table-cell table:style-name="ce165"/>
          <table:table-cell table:style-name="ce170"/>
          <table:table-cell table:style-name="ce165" table:number-columns-repeated="2"/>
          <table:table-cell/>
          <table:table-cell table:style-name="ce165" table:number-columns-repeated="6"/>
          <table:table-cell table:style-name="ce170"/>
          <table:table-cell table:style-name="ce168" table:number-columns-repeated="3"/>
        </table:table-row>
        <table:table-row table:style-name="ro1">
          <table:table-cell table:number-columns-repeated="10"/>
          <table:table-cell table:style-name="ce139" office:value-type="string" calcext:value-type="string">
            <text:p>S [m]</text:p>
          </table:table-cell>
          <table:table-cell table:style-name="ce146" table:formula="of:=[.L17]*(30/85)" office:value-type="float" office:value="0.00003" calcext:value-type="float">
            <text:p>3E-05</text:p>
          </table:table-cell>
          <table:table-cell table:style-name="ce137"/>
          <table:table-cell table:number-columns-repeated="2"/>
          <table:table-cell table:style-name="ce161" office:value-type="string" calcext:value-type="string">
            <text:p>S [m]</text:p>
          </table:table-cell>
          <table:table-cell table:style-name="ce166" table:formula="of:=[.Q17]*(30/85)" office:value-type="float" office:value="30" calcext:value-type="float">
            <text:p>30</text:p>
          </table:table-cell>
          <table:table-cell table:style-name="ce166" table:formula="of:=[.R17]*(30/85)" office:value-type="float" office:value="30" calcext:value-type="float">
            <text:p>30</text:p>
          </table:table-cell>
          <table:table-cell table:style-name="ce166" table:formula="of:=[.S17]*(30/85)" office:value-type="float" office:value="30" calcext:value-type="float">
            <text:p>30</text:p>
          </table:table-cell>
          <table:table-cell table:style-name="ce166" table:formula="of:=[.T17]*(30/85)" office:value-type="float" office:value="150" calcext:value-type="float">
            <text:p>150</text:p>
          </table:table-cell>
          <table:table-cell table:style-name="ce166" table:formula="of:=[.U17]*(30/85)" office:value-type="float" office:value="30" calcext:value-type="float">
            <text:p>30</text:p>
          </table:table-cell>
          <table:table-cell table:style-name="ce166" table:formula="of:=[.V17]*(30/85)" office:value-type="float" office:value="150" calcext:value-type="float">
            <text:p>150</text:p>
          </table:table-cell>
          <table:table-cell/>
          <table:table-cell table:style-name="ce161" office:value-type="string" calcext:value-type="string">
            <text:p>S [m]</text:p>
          </table:table-cell>
          <table:table-cell table:style-name="ce166" table:formula="of:=[.Y17]*(30/85)" office:value-type="float" office:value="60" calcext:value-type="float">
            <text:p>60</text:p>
          </table:table-cell>
          <table:table-cell table:style-name="ce166" table:formula="of:=[.Z17]*(30/85)" office:value-type="float" office:value="60" calcext:value-type="float">
            <text:p>60</text:p>
          </table:table-cell>
          <table:table-cell table:style-name="ce166" table:formula="of:=[.AA17]*(30/85)" office:value-type="float" office:value="60" calcext:value-type="float">
            <text:p>60</text:p>
          </table:table-cell>
          <table:table-cell table:style-name="ce177" office:value-type="string" calcext:value-type="string">
            <text:p>S [m]</text:p>
          </table:table-cell>
          <table:table-cell table:number-columns-repeated="7" table:style-name="ce166" office:value-type="float" office:value="600" calcext:value-type="float">
            <text:p>600</text:p>
          </table:table-cell>
          <table:table-cell table:style-name="ce166"/>
          <table:table-cell table:style-name="ce161" office:value-type="string" calcext:value-type="string">
            <text:p>S [m]</text:p>
          </table:table-cell>
          <table:table-cell table:style-name="ce166" table:formula="of:=[.AL17]*(30/85)" office:value-type="float" office:value="60" calcext:value-type="float">
            <text:p>60</text:p>
          </table:table-cell>
          <table:table-cell table:style-name="ce166" table:formula="of:=[.AM17]*(30/85)" office:value-type="float" office:value="60" calcext:value-type="float">
            <text:p>60</text:p>
          </table:table-cell>
          <table:table-cell table:style-name="ce166" table:formula="of:=[.AN17]*(30/85)" office:value-type="float" office:value="60" calcext:value-type="float">
            <text:p>60</text:p>
          </table:table-cell>
          <table:table-cell table:style-name="ce166" table:formula="of:=[.AO17]*(30/85)" office:value-type="float" office:value="60" calcext:value-type="float">
            <text:p>60</text:p>
          </table:table-cell>
          <table:table-cell table:style-name="ce166" table:formula="of:=[.AP17]*(30/85)" office:value-type="float" office:value="60" calcext:value-type="float">
            <text:p>60</text:p>
          </table:table-cell>
          <table:table-cell table:style-name="ce166" table:formula="of:=[.AQ17]*(30/85)" office:value-type="float" office:value="60" calcext:value-type="float">
            <text:p>60</text:p>
          </table:table-cell>
          <table:table-cell/>
          <table:table-cell table:style-name="ce166" table:formula="of:=[.AS17]*(30/85)" office:value-type="float" office:value="60" calcext:value-type="float">
            <text:p>60</text:p>
          </table:table-cell>
          <table:table-cell/>
          <table:table-cell table:style-name="ce129" table:number-columns-repeated="2"/>
          <table:table-cell/>
          <table:table-cell table:style-name="ce129" table:number-columns-repeated="6"/>
          <table:table-cell/>
          <table:table-cell table:style-name="ce129" table:number-columns-repeated="3"/>
        </table:table-row>
        <table:table-row table:style-name="ro1">
          <table:table-cell table:number-columns-repeated="10"/>
          <table:table-cell table:style-name="ce144" office:value-type="string" calcext:value-type="string">
            <text:p>Surf tension [N/m2]</text:p>
          </table:table-cell>
          <table:table-cell table:style-name="ce150" table:formula="of:=7.28*0.01" office:value-type="float" office:value="0.0728" calcext:value-type="float">
            <text:p>0.0728</text:p>
          </table:table-cell>
          <table:table-cell table:style-name="ce137"/>
          <table:table-cell table:style-name="ce134" office:value-type="string" calcext:value-type="string">
            <text:p>Surf tension</text:p>
          </table:table-cell>
          <table:table-cell table:style-name="ce129" office:value-type="float" office:value="0.00005" calcext:value-type="float">
            <text:p>5.00E-05</text:p>
          </table:table-cell>
          <table:table-cell table:style-name="ce134" office:value-type="string" calcext:value-type="string">
            <text:p>Surf tension</text:p>
          </table:table-cell>
          <table:table-cell table:style-name="ce129" office:value-type="float" office:value="0.01" calcext:value-type="float">
            <text:p>1.00E-02</text:p>
          </table:table-cell>
          <table:table-cell table:style-name="ce168" office:value-type="float" office:value="0.02941" calcext:value-type="float">
            <text:p>2.94E-02</text:p>
          </table:table-cell>
          <table:table-cell table:style-name="ce168" office:value-type="float" office:value="0.002941" calcext:value-type="float">
            <text:p>2.94E-03</text:p>
          </table:table-cell>
          <table:table-cell table:style-name="ce168" office:value-type="float" office:value="0.005882" calcext:value-type="float">
            <text:p>5.88E-03</text:p>
          </table:table-cell>
          <table:table-cell table:style-name="ce168" office:value-type="float" office:value="0.02941" calcext:value-type="float">
            <text:p>2.94E-02</text:p>
          </table:table-cell>
          <table:table-cell table:style-name="ce168" office:value-type="float" office:value="0.005882" calcext:value-type="float">
            <text:p>5.88E-03</text:p>
          </table:table-cell>
          <table:table-cell/>
          <table:table-cell table:style-name="ce134" office:value-type="string" calcext:value-type="string">
            <text:p>Surf tension</text:p>
          </table:table-cell>
          <table:table-cell table:number-columns-repeated="3" table:style-name="ce168" office:value-type="float" office:value="0.01471" calcext:value-type="float">
            <text:p>1.47E-02</text:p>
          </table:table-cell>
          <table:table-cell table:style-name="ce168"/>
          <table:table-cell table:number-columns-repeated="7" table:style-name="ce168" office:value-type="float" office:value="0.01471" calcext:value-type="float">
            <text:p>1.47E-02</text:p>
          </table:table-cell>
          <table:table-cell table:style-name="ce168"/>
          <table:table-cell table:style-name="ce134" office:value-type="string" calcext:value-type="string">
            <text:p>Surf tension</text:p>
          </table:table-cell>
          <table:table-cell table:style-name="ce182" office:value-type="float" office:value="0.001" calcext:value-type="float">
            <text:p>1.00E-03</text:p>
          </table:table-cell>
          <table:table-cell table:style-name="ce182" office:value-type="float" office:value="0.00001" calcext:value-type="float">
            <text:p>1.00E-05</text:p>
          </table:table-cell>
          <table:table-cell table:style-name="ce182" office:value-type="float" office:value="0.001" calcext:value-type="float">
            <text:p>1.00E-03</text:p>
          </table:table-cell>
          <table:table-cell table:style-name="ce182" office:value-type="float" office:value="0.00001" calcext:value-type="float">
            <text:p>1.00E-05</text:p>
          </table:table-cell>
          <table:table-cell table:number-columns-repeated="2" table:style-name="ce182" office:value-type="float" office:value="0.0000001" calcext:value-type="float">
            <text:p>1.00E-07</text:p>
          </table:table-cell>
          <table:table-cell/>
          <table:table-cell table:style-name="ce182" office:value-type="float" office:value="0.00001" calcext:value-type="float">
            <text:p>1.00E-05</text:p>
          </table:table-cell>
          <table:table-cell table:style-name="ce134"/>
          <table:table-cell table:style-name="ce182" office:value-type="float" office:value="0.00001" calcext:value-type="float">
            <text:p>1.00E-05</text:p>
          </table:table-cell>
          <table:table-cell table:style-name="ce182" office:value-type="float" office:value="0.000001" calcext:value-type="float">
            <text:p>1.00E-06</text:p>
          </table:table-cell>
          <table:table-cell/>
          <table:table-cell table:style-name="ce182" office:value-type="float" office:value="0.00001" calcext:value-type="float">
            <text:p>1.00E-05</text:p>
          </table:table-cell>
          <table:table-cell table:style-name="ce182" office:value-type="float" office:value="0.000001" calcext:value-type="float">
            <text:p>1.00E-06</text:p>
          </table:table-cell>
          <table:table-cell table:style-name="ce182" office:value-type="float" office:value="0.0000001" calcext:value-type="float">
            <text:p>1.00E-07</text:p>
          </table:table-cell>
          <table:table-cell table:style-name="ce182" table:number-columns-repeated="2"/>
          <table:table-cell table:style-name="ce182" office:value-type="float" office:value="0.00001" calcext:value-type="float">
            <text:p>1.00E-05</text:p>
          </table:table-cell>
          <table:table-cell table:style-name="ce134" office:value-type="string" calcext:value-type="string">
            <text:p>Surf tension</text:p>
          </table:table-cell>
          <table:table-cell table:style-name="ce129" office:value-type="float" office:value="0.00005" calcext:value-type="float">
            <text:p>5.00E-05</text:p>
          </table:table-cell>
          <table:table-cell table:style-name="ce129" table:number-columns-repeated="2"/>
        </table:table-row>
        <table:table-row table:style-name="ro1">
          <table:table-cell table:number-columns-repeated="10"/>
          <table:table-cell table:style-name="ce137"/>
          <table:table-cell table:style-name="ce146"/>
          <table:table-cell table:style-name="ce137"/>
          <table:table-cell table:number-columns-repeated="3"/>
          <table:table-cell table:style-name="ce167" table:number-columns-repeated="6"/>
          <table:table-cell table:number-columns-repeated="2"/>
          <table:table-cell table:style-name="ce167" table:number-columns-repeated="12"/>
          <table:table-cell/>
          <table:table-cell table:style-name="ce167" table:number-columns-repeated="6"/>
          <table:table-cell/>
          <table:table-cell table:style-name="ce167"/>
          <table:table-cell/>
          <table:table-cell table:style-name="ce167" table:number-columns-repeated="2"/>
          <table:table-cell/>
          <table:table-cell table:style-name="ce167" table:number-columns-repeated="6"/>
          <table:table-cell/>
          <table:table-cell table:style-name="ce167" table:number-columns-repeated="3"/>
        </table:table-row>
        <table:table-row table:style-name="ro1">
          <table:table-cell table:number-columns-repeated="4"/>
          <table:table-cell table:style-name="ce130" office:value-type="string" calcext:value-type="string">
            <text:p>Re</text:p>
          </table:table-cell>
          <table:table-cell table:formula="of:=[.F16]*[.F17]/[.F18]" office:value-type="float" office:value="13.1956171875" calcext:value-type="float">
            <text:p>13.1956171875</text:p>
          </table:table-cell>
          <table:table-cell/>
          <table:table-cell table:style-name="ce130" office:value-type="string" calcext:value-type="string">
            <text:p>Re</text:p>
          </table:table-cell>
          <table:table-cell table:formula="of:=[.I16]*[.I17]/[.I18]" office:value-type="float" office:value="2.562890625" calcext:value-type="float">
            <text:p>2.562890625</text:p>
          </table:table-cell>
          <table:table-cell/>
          <table:table-cell table:style-name="ce145" office:value-type="string" calcext:value-type="string">
            <text:p>Re</text:p>
          </table:table-cell>
          <table:table-cell table:style-name="ce149" office:value-type="float" office:value="0.85" calcext:value-type="float">
            <text:p>8.50E-01</text:p>
          </table:table-cell>
          <table:table-cell table:style-name="ce151"/>
          <table:table-cell table:style-name="ce155" office:value-type="string" calcext:value-type="string">
            <text:p>Re</text:p>
          </table:table-cell>
          <table:table-cell table:style-name="ce129" office:value-type="float" office:value="2.56289" calcext:value-type="float">
            <text:p>2.56E+00</text:p>
          </table:table-cell>
          <table:table-cell table:style-name="ce162" office:value-type="string" calcext:value-type="string">
            <text:p>Re</text:p>
          </table:table-cell>
          <table:table-cell table:number-columns-repeated="6" table:style-name="ce168" office:value-type="float" office:value="0.1" calcext:value-type="float">
            <text:p>1.00E-01</text:p>
          </table:table-cell>
          <table:table-cell/>
          <table:table-cell table:style-name="ce171" office:value-type="string" calcext:value-type="string">
            <text:p>Re</text:p>
          </table:table-cell>
          <table:table-cell table:number-columns-repeated="3" table:style-name="ce168" office:value-type="float" office:value="0.1" calcext:value-type="float">
            <text:p>1.00E-01</text:p>
          </table:table-cell>
          <table:table-cell table:style-name="ce171"/>
          <table:table-cell table:number-columns-repeated="7" table:style-name="ce168" office:value-type="float" office:value="0.1" calcext:value-type="float">
            <text:p>1.00E-01</text:p>
          </table:table-cell>
          <table:table-cell table:style-name="ce168"/>
          <table:table-cell table:style-name="ce159" office:value-type="string" calcext:value-type="string">
            <text:p>Re</text:p>
          </table:table-cell>
          <table:table-cell table:style-name="ce183" table:formula="of:=[.AL14]*[.AL17]/[.AL18]" office:value-type="float" office:value="68" calcext:value-type="float">
            <text:p>6.80E+01</text:p>
          </table:table-cell>
          <table:table-cell table:style-name="ce183" table:formula="of:=[.AM14]*[.AM17]/[.AM18]" office:value-type="float" office:value="68" calcext:value-type="float">
            <text:p>6.80E+01</text:p>
          </table:table-cell>
          <table:table-cell table:style-name="ce183" table:formula="of:=[.AN14]*[.AN17]/[.AN18]" office:value-type="float" office:value="68" calcext:value-type="float">
            <text:p>6.80E+01</text:p>
          </table:table-cell>
          <table:table-cell table:style-name="ce183" table:formula="of:=[.AO14]*[.AO17]/[.AO18]" office:value-type="float" office:value="68" calcext:value-type="float">
            <text:p>6.80E+01</text:p>
          </table:table-cell>
          <table:table-cell table:style-name="ce183" table:formula="of:=[.AP14]*[.AP17]/[.AP18]" office:value-type="float" office:value="68" calcext:value-type="float">
            <text:p>6.80E+01</text:p>
          </table:table-cell>
          <table:table-cell table:style-name="ce183" table:formula="of:=[.AQ14]*[.AQ17]/[.AQ18]" office:value-type="float" office:value="68" calcext:value-type="float">
            <text:p>6.80E+01</text:p>
          </table:table-cell>
          <table:table-cell/>
          <table:table-cell table:style-name="ce183" table:formula="of:=[.AS14]*[.AS17]/[.AS18]" office:value-type="float" office:value="9.996" calcext:value-type="float">
            <text:p>1.00E+01</text:p>
          </table:table-cell>
          <table:table-cell table:style-name="ce159"/>
          <table:table-cell table:style-name="ce183" table:formula="of:=[.AU16]*[.AU17]/[.AU18]" office:value-type="float" office:value="98.26" calcext:value-type="float">
            <text:p>9.83E+01</text:p>
          </table:table-cell>
          <table:table-cell table:style-name="ce183" table:formula="of:=[.AV16]*[.AV17]/[.AV18]" office:value-type="float" office:value="98.26" calcext:value-type="float">
            <text:p>9.83E+01</text:p>
          </table:table-cell>
          <table:table-cell/>
          <table:table-cell table:style-name="ce183" table:formula="of:=[.AX16]*[.AX17]/[.AX18]" office:value-type="float" office:value="9.826" calcext:value-type="float">
            <text:p>9.83E+00</text:p>
          </table:table-cell>
          <table:table-cell table:style-name="ce183" table:formula="of:=[.AY16]*[.AY17]/[.AY18]" office:value-type="float" office:value="9.826" calcext:value-type="float">
            <text:p>9.83E+00</text:p>
          </table:table-cell>
          <table:table-cell table:style-name="ce183" table:formula="of:=[.AZ16]*[.AZ17]/[.AZ18]" office:value-type="float" office:value="9.826" calcext:value-type="float">
            <text:p>9.83E+00</text:p>
          </table:table-cell>
          <table:table-cell table:style-name="ce183" table:number-columns-repeated="2"/>
          <table:table-cell table:style-name="ce183" table:formula="of:=[.BC16]*[.BC17]/[.BC18]" office:value-type="float" office:value="0.9826" calcext:value-type="float">
            <text:p>9.83E-01</text:p>
          </table:table-cell>
          <table:table-cell table:style-name="ce162" office:value-type="string" calcext:value-type="string">
            <text:p>Re</text:p>
          </table:table-cell>
          <table:table-cell table:style-name="ce168" office:value-type="float" office:value="0.1" calcext:value-type="float">
            <text:p>1.00E-01</text:p>
          </table:table-cell>
          <table:table-cell table:style-name="ce168" table:number-columns-repeated="2"/>
        </table:table-row>
        <table:table-row table:style-name="ro1">
          <table:table-cell table:number-columns-repeated="8"/>
          <table:table-cell table:style-name="ce135" table:formula="of:=[.I8]*[.I16]*[.I16]*[.I17]/[.I23]" office:value-type="string" office:string-value="" calcext:value-type="error">
            <text:p>#DIV/0!</text:p>
          </table:table-cell>
          <table:table-cell/>
          <table:table-cell table:style-name="ce141" office:value-type="string" calcext:value-type="string">
            <text:p>We</text:p>
          </table:table-cell>
          <table:table-cell table:style-name="ce149" table:formula="of:=[.L8]*[.L16]*[.L16]*[.L17]/[.L23]" office:value-type="float" office:value="0.000116758241758242" calcext:value-type="float">
            <text:p>1.17E-04</text:p>
          </table:table-cell>
          <table:table-cell table:style-name="ce149"/>
          <table:table-cell table:style-name="ce156" office:value-type="string" calcext:value-type="string">
            <text:p>We</text:p>
          </table:table-cell>
          <table:table-cell table:style-name="ce149" table:formula="of:=[.O8]*[.O16]*[.O16]*[.O17]/[.O23]" office:value-type="float" office:value="40.5453864503943" calcext:value-type="float">
            <text:p>4.05E+01</text:p>
          </table:table-cell>
          <table:table-cell table:style-name="ce156" office:value-type="string" calcext:value-type="string">
            <text:p>We</text:p>
          </table:table-cell>
          <table:table-cell table:style-name="ce149" table:formula="of:=[.Q8]*[.Q16]*[.Q16]*[.Q17]/[.Q23]" office:value-type="float" office:value="0.000294117647058824" calcext:value-type="float">
            <text:p>2.94E-04</text:p>
          </table:table-cell>
          <table:table-cell table:style-name="ce149" table:formula="of:=[.R8]*[.R16]*[.R16]*[.R17]/[.R23]" office:value-type="float" office:value="0.000100006000360022" calcext:value-type="float">
            <text:p>1.00E-04</text:p>
          </table:table-cell>
          <table:table-cell table:style-name="ce149" table:formula="of:=[.S8]*[.S16]*[.S16]*[.S17]/[.S23]" office:value-type="float" office:value="0.00100006000360022" calcext:value-type="float">
            <text:p>1.00E-03</text:p>
          </table:table-cell>
          <table:table-cell table:style-name="ce149" table:formula="of:=[.T8]*[.T16]*[.T16]*[.T17]/[.T23]" office:value-type="float" office:value="0.00100006000360022" calcext:value-type="float">
            <text:p>1.00E-03</text:p>
          </table:table-cell>
          <table:table-cell table:style-name="ce149" table:formula="of:=[.U8]*[.U16]*[.U16]*[.U17]/[.U23]" office:value-type="float" office:value="0.00100006000360022" calcext:value-type="float">
            <text:p>1.00E-03</text:p>
          </table:table-cell>
          <table:table-cell table:style-name="ce149" table:formula="of:=[.V8]*[.V16]*[.V16]*[.V17]/[.V23]" office:value-type="float" office:value="0.00100006000360022" calcext:value-type="float">
            <text:p>1.00E-03</text:p>
          </table:table-cell>
          <table:table-cell/>
          <table:table-cell table:style-name="ce156" office:value-type="string" calcext:value-type="string">
            <text:p>We</text:p>
          </table:table-cell>
          <table:table-cell table:style-name="ce149" table:formula="of:=[.Y8]*[.Y16]*[.Y16]*[.Y17]/[.Y23]" office:value-type="float" office:value="0.000999720078378054" calcext:value-type="float">
            <text:p>1.00E-03</text:p>
          </table:table-cell>
          <table:table-cell table:style-name="ce149" table:formula="of:=[.Z8]*[.Z16]*[.Z16]*[.Z17]/[.Z23]" office:value-type="float" office:value="0.000999720078378054" calcext:value-type="float">
            <text:p>1.00E-03</text:p>
          </table:table-cell>
          <table:table-cell table:style-name="ce149" table:formula="of:=[.AA8]*[.AA16]*[.AA16]*[.AA17]/[.AA23]" office:value-type="float" office:value="0.000999720078378054" calcext:value-type="float">
            <text:p>1.00E-03</text:p>
          </table:table-cell>
          <table:table-cell table:style-name="ce149"/>
          <table:table-cell table:style-name="ce149" table:formula="of:=[.AC8]*[.AC16]*[.AC16]*[.AC17]/[.AC23]" office:value-type="float" office:value="0.000999720078378054" calcext:value-type="float">
            <text:p>1.00E-03</text:p>
          </table:table-cell>
          <table:table-cell table:style-name="ce149" table:formula="of:=[.AD8]*[.AD16]*[.AD16]*[.AD17]/[.AD23]" office:value-type="float" office:value="0.000999720078378054" calcext:value-type="float">
            <text:p>1.00E-03</text:p>
          </table:table-cell>
          <table:table-cell table:style-name="ce149" table:formula="of:=[.AE8]*[.AE16]*[.AE16]*[.AE17]/[.AE23]" office:value-type="float" office:value="0.000999720078378054" calcext:value-type="float">
            <text:p>1.00E-03</text:p>
          </table:table-cell>
          <table:table-cell table:style-name="ce149" table:formula="of:=[.AF8]*[.AF16]*[.AF16]*[.AF17]/[.AF23]" office:value-type="float" office:value="0.000999720078378054" calcext:value-type="float">
            <text:p>1.00E-03</text:p>
          </table:table-cell>
          <table:table-cell table:style-name="ce149" table:formula="of:=[.AG8]*[.AG16]*[.AG16]*[.AG17]/[.AG23]" office:value-type="float" office:value="0.000999720078378054" calcext:value-type="float">
            <text:p>1.00E-03</text:p>
          </table:table-cell>
          <table:table-cell table:style-name="ce149" table:formula="of:=[.AH8]*[.AH16]*[.AH16]*[.AH17]/[.AH23]" office:value-type="float" office:value="0.000999720078378054" calcext:value-type="float">
            <text:p>1.00E-03</text:p>
          </table:table-cell>
          <table:table-cell table:style-name="ce149" table:formula="of:=[.AI8]*[.AI16]*[.AI16]*[.AI17]/[.AI23]" office:value-type="float" office:value="0.000999720078378054" calcext:value-type="float">
            <text:p>1.00E-03</text:p>
          </table:table-cell>
          <table:table-cell table:style-name="ce149"/>
          <table:table-cell table:style-name="ce156" office:value-type="string" calcext:value-type="string">
            <text:p>We</text:p>
          </table:table-cell>
          <table:table-cell table:style-name="ce149" table:formula="of:=[.AL8]*[.AL14]*[.AL14]*[.AL17]/[.AL23]" office:value-type="float" office:value="1700" calcext:value-type="float">
            <text:p>1.70E+03</text:p>
          </table:table-cell>
          <table:table-cell table:style-name="ce149" table:formula="of:=[.AM8]*[.AM14]*[.AM14]*[.AM17]/[.AM23]" office:value-type="float" office:value="170000" calcext:value-type="float">
            <text:p>1.70E+05</text:p>
          </table:table-cell>
          <table:table-cell table:style-name="ce149" table:formula="of:=[.AN8]*[.AN14]*[.AN14]*[.AN17]/[.AN23]" office:value-type="float" office:value="1700" calcext:value-type="float">
            <text:p>1.70E+03</text:p>
          </table:table-cell>
          <table:table-cell table:style-name="ce149" table:formula="of:=[.AO8]*[.AO14]*[.AO14]*[.AO17]/[.AO23]" office:value-type="float" office:value="170000" calcext:value-type="float">
            <text:p>1.70E+05</text:p>
          </table:table-cell>
          <table:table-cell table:style-name="ce149" table:formula="of:=[.AP8]*[.AP14]*[.AP14]*[.AP17]/[.AP23]" office:value-type="float" office:value="17000000" calcext:value-type="float">
            <text:p>1.70E+07</text:p>
          </table:table-cell>
          <table:table-cell table:style-name="ce149" table:formula="of:=[.AQ8]*[.AQ14]*[.AQ14]*[.AQ17]/[.AQ23]" office:value-type="float" office:value="17000000" calcext:value-type="float">
            <text:p>1.70E+07</text:p>
          </table:table-cell>
          <table:table-cell/>
          <table:table-cell table:style-name="ce149" table:formula="of:=[.AS8]*[.AS14]*[.AS14]*[.AS17]/[.AS23]" office:value-type="float" office:value="3673.53" calcext:value-type="float">
            <text:p>3.67E+03</text:p>
          </table:table-cell>
          <table:table-cell table:style-name="ce156"/>
          <table:table-cell table:style-name="ce149" table:formula="of:=[.AU8]*[.AU16]*[.AU16]*[.AU17]/[.AU23]" office:value-type="float" office:value="354964.25" calcext:value-type="float">
            <text:p>3.55E+05</text:p>
          </table:table-cell>
          <table:table-cell table:style-name="ce149" table:formula="of:=[.AV8]*[.AV16]*[.AV16]*[.AV17]/[.AV23]" office:value-type="float" office:value="3549642.5" calcext:value-type="float">
            <text:p>3.55E+06</text:p>
          </table:table-cell>
          <table:table-cell/>
          <table:table-cell table:style-name="ce149" table:formula="of:=[.AX8]*[.AX16]*[.AX16]*[.AX17]/[.AX23]" office:value-type="float" office:value="3549.6425" calcext:value-type="float">
            <text:p>3.55E+03</text:p>
          </table:table-cell>
          <table:table-cell table:style-name="ce149" table:formula="of:=[.AY8]*[.AY16]*[.AY16]*[.AY17]/[.AY23]" office:value-type="float" office:value="35496.425" calcext:value-type="float">
            <text:p>3.55E+04</text:p>
          </table:table-cell>
          <table:table-cell table:style-name="ce149" table:formula="of:=[.AZ8]*[.AZ16]*[.AZ16]*[.AZ17]/[.AZ23]" office:value-type="float" office:value="354964.25" calcext:value-type="float">
            <text:p>3.55E+05</text:p>
          </table:table-cell>
          <table:table-cell table:style-name="ce149" table:number-columns-repeated="2"/>
          <table:table-cell table:style-name="ce149" table:formula="of:=[.BC8]*[.BC16]*[.BC16]*[.BC17]/[.BC23]" office:value-type="float" office:value="35.496425" calcext:value-type="float">
            <text:p>3.55E+01</text:p>
          </table:table-cell>
          <table:table-cell table:style-name="ce156" office:value-type="string" calcext:value-type="string">
            <text:p>We</text:p>
          </table:table-cell>
          <table:table-cell table:style-name="ce149" table:formula="of:=[.BE8]*[.BE16]*[.BE16]*[.BE17]/[.BE23]" office:value-type="float" office:value="23.5294117647059" calcext:value-type="float">
            <text:p>2.35E+01</text:p>
          </table:table-cell>
          <table:table-cell table:style-name="ce149" table:number-columns-repeated="2"/>
        </table:table-row>
        <table:table-row table:style-name="ro1">
          <table:table-cell table:number-columns-repeated="8"/>
          <table:table-cell table:style-name="ce135" table:formula="of:=[.I18]*[.I8]*[.I16]/[.I23]" office:value-type="string" office:string-value="" calcext:value-type="error">
            <text:p>#DIV/0!</text:p>
          </table:table-cell>
          <table:table-cell/>
          <table:table-cell table:style-name="ce138" office:value-type="string" calcext:value-type="string">
            <text:p>Ca</text:p>
          </table:table-cell>
          <table:table-cell table:style-name="ce149" table:formula="of:=[.L18]*[.L8]*[.L16]/[.L23]" office:value-type="float" office:value="0.000137362637362637" calcext:value-type="float">
            <text:p>1.37E-04</text:p>
          </table:table-cell>
          <table:table-cell table:style-name="ce149"/>
          <table:table-cell table:style-name="ce157" office:value-type="string" calcext:value-type="string">
            <text:p>Ca</text:p>
          </table:table-cell>
          <table:table-cell table:style-name="ce149" table:formula="of:=[.O18]*[.O8]*[.O16]/[.O23]" office:value-type="float" office:value="15.8201820797593" calcext:value-type="float">
            <text:p>1.58E+01</text:p>
          </table:table-cell>
          <table:table-cell table:style-name="ce157" office:value-type="string" calcext:value-type="string">
            <text:p>Ca</text:p>
          </table:table-cell>
          <table:table-cell table:style-name="ce149" table:formula="of:=[.Q18]*[.Q8]*[.Q16]/[.Q23]" office:value-type="float" office:value="0.00294117647058824" calcext:value-type="float">
            <text:p>2.94E-03</text:p>
          </table:table-cell>
          <table:table-cell table:style-name="ce149" table:formula="of:=[.R18]*[.R8]*[.R16]/[.R23]" office:value-type="float" office:value="0.00100006000360022" calcext:value-type="float">
            <text:p>1.00E-03</text:p>
          </table:table-cell>
          <table:table-cell table:style-name="ce149" table:formula="of:=[.S18]*[.S8]*[.S16]/[.S23]" office:value-type="float" office:value="0.0100006000360022" calcext:value-type="float">
            <text:p>1.00E-02</text:p>
          </table:table-cell>
          <table:table-cell table:style-name="ce149" table:formula="of:=[.T18]*[.T8]*[.T16]/[.T23]" office:value-type="float" office:value="0.0100006000360022" calcext:value-type="float">
            <text:p>1.00E-02</text:p>
          </table:table-cell>
          <table:table-cell table:style-name="ce149" table:formula="of:=[.U18]*[.U8]*[.U16]/[.U23]" office:value-type="float" office:value="0.0100006000360022" calcext:value-type="float">
            <text:p>1.00E-02</text:p>
          </table:table-cell>
          <table:table-cell table:style-name="ce149" table:formula="of:=[.V18]*[.V8]*[.V16]/[.V23]" office:value-type="float" office:value="0.0100006000360022" calcext:value-type="float">
            <text:p>1.00E-02</text:p>
          </table:table-cell>
          <table:table-cell/>
          <table:table-cell table:style-name="ce157" office:value-type="string" calcext:value-type="string">
            <text:p>Ca</text:p>
          </table:table-cell>
          <table:table-cell table:style-name="ce149" table:formula="of:=[.Y18]*[.Y8]*[.Y16]/[.Y23]" office:value-type="float" office:value="0.00999720078378054" calcext:value-type="float">
            <text:p>1.00E-02</text:p>
          </table:table-cell>
          <table:table-cell table:style-name="ce149" table:formula="of:=[.Z18]*[.Z8]*[.Z16]/[.Z23]" office:value-type="float" office:value="0.00999720078378054" calcext:value-type="float">
            <text:p>1.00E-02</text:p>
          </table:table-cell>
          <table:table-cell table:style-name="ce149" table:formula="of:=[.AA18]*[.AA8]*[.AA16]/[.AA23]" office:value-type="float" office:value="0.00999720078378054" calcext:value-type="float">
            <text:p>1.00E-02</text:p>
          </table:table-cell>
          <table:table-cell table:style-name="ce149"/>
          <table:table-cell table:style-name="ce149" table:formula="of:=[.AC18]*[.AC8]*[.AC16]/[.AC23]" office:value-type="float" office:value="0.00999720078378054" calcext:value-type="float">
            <text:p>1.00E-02</text:p>
          </table:table-cell>
          <table:table-cell table:style-name="ce149" table:formula="of:=[.AD18]*[.AD8]*[.AD16]/[.AD23]" office:value-type="float" office:value="0.00999720078378054" calcext:value-type="float">
            <text:p>1.00E-02</text:p>
          </table:table-cell>
          <table:table-cell table:style-name="ce149" table:formula="of:=[.AE18]*[.AE8]*[.AE16]/[.AE23]" office:value-type="float" office:value="0.00999720078378054" calcext:value-type="float">
            <text:p>1.00E-02</text:p>
          </table:table-cell>
          <table:table-cell table:style-name="ce149" table:formula="of:=[.AF18]*[.AF8]*[.AF16]/[.AF23]" office:value-type="float" office:value="0.00999720078378054" calcext:value-type="float">
            <text:p>1.00E-02</text:p>
          </table:table-cell>
          <table:table-cell table:style-name="ce149" table:formula="of:=[.AG18]*[.AG8]*[.AG16]/[.AG23]" office:value-type="float" office:value="0.00999720078378054" calcext:value-type="float">
            <text:p>1.00E-02</text:p>
          </table:table-cell>
          <table:table-cell table:style-name="ce149" table:formula="of:=[.AH18]*[.AH8]*[.AH16]/[.AH23]" office:value-type="float" office:value="0.00999720078378054" calcext:value-type="float">
            <text:p>1.00E-02</text:p>
          </table:table-cell>
          <table:table-cell table:style-name="ce149" table:formula="of:=[.AI18]*[.AI8]*[.AI16]/[.AI23]" office:value-type="float" office:value="0.00999720078378054" calcext:value-type="float">
            <text:p>1.00E-02</text:p>
          </table:table-cell>
          <table:table-cell table:style-name="ce149"/>
          <table:table-cell table:style-name="ce157" office:value-type="string" calcext:value-type="string">
            <text:p>Ca</text:p>
          </table:table-cell>
          <table:table-cell table:style-name="ce149" table:formula="of:=[.AL18]*[.AL8]*[.AL14]/[.AL23]" office:value-type="float" office:value="25" calcext:value-type="float">
            <text:p>2.50E+01</text:p>
          </table:table-cell>
          <table:table-cell table:style-name="ce149" table:formula="of:=[.AM18]*[.AM8]*[.AM14]/[.AM23]" office:value-type="float" office:value="2500" calcext:value-type="float">
            <text:p>2.50E+03</text:p>
          </table:table-cell>
          <table:table-cell table:style-name="ce149" table:formula="of:=[.AN18]*[.AN8]*[.AN14]/[.AN23]" office:value-type="float" office:value="25" calcext:value-type="float">
            <text:p>2.50E+01</text:p>
          </table:table-cell>
          <table:table-cell table:style-name="ce149" table:formula="of:=[.AO18]*[.AO8]*[.AO14]/[.AO23]" office:value-type="float" office:value="2500" calcext:value-type="float">
            <text:p>2.50E+03</text:p>
          </table:table-cell>
          <table:table-cell table:style-name="ce149" table:formula="of:=[.AP18]*[.AP8]*[.AP14]/[.AP23]" office:value-type="float" office:value="250000" calcext:value-type="float">
            <text:p>2.50E+05</text:p>
          </table:table-cell>
          <table:table-cell table:style-name="ce149" table:formula="of:=[.AQ18]*[.AQ8]*[.AQ14]/[.AQ23]" office:value-type="float" office:value="250000" calcext:value-type="float">
            <text:p>2.50E+05</text:p>
          </table:table-cell>
          <table:table-cell/>
          <table:table-cell table:style-name="ce149" table:formula="of:=[.AS18]*[.AS8]*[.AS14]/[.AS23]" office:value-type="float" office:value="367.5" calcext:value-type="float">
            <text:p>3.68E+02</text:p>
          </table:table-cell>
          <table:table-cell table:style-name="ce157"/>
          <table:table-cell table:style-name="ce149" table:formula="of:=[.AU18]*[.AU8]*[.AU16]/[.AU23]" office:value-type="float" office:value="3612.5" calcext:value-type="float">
            <text:p>3.61E+03</text:p>
          </table:table-cell>
          <table:table-cell table:style-name="ce149" table:formula="of:=[.AV18]*[.AV8]*[.AV16]/[.AV23]" office:value-type="float" office:value="36125" calcext:value-type="float">
            <text:p>3.61E+04</text:p>
          </table:table-cell>
          <table:table-cell/>
          <table:table-cell table:style-name="ce149" table:formula="of:=[.AX18]*[.AX8]*[.AX16]/[.AX23]" office:value-type="float" office:value="361.25" calcext:value-type="float">
            <text:p>3.61E+02</text:p>
          </table:table-cell>
          <table:table-cell table:style-name="ce149" table:formula="of:=[.AY18]*[.AY8]*[.AY16]/[.AY23]" office:value-type="float" office:value="3612.5" calcext:value-type="float">
            <text:p>3.61E+03</text:p>
          </table:table-cell>
          <table:table-cell table:style-name="ce149" table:formula="of:=[.AZ18]*[.AZ8]*[.AZ16]/[.AZ23]" office:value-type="float" office:value="36125" calcext:value-type="float">
            <text:p>3.61E+04</text:p>
          </table:table-cell>
          <table:table-cell table:style-name="ce149" table:number-columns-repeated="2"/>
          <table:table-cell table:style-name="ce149" table:formula="of:=[.BC18]*[.BC8]*[.BC16]/[.BC23]" office:value-type="float" office:value="36.125" calcext:value-type="float">
            <text:p>3.61E+01</text:p>
          </table:table-cell>
          <table:table-cell table:style-name="ce157" office:value-type="string" calcext:value-type="string">
            <text:p>Ca</text:p>
          </table:table-cell>
          <table:table-cell table:style-name="ce149" table:formula="of:=[.BE18]*[.BE8]*[.BE16]/[.BE23]" office:value-type="float" office:value="235.294117647059" calcext:value-type="float">
            <text:p>2.35E+02</text:p>
          </table:table-cell>
          <table:table-cell table:style-name="ce149" table:number-columns-repeated="2"/>
        </table:table-row>
        <table:table-row table:style-name="ro1">
          <table:table-cell table:number-columns-repeated="8"/>
          <table:table-cell table:style-name="ce136" table:formula="of:=([.I8]-[.I7])*[.I39]*[.I17]*[.I17]/[.I23]" office:value-type="string" office:string-value="" calcext:value-type="error">
            <text:p>#DIV/0!</text:p>
          </table:table-cell>
          <table:table-cell/>
          <table:table-cell table:style-name="ce138" office:value-type="string" calcext:value-type="string">
            <text:p>Eo_X</text:p>
          </table:table-cell>
          <table:table-cell table:style-name="ce151" table:formula="of:=([.L8]-[.L7])*[.L39]*[.L17]*[.L17]/[.L23]" office:value-type="float" office:value="0.00109756043956044" calcext:value-type="float">
            <text:p>1.10E-03</text:p>
          </table:table-cell>
          <table:table-cell table:style-name="ce151"/>
          <table:table-cell table:style-name="ce157" office:value-type="string" calcext:value-type="string">
            <text:p>Eo_X</text:p>
          </table:table-cell>
          <table:table-cell table:style-name="ce151" table:formula="of:=([.O8]-[.O7])*[.O39]*[.O17]*[.O17]/[.O23]" office:value-type="float" office:value="116.436540107028" calcext:value-type="float">
            <text:p>1.16E+02</text:p>
          </table:table-cell>
          <table:table-cell table:style-name="ce157" office:value-type="string" calcext:value-type="string">
            <text:p>Eo_X</text:p>
          </table:table-cell>
          <table:table-cell table:style-name="ce151" table:formula="of:=([.Q8]-[.Q7])*[.Q39]*[.Q17]*[.Q17]/[.Q23]" office:value-type="float" office:value="0.0235007058823529" calcext:value-type="float">
            <text:p>2.35E-02</text:p>
          </table:table-cell>
          <table:table-cell table:style-name="ce151" table:formula="of:=([.R8]-[.R7])*[.R39]*[.R17]*[.R17]/[.R23]" office:value-type="float" office:value="0" calcext:value-type="float">
            <text:p>0.00E+00</text:p>
          </table:table-cell>
          <table:table-cell table:style-name="ce151" table:formula="of:=([.S8]-[.S7])*[.S39]*[.S17]*[.S17]/[.S23]" office:value-type="float" office:value="0.0799071944316659" calcext:value-type="float">
            <text:p>7.99E-02</text:p>
          </table:table-cell>
          <table:table-cell table:style-name="ce151" table:formula="of:=([.T8]-[.T7])*[.T39]*[.T17]*[.T17]/[.T23]" office:value-type="float" office:value="0.0799071944316659" calcext:value-type="float">
            <text:p>7.99E-02</text:p>
          </table:table-cell>
          <table:table-cell table:style-name="ce151" table:formula="of:=([.U8]-[.U7])*[.U39]*[.U17]*[.U17]/[.U23]" office:value-type="float" office:value="0.0785399123947437" calcext:value-type="float">
            <text:p>7.85E-02</text:p>
          </table:table-cell>
          <table:table-cell table:style-name="ce151" table:formula="of:=([.V8]-[.V7])*[.V39]*[.V17]*[.V17]/[.V23]" office:value-type="float" office:value="0.0785399123947437" calcext:value-type="float">
            <text:p>7.85E-02</text:p>
          </table:table-cell>
          <table:table-cell/>
          <table:table-cell table:style-name="ce157" office:value-type="string" calcext:value-type="string">
            <text:p>Eo_X</text:p>
          </table:table-cell>
          <table:table-cell table:style-name="ce151" table:formula="of:=([.Y8]-[.Y7])*[.Y39]*[.Y17]*[.Y17]/[.Y23]" office:value-type="float" office:value="0.0785132162994362" calcext:value-type="float">
            <text:p>7.85E-02</text:p>
          </table:table-cell>
          <table:table-cell table:style-name="ce151" table:formula="of:=([.Z8]-[.Z7])*[.Z39]*[.Z17]*[.Z17]/[.Z23]" office:value-type="float" office:value="0.0785132162994362" calcext:value-type="float">
            <text:p>7.85E-02</text:p>
          </table:table-cell>
          <table:table-cell table:style-name="ce151" table:formula="of:=([.AA8]-[.AA7])*[.AA39]*[.AA17]*[.AA17]/[.AA23]" office:value-type="float" office:value="0.0785132162994362" calcext:value-type="float">
            <text:p>7.85E-02</text:p>
          </table:table-cell>
          <table:table-cell table:style-name="ce151"/>
          <table:table-cell table:style-name="ce151" table:formula="of:=([.AC8]-[.AC7])*[.AC39]*[.AC17]*[.AC17]/[.AC23]" office:value-type="float" office:value="0.0785132162994362" calcext:value-type="float">
            <text:p>7.85E-02</text:p>
          </table:table-cell>
          <table:table-cell table:style-name="ce151" table:formula="of:=([.AD8]-[.AD7])*[.AD39]*[.AD17]*[.AD17]/[.AD23]" office:value-type="float" office:value="0.0785132162994362" calcext:value-type="float">
            <text:p>7.85E-02</text:p>
          </table:table-cell>
          <table:table-cell table:style-name="ce151" table:formula="of:=([.AE8]-[.AE7])*[.AE39]*[.AE17]*[.AE17]/[.AE23]" office:value-type="float" office:value="0.0785132162994362" calcext:value-type="float">
            <text:p>7.85E-02</text:p>
          </table:table-cell>
          <table:table-cell table:style-name="ce151" table:formula="of:=([.AF8]-[.AF7])*[.AF39]*[.AF17]*[.AF17]/[.AF23]" office:value-type="float" office:value="0.0785132162994362" calcext:value-type="float">
            <text:p>7.85E-02</text:p>
          </table:table-cell>
          <table:table-cell table:style-name="ce151" table:formula="of:=([.AG8]-[.AG7])*[.AG39]*[.AG17]*[.AG17]/[.AG23]" office:value-type="float" office:value="0.0785132162994362" calcext:value-type="float">
            <text:p>7.85E-02</text:p>
          </table:table-cell>
          <table:table-cell table:style-name="ce151" table:formula="of:=([.AH8]-[.AH7])*[.AH39]*[.AH17]*[.AH17]/[.AH23]" office:value-type="float" office:value="0.0785132162994362" calcext:value-type="float">
            <text:p>7.85E-02</text:p>
          </table:table-cell>
          <table:table-cell table:style-name="ce151" table:formula="of:=([.AI8]-[.AI7])*[.AI39]*[.AI17]*[.AI17]/[.AI23]" office:value-type="float" office:value="0.0785132162994362" calcext:value-type="float">
            <text:p>7.85E-02</text:p>
          </table:table-cell>
          <table:table-cell table:style-name="ce151"/>
          <table:table-cell table:style-name="ce157" office:value-type="string" calcext:value-type="string">
            <text:p>Eo_X</text:p>
          </table:table-cell>
          <table:table-cell table:style-name="ce151" table:formula="of:=([.AL8]-[.AL7])*[.AL39]*[.AL17]*[.AL17]/[.AL23]" office:value-type="float" office:value="0" calcext:value-type="float">
            <text:p>0.00E+00</text:p>
          </table:table-cell>
          <table:table-cell table:style-name="ce151" table:formula="of:=([.AM8]-[.AM7])*[.AM39]*[.AM17]*[.AM17]/[.AM23]" office:value-type="float" office:value="0" calcext:value-type="float">
            <text:p>0.00E+00</text:p>
          </table:table-cell>
          <table:table-cell table:style-name="ce151" table:formula="of:=([.AN8]-[.AN7])*[.AN39]*[.AN17]*[.AN17]/[.AN23]" office:value-type="float" office:value="0" calcext:value-type="float">
            <text:p>0.00E+00</text:p>
          </table:table-cell>
          <table:table-cell table:style-name="ce151" table:formula="of:=([.AO8]-[.AO7])*[.AO39]*[.AO17]*[.AO17]/[.AO23]" office:value-type="float" office:value="0" calcext:value-type="float">
            <text:p>0.00E+00</text:p>
          </table:table-cell>
          <table:table-cell table:style-name="ce151" table:formula="of:=([.AP8]-[.AP7])*[.AP39]*[.AP17]*[.AP17]/[.AP23]" office:value-type="float" office:value="0" calcext:value-type="float">
            <text:p>0.00E+00</text:p>
          </table:table-cell>
          <table:table-cell table:style-name="ce151" table:formula="of:=([.AQ8]-[.AQ7])*[.AQ39]*[.AQ17]*[.AQ17]/[.AQ23]" office:value-type="float" office:value="0" calcext:value-type="float">
            <text:p>0.00E+00</text:p>
          </table:table-cell>
          <table:table-cell/>
          <table:table-cell table:style-name="ce151" table:formula="of:=([.AS8]-[.AS7])*[.AS39]*[.AS17]*[.AS17]/[.AS23]" office:value-type="float" office:value="2837.0841" calcext:value-type="float">
            <text:p>2.84E+03</text:p>
          </table:table-cell>
          <table:table-cell table:style-name="ce157"/>
          <table:table-cell table:style-name="ce151" table:formula="of:=([.AU8]-[.AU7])*[.AU39]*[.AU17]*[.AU17]/[.AU23]" office:value-type="float" office:value="28370.841" calcext:value-type="float">
            <text:p>2.84E+04</text:p>
          </table:table-cell>
          <table:table-cell table:style-name="ce151" table:formula="of:=([.AV8]-[.AV7])*[.AV39]*[.AV17]*[.AV17]/[.AV23]" office:value-type="float" office:value="283708.41" calcext:value-type="float">
            <text:p>2.84E+05</text:p>
          </table:table-cell>
          <table:table-cell/>
          <table:table-cell table:style-name="ce151" table:formula="of:=([.AX8]-[.AX7])*[.AX39]*[.AX17]*[.AX17]/[.AX23]" office:value-type="float" office:value="2837.0841" calcext:value-type="float">
            <text:p>2.84E+03</text:p>
          </table:table-cell>
          <table:table-cell table:style-name="ce151" table:formula="of:=([.AY8]-[.AY7])*[.AY39]*[.AY17]*[.AY17]/[.AY23]" office:value-type="float" office:value="28370.841" calcext:value-type="float">
            <text:p>2.84E+04</text:p>
          </table:table-cell>
          <table:table-cell table:style-name="ce151" table:formula="of:=([.AZ8]-[.AZ7])*[.AZ39]*[.AZ17]*[.AZ17]/[.AZ23]" office:value-type="float" office:value="283708.41" calcext:value-type="float">
            <text:p>2.84E+05</text:p>
          </table:table-cell>
          <table:table-cell table:style-name="ce151" table:number-columns-repeated="2"/>
          <table:table-cell table:style-name="ce151" table:formula="of:=([.BC8]-[.BC7])*[.BC39]*[.BC17]*[.BC17]/[.BC23]" office:value-type="float" office:value="283.70841" calcext:value-type="float">
            <text:p>2.84E+02</text:p>
          </table:table-cell>
          <table:table-cell table:style-name="ce157" office:value-type="string" calcext:value-type="string">
            <text:p>Eo_X</text:p>
          </table:table-cell>
          <table:table-cell table:style-name="ce151" table:formula="of:=([.BE8]-[.BE7])*[.BE39]*[.BE17]*[.BE17]/[.BE23]" office:value-type="float" office:value="1880.05647058824" calcext:value-type="float">
            <text:p>1.88E+03</text:p>
          </table:table-cell>
          <table:table-cell table:style-name="ce151" table:number-columns-repeated="2"/>
        </table:table-row>
        <table:table-row table:style-name="ro1">
          <table:table-cell table:number-columns-repeated="8"/>
          <table:table-cell table:style-name="ce136"/>
          <table:table-cell/>
          <table:table-cell table:style-name="ce138" office:value-type="string" calcext:value-type="string">
            <text:p>Eo_Y</text:p>
          </table:table-cell>
          <table:table-cell table:style-name="ce151" table:formula="of:=([.L8]-[.L7])*[.L38]*[.L22]*[.L22]/[.L23]" office:value-type="float" office:value="0.000121129514010989" calcext:value-type="float">
            <text:p>1.21E-04</text:p>
          </table:table-cell>
          <table:table-cell table:style-name="ce151"/>
          <table:table-cell table:style-name="ce157"/>
          <table:table-cell table:style-name="ce151"/>
          <table:table-cell table:style-name="ce157"/>
          <table:table-cell table:style-name="ce151" table:number-columns-repeated="6"/>
          <table:table-cell/>
          <table:table-cell table:style-name="ce157" office:value-type="string" calcext:value-type="string">
            <text:p>Eo_Y</text:p>
          </table:table-cell>
          <table:table-cell table:style-name="ce151" table:formula="of:=([.Y8]-[.Y7])*[.Y38]*[.Y22]*[.Y22]/[.Y23]" office:value-type="float" office:value="10018.4434262407" calcext:value-type="float">
            <text:p>1.00E+04</text:p>
          </table:table-cell>
          <table:table-cell table:style-name="ce151" table:formula="of:=([.Z8]-[.Z7])*[.Z38]*[.Z22]*[.Z22]/[.Z23]" office:value-type="float" office:value="100.184434262407" calcext:value-type="float">
            <text:p>1.00E+02</text:p>
          </table:table-cell>
          <table:table-cell table:style-name="ce151" table:formula="of:=([.AA8]-[.AA7])*[.AA38]*[.AA22]*[.AA22]/[.AA23]" office:value-type="float" office:value="0.000100184434262407" calcext:value-type="float">
            <text:p>1.00E-04</text:p>
          </table:table-cell>
          <table:table-cell table:style-name="ce151"/>
          <table:table-cell table:style-name="ce151" table:formula="of:=([.AC8]-[.AC7])*[.AC38]*[.AC22]*[.AC22]/[.AC23]" office:value-type="float" office:value="100.184434262407" calcext:value-type="float">
            <text:p>1.00E+02</text:p>
          </table:table-cell>
          <table:table-cell table:style-name="ce151" table:formula="of:=([.AD8]-[.AD7])*[.AD38]*[.AD22]*[.AD22]/[.AD23]" office:value-type="float" office:value="1001.84434262407" calcext:value-type="float">
            <text:p>1.00E+03</text:p>
          </table:table-cell>
          <table:table-cell table:style-name="ce151" table:formula="of:=([.AE8]-[.AE7])*[.AE38]*[.AE22]*[.AE22]/[.AE23]" office:value-type="float" office:value="2504.61085656016" calcext:value-type="float">
            <text:p>2.50E+03</text:p>
          </table:table-cell>
          <table:table-cell table:style-name="ce151" table:formula="of:=([.AF8]-[.AF7])*[.AF38]*[.AF22]*[.AF22]/[.AF23]" office:value-type="float" office:value="5009.22171312033" calcext:value-type="float">
            <text:p>5.01E+03</text:p>
          </table:table-cell>
          <table:table-cell table:style-name="ce151" table:formula="of:=([.AG8]-[.AG7])*[.AG38]*[.AG22]*[.AG22]/[.AG23]" office:value-type="float" office:value="10018.4434262407" calcext:value-type="float">
            <text:p>1.00E+04</text:p>
          </table:table-cell>
          <table:table-cell table:style-name="ce151" table:formula="of:=([.AH8]-[.AH7])*[.AH38]*[.AH22]*[.AH22]/[.AH23]" office:value-type="float" office:value="100184.434262407" calcext:value-type="float">
            <text:p>1.00E+05</text:p>
          </table:table-cell>
          <table:table-cell table:style-name="ce151" table:formula="of:=([.AI8]-[.AI7])*[.AI38]*[.AI22]*[.AI22]/[.AI23]" office:value-type="float" office:value="1001844.34262407" calcext:value-type="float">
            <text:p>1.00E+06</text:p>
          </table:table-cell>
          <table:table-cell table:style-name="ce151"/>
          <table:table-cell table:style-name="ce157" office:value-type="string" calcext:value-type="string">
            <text:p>Eo_Y</text:p>
          </table:table-cell>
          <table:table-cell table:style-name="ce151" table:formula="of:=([.AL8]-[.AL7])*[.AL38]*[.AL22]*[.AL22]/[.AL23]" office:value-type="float" office:value="3.534084" calcext:value-type="float">
            <text:p>3.53E+00</text:p>
          </table:table-cell>
          <table:table-cell table:style-name="ce151" table:formula="of:=([.AM8]-[.AM7])*[.AM38]*[.AM22]*[.AM22]/[.AM23]" office:value-type="float" office:value="353.4084" calcext:value-type="float">
            <text:p>3.53E+02</text:p>
          </table:table-cell>
          <table:table-cell table:style-name="ce151" table:formula="of:=([.AN8]-[.AN7])*[.AN38]*[.AN22]*[.AN22]/[.AN23]" office:value-type="float" office:value="35.34084" calcext:value-type="float">
            <text:p>3.53E+01</text:p>
          </table:table-cell>
          <table:table-cell table:style-name="ce151" table:formula="of:=([.AO8]-[.AO7])*[.AO38]*[.AO22]*[.AO22]/[.AO23]" office:value-type="float" office:value="3534.084" calcext:value-type="float">
            <text:p>3.53E+03</text:p>
          </table:table-cell>
          <table:table-cell table:style-name="ce151" table:formula="of:=([.AP8]-[.AP7])*[.AP38]*[.AP22]*[.AP22]/[.AP23]" office:value-type="float" office:value="353408.4" calcext:value-type="float">
            <text:p>3.53E+05</text:p>
          </table:table-cell>
          <table:table-cell table:style-name="ce151" table:formula="of:=([.AQ8]-[.AQ7])*[.AQ38]*[.AQ22]*[.AQ22]/[.AQ23]" office:value-type="float" office:value="3534084" calcext:value-type="float">
            <text:p>3.53E+06</text:p>
          </table:table-cell>
          <table:table-cell table:style-name="ce151"/>
          <table:table-cell table:style-name="ce151" table:formula="of:=([.AS8]-[.AS7])*[.AS38]*[.AS22]*[.AS22]/[.AS23]" office:value-type="float" office:value="3534.084" calcext:value-type="float">
            <text:p>3.53E+03</text:p>
          </table:table-cell>
          <table:table-cell table:style-name="ce157"/>
          <table:table-cell table:style-name="ce151" table:number-columns-repeated="2"/>
          <table:table-cell/>
          <table:table-cell table:style-name="ce151" table:number-columns-repeated="6"/>
          <table:table-cell table:style-name="ce157"/>
          <table:table-cell table:style-name="ce151" table:number-columns-repeated="3"/>
        </table:table-row>
        <table:table-row table:style-name="ro1">
          <table:table-cell table:number-columns-repeated="8"/>
          <table:table-cell table:style-name="ce136"/>
          <table:table-cell table:number-columns-repeated="2"/>
          <table:table-cell table:style-name="ce129"/>
          <table:table-cell table:style-name="ce151"/>
          <table:table-cell table:style-name="ce129" table:number-columns-repeated="2"/>
          <table:table-cell table:style-name="ce151" table:number-columns-repeated="7"/>
          <table:table-cell/>
          <table:table-cell table:style-name="ce151" table:number-columns-repeated="20"/>
          <table:table-cell/>
          <table:table-cell table:style-name="ce151" table:number-columns-repeated="4"/>
          <table:table-cell/>
          <table:table-cell table:style-name="ce151" table:number-columns-repeated="10"/>
        </table:table-row>
        <table:table-row table:style-name="ro1">
          <table:table-cell table:number-columns-repeated="8"/>
          <table:table-cell table:style-name="ce136" table:formula="of:=[.I18]/[.I19]" office:value-type="float" office:value="0.666666666666667" calcext:value-type="float">
            <text:p>6.67E-01</text:p>
          </table:table-cell>
          <table:table-cell/>
          <table:table-cell table:style-name="ce138" office:value-type="string" calcext:value-type="string">
            <text:p>v ratio water/air</text:p>
          </table:table-cell>
          <table:table-cell table:style-name="ce151" table:formula="of:=[.L18]/[.L19]" office:value-type="float" office:value="0.0666666666666667" calcext:value-type="float">
            <text:p>6.67E-02</text:p>
          </table:table-cell>
          <table:table-cell table:style-name="ce151"/>
          <table:table-cell table:style-name="ce157" office:value-type="string" calcext:value-type="string">
            <text:p>v ratio water/air</text:p>
          </table:table-cell>
          <table:table-cell table:style-name="ce136" table:formula="of:=[.O18]/[.O19]" office:value-type="float" office:value="0.666664" calcext:value-type="float">
            <text:p>6.67E-01</text:p>
          </table:table-cell>
          <table:table-cell table:style-name="ce157" office:value-type="string" calcext:value-type="string">
            <text:p>v ratio water/air</text:p>
          </table:table-cell>
          <table:table-cell table:style-name="ce136" table:formula="of:=[.Q18]/[.Q19]" office:value-type="float" office:value="1" calcext:value-type="float">
            <text:p>1.00E+00</text:p>
          </table:table-cell>
          <table:table-cell table:style-name="ce136" table:formula="of:=[.R18]/[.R19]" office:value-type="float" office:value="1" calcext:value-type="float">
            <text:p>1.00E+00</text:p>
          </table:table-cell>
          <table:table-cell table:style-name="ce136" table:formula="of:=[.S18]/[.S19]" office:value-type="float" office:value="1" calcext:value-type="float">
            <text:p>1.00E+00</text:p>
          </table:table-cell>
          <table:table-cell table:style-name="ce136" table:formula="of:=[.T18]/[.T19]" office:value-type="float" office:value="1" calcext:value-type="float">
            <text:p>1.00E+00</text:p>
          </table:table-cell>
          <table:table-cell table:style-name="ce136" table:formula="of:=[.U18]/[.U19]" office:value-type="float" office:value="1" calcext:value-type="float">
            <text:p>1.00E+00</text:p>
          </table:table-cell>
          <table:table-cell table:style-name="ce136" table:formula="of:=[.V18]/[.V19]" office:value-type="float" office:value="1" calcext:value-type="float">
            <text:p>1.00E+00</text:p>
          </table:table-cell>
          <table:table-cell/>
          <table:table-cell table:style-name="ce157" office:value-type="string" calcext:value-type="string">
            <text:p>v ratio water/air</text:p>
          </table:table-cell>
          <table:table-cell table:style-name="ce136" table:formula="of:=[.Y18]/[.Y19]" office:value-type="float" office:value="1" calcext:value-type="float">
            <text:p>1.00E+00</text:p>
          </table:table-cell>
          <table:table-cell table:style-name="ce136" table:formula="of:=[.Z18]/[.Z19]" office:value-type="float" office:value="1" calcext:value-type="float">
            <text:p>1.00E+00</text:p>
          </table:table-cell>
          <table:table-cell table:style-name="ce136" table:formula="of:=[.AA18]/[.AA19]" office:value-type="float" office:value="1" calcext:value-type="float">
            <text:p>1.00E+00</text:p>
          </table:table-cell>
          <table:table-cell table:style-name="ce136"/>
          <table:table-cell table:style-name="ce136" table:formula="of:=[.AC18]/[.AC19]" office:value-type="float" office:value="1" calcext:value-type="float">
            <text:p>1.00E+00</text:p>
          </table:table-cell>
          <table:table-cell table:style-name="ce136" table:formula="of:=[.AD18]/[.AD19]" office:value-type="float" office:value="1" calcext:value-type="float">
            <text:p>1.00E+00</text:p>
          </table:table-cell>
          <table:table-cell table:style-name="ce136" table:formula="of:=[.AE18]/[.AE19]" office:value-type="float" office:value="1" calcext:value-type="float">
            <text:p>1.00E+00</text:p>
          </table:table-cell>
          <table:table-cell table:style-name="ce136" table:formula="of:=[.AF18]/[.AF19]" office:value-type="float" office:value="1" calcext:value-type="float">
            <text:p>1.00E+00</text:p>
          </table:table-cell>
          <table:table-cell table:style-name="ce136" table:formula="of:=[.AG18]/[.AG19]" office:value-type="float" office:value="1" calcext:value-type="float">
            <text:p>1.00E+00</text:p>
          </table:table-cell>
          <table:table-cell table:style-name="ce136" table:formula="of:=[.AH18]/[.AH19]" office:value-type="float" office:value="1" calcext:value-type="float">
            <text:p>1.00E+00</text:p>
          </table:table-cell>
          <table:table-cell table:style-name="ce136" table:formula="of:=[.AI18]/[.AI19]" office:value-type="float" office:value="1" calcext:value-type="float">
            <text:p>1.00E+00</text:p>
          </table:table-cell>
          <table:table-cell table:style-name="ce136"/>
          <table:table-cell table:style-name="ce157" office:value-type="string" calcext:value-type="string">
            <text:p>v ratio water/air</text:p>
          </table:table-cell>
          <table:table-cell table:style-name="ce136" table:formula="of:=[.AL18]/[.AL19]" office:value-type="float" office:value="1" calcext:value-type="float">
            <text:p>1.00E+00</text:p>
          </table:table-cell>
          <table:table-cell table:style-name="ce136" table:formula="of:=[.AM18]/[.AM19]" office:value-type="float" office:value="1" calcext:value-type="float">
            <text:p>1.00E+00</text:p>
          </table:table-cell>
          <table:table-cell table:style-name="ce136" table:formula="of:=[.AN18]/[.AN19]" office:value-type="float" office:value="1" calcext:value-type="float">
            <text:p>1.00E+00</text:p>
          </table:table-cell>
          <table:table-cell table:style-name="ce136" table:formula="of:=[.AO18]/[.AO19]" office:value-type="float" office:value="1" calcext:value-type="float">
            <text:p>1.00E+00</text:p>
          </table:table-cell>
          <table:table-cell table:style-name="ce136" table:formula="of:=[.AP18]/[.AP19]" office:value-type="float" office:value="1" calcext:value-type="float">
            <text:p>1.00E+00</text:p>
          </table:table-cell>
          <table:table-cell table:style-name="ce136" table:formula="of:=[.AQ18]/[.AQ19]" office:value-type="float" office:value="1" calcext:value-type="float">
            <text:p>1.00E+00</text:p>
          </table:table-cell>
          <table:table-cell/>
          <table:table-cell table:style-name="ce136" table:formula="of:=[.AS18]/[.AS19]" office:value-type="float" office:value="1" calcext:value-type="float">
            <text:p>1.00E+00</text:p>
          </table:table-cell>
          <table:table-cell table:style-name="ce157"/>
          <table:table-cell table:style-name="ce136" table:formula="of:=[.AU18]/[.AU19]" office:value-type="float" office:value="1" calcext:value-type="float">
            <text:p>1.00E+00</text:p>
          </table:table-cell>
          <table:table-cell table:style-name="ce136" table:formula="of:=[.AV18]/[.AV19]" office:value-type="float" office:value="1" calcext:value-type="float">
            <text:p>1.00E+00</text:p>
          </table:table-cell>
          <table:table-cell/>
          <table:table-cell table:style-name="ce136" table:formula="of:=[.AX18]/[.AX19]" office:value-type="float" office:value="1" calcext:value-type="float">
            <text:p>1.00E+00</text:p>
          </table:table-cell>
          <table:table-cell table:style-name="ce136" table:formula="of:=[.AY18]/[.AY19]" office:value-type="float" office:value="1" calcext:value-type="float">
            <text:p>1.00E+00</text:p>
          </table:table-cell>
          <table:table-cell table:style-name="ce136" table:formula="of:=[.AZ18]/[.AZ19]" office:value-type="float" office:value="1" calcext:value-type="float">
            <text:p>1.00E+00</text:p>
          </table:table-cell>
          <table:table-cell table:style-name="ce136" table:number-columns-repeated="2"/>
          <table:table-cell table:style-name="ce136" table:formula="of:=[.BC18]/[.BC19]" office:value-type="float" office:value="1" calcext:value-type="float">
            <text:p>1.00E+00</text:p>
          </table:table-cell>
          <table:table-cell table:style-name="ce157" office:value-type="string" calcext:value-type="string">
            <text:p>v ratio water/air</text:p>
          </table:table-cell>
          <table:table-cell table:style-name="ce136" table:formula="of:=[.BE18]/[.BE19]" office:value-type="float" office:value="0.0666666666666667" calcext:value-type="float">
            <text:p>6.67E-02</text:p>
          </table:table-cell>
          <table:table-cell table:style-name="ce136" table:number-columns-repeated="2"/>
        </table:table-row>
        <table:table-row table:style-name="ro1">
          <table:table-cell table:number-columns-repeated="8"/>
          <table:table-cell table:style-name="ce136" table:formula="of:=[.I8]/[.I7]" office:value-type="float" office:value="12.5" calcext:value-type="float">
            <text:p>1.25E+01</text:p>
          </table:table-cell>
          <table:table-cell/>
          <table:table-cell table:style-name="ce138" office:value-type="string" calcext:value-type="string">
            <text:p>rho <text:s/>ratio water/air</text:p>
          </table:table-cell>
          <table:table-cell table:style-name="ce151" table:formula="of:=[.L8]/[.L7]" office:value-type="float" office:value="819.672131147541" calcext:value-type="float">
            <text:p>8.20E+02</text:p>
          </table:table-cell>
          <table:table-cell table:style-name="ce151"/>
          <table:table-cell table:style-name="ce157" office:value-type="string" calcext:value-type="string">
            <text:p>rho <text:s/>ratio water/air</text:p>
          </table:table-cell>
          <table:table-cell table:style-name="ce136" table:formula="of:=[.O8]/[.O7]" office:value-type="float" office:value="12.5" calcext:value-type="float">
            <text:p>1.25E+01</text:p>
          </table:table-cell>
          <table:table-cell table:style-name="ce157" office:value-type="string" calcext:value-type="string">
            <text:p>rho <text:s/>ratio water/air</text:p>
          </table:table-cell>
          <table:table-cell table:style-name="ce136" table:formula="of:=[.Q8]/[.Q7]" office:value-type="float" office:value="819.672131147541" calcext:value-type="float">
            <text:p>8.20E+02</text:p>
          </table:table-cell>
          <table:table-cell table:style-name="ce136" table:formula="of:=[.R8]/[.R7]" office:value-type="float" office:value="1" calcext:value-type="float">
            <text:p>1.00E+00</text:p>
          </table:table-cell>
          <table:table-cell table:style-name="ce151" table:formula="of:=[.S8]/[.S7]" office:value-type="float" office:value="819.672131147541" calcext:value-type="float">
            <text:p>8.20E+02</text:p>
          </table:table-cell>
          <table:table-cell table:style-name="ce151" table:formula="of:=[.T8]/[.T7]" office:value-type="float" office:value="819.672131147541" calcext:value-type="float">
            <text:p>8.20E+02</text:p>
          </table:table-cell>
          <table:table-cell table:style-name="ce136" table:formula="of:=[.U8]/[.U7]" office:value-type="float" office:value="54.6149645002731" calcext:value-type="float">
            <text:p>5.46E+01</text:p>
          </table:table-cell>
          <table:table-cell table:style-name="ce136" table:formula="of:=[.V8]/[.V7]" office:value-type="float" office:value="54.6149645002731" calcext:value-type="float">
            <text:p>5.46E+01</text:p>
          </table:table-cell>
          <table:table-cell/>
          <table:table-cell table:style-name="ce157" office:value-type="string" calcext:value-type="string">
            <text:p>rho <text:s/>ratio water/air</text:p>
          </table:table-cell>
          <table:table-cell table:style-name="ce136" table:formula="of:=[.Y8]/[.Y7]" office:value-type="float" office:value="54.6149645002731" calcext:value-type="float">
            <text:p>5.46E+01</text:p>
          </table:table-cell>
          <table:table-cell table:style-name="ce136" table:formula="of:=[.Z8]/[.Z7]" office:value-type="float" office:value="54.6149645002731" calcext:value-type="float">
            <text:p>5.46E+01</text:p>
          </table:table-cell>
          <table:table-cell table:style-name="ce136" table:formula="of:=[.AA8]/[.AA7]" office:value-type="float" office:value="54.6149645002731" calcext:value-type="float">
            <text:p>5.46E+01</text:p>
          </table:table-cell>
          <table:table-cell table:style-name="ce136"/>
          <table:table-cell table:style-name="ce136" table:formula="of:=[.AC8]/[.AC7]" office:value-type="float" office:value="54.6149645002731" calcext:value-type="float">
            <text:p>5.46E+01</text:p>
          </table:table-cell>
          <table:table-cell table:style-name="ce136" table:formula="of:=[.AD8]/[.AD7]" office:value-type="float" office:value="54.6149645002731" calcext:value-type="float">
            <text:p>5.46E+01</text:p>
          </table:table-cell>
          <table:table-cell table:style-name="ce136" table:formula="of:=[.AE8]/[.AE7]" office:value-type="float" office:value="54.6149645002731" calcext:value-type="float">
            <text:p>5.46E+01</text:p>
          </table:table-cell>
          <table:table-cell table:style-name="ce136" table:formula="of:=[.AF8]/[.AF7]" office:value-type="float" office:value="54.6149645002731" calcext:value-type="float">
            <text:p>5.46E+01</text:p>
          </table:table-cell>
          <table:table-cell table:style-name="ce136" table:formula="of:=[.AG8]/[.AG7]" office:value-type="float" office:value="54.6149645002731" calcext:value-type="float">
            <text:p>5.46E+01</text:p>
          </table:table-cell>
          <table:table-cell table:style-name="ce136" table:formula="of:=[.AH8]/[.AH7]" office:value-type="float" office:value="54.6149645002731" calcext:value-type="float">
            <text:p>5.46E+01</text:p>
          </table:table-cell>
          <table:table-cell table:style-name="ce136" table:formula="of:=[.AI8]/[.AI7]" office:value-type="float" office:value="54.6149645002731" calcext:value-type="float">
            <text:p>5.46E+01</text:p>
          </table:table-cell>
          <table:table-cell table:style-name="ce136"/>
          <table:table-cell table:style-name="ce157" office:value-type="string" calcext:value-type="string">
            <text:p>rho <text:s/>ratio water/air</text:p>
          </table:table-cell>
          <table:table-cell table:style-name="ce136" table:formula="of:=[.AL8]/[.AL7]" office:value-type="float" office:value="54.6149645002731" calcext:value-type="float">
            <text:p>5.46E+01</text:p>
          </table:table-cell>
          <table:table-cell table:style-name="ce136" table:formula="of:=[.AM8]/[.AM7]" office:value-type="float" office:value="54.6149645002731" calcext:value-type="float">
            <text:p>5.46E+01</text:p>
          </table:table-cell>
          <table:table-cell table:style-name="ce136" table:formula="of:=[.AN8]/[.AN7]" office:value-type="float" office:value="54.6149645002731" calcext:value-type="float">
            <text:p>5.46E+01</text:p>
          </table:table-cell>
          <table:table-cell table:style-name="ce136" table:formula="of:=[.AO8]/[.AO7]" office:value-type="float" office:value="54.6149645002731" calcext:value-type="float">
            <text:p>5.46E+01</text:p>
          </table:table-cell>
          <table:table-cell table:style-name="ce136" table:formula="of:=[.AP8]/[.AP7]" office:value-type="float" office:value="54.6149645002731" calcext:value-type="float">
            <text:p>5.46E+01</text:p>
          </table:table-cell>
          <table:table-cell table:style-name="ce136" table:formula="of:=[.AQ8]/[.AQ7]" office:value-type="float" office:value="54.6149645002731" calcext:value-type="float">
            <text:p>5.46E+01</text:p>
          </table:table-cell>
          <table:table-cell/>
          <table:table-cell table:style-name="ce136" table:formula="of:=[.AS8]/[.AS7]" office:value-type="float" office:value="54.6149645002731" calcext:value-type="float">
            <text:p>5.46E+01</text:p>
          </table:table-cell>
          <table:table-cell table:style-name="ce157"/>
          <table:table-cell table:style-name="ce136" table:formula="of:=[.AU8]/[.AU7]" office:value-type="float" office:value="54.6149645002731" calcext:value-type="float">
            <text:p>5.46E+01</text:p>
          </table:table-cell>
          <table:table-cell table:style-name="ce136" table:formula="of:=[.AV8]/[.AV7]" office:value-type="float" office:value="54.6149645002731" calcext:value-type="float">
            <text:p>5.46E+01</text:p>
          </table:table-cell>
          <table:table-cell/>
          <table:table-cell table:style-name="ce136" table:formula="of:=[.AX8]/[.AX7]" office:value-type="float" office:value="54.6149645002731" calcext:value-type="float">
            <text:p>5.46E+01</text:p>
          </table:table-cell>
          <table:table-cell table:style-name="ce136" table:formula="of:=[.AY8]/[.AY7]" office:value-type="float" office:value="54.6149645002731" calcext:value-type="float">
            <text:p>5.46E+01</text:p>
          </table:table-cell>
          <table:table-cell table:style-name="ce136" table:formula="of:=[.AZ8]/[.AZ7]" office:value-type="float" office:value="54.6149645002731" calcext:value-type="float">
            <text:p>5.46E+01</text:p>
          </table:table-cell>
          <table:table-cell table:style-name="ce136" table:number-columns-repeated="2"/>
          <table:table-cell table:style-name="ce136" table:formula="of:=[.BC8]/[.BC7]" office:value-type="float" office:value="54.6149645002731" calcext:value-type="float">
            <text:p>5.46E+01</text:p>
          </table:table-cell>
          <table:table-cell table:style-name="ce157" office:value-type="string" calcext:value-type="string">
            <text:p>rho <text:s/>ratio water/air</text:p>
          </table:table-cell>
          <table:table-cell table:style-name="ce136" table:formula="of:=[.BE8]/[.BE7]" office:value-type="float" office:value="819.672131147541" calcext:value-type="float">
            <text:p>8.20E+02</text:p>
          </table:table-cell>
          <table:table-cell table:style-name="ce136" table:number-columns-repeated="2"/>
        </table:table-row>
        <table:table-row table:style-name="ro1">
          <table:table-cell table:number-columns-repeated="8"/>
          <table:table-cell table:style-name="ce136"/>
          <table:table-cell/>
          <table:table-cell table:style-name="ce138"/>
          <table:table-cell table:style-name="ce151" table:number-columns-repeated="2"/>
          <table:table-cell table:style-name="ce157"/>
          <table:table-cell table:style-name="ce136"/>
          <table:table-cell table:style-name="ce157"/>
          <table:table-cell table:style-name="ce136" table:number-columns-repeated="6"/>
          <table:table-cell/>
          <table:table-cell table:style-name="ce157"/>
          <table:table-cell table:style-name="ce136" table:number-columns-repeated="12"/>
          <table:table-cell table:style-name="ce157"/>
          <table:table-cell table:style-name="ce136" table:number-columns-repeated="6"/>
          <table:table-cell/>
          <table:table-cell table:style-name="ce136"/>
          <table:table-cell table:style-name="ce157"/>
          <table:table-cell table:style-name="ce136" table:number-columns-repeated="2"/>
          <table:table-cell/>
          <table:table-cell table:style-name="ce136" table:number-columns-repeated="6"/>
          <table:table-cell table:style-name="ce157"/>
          <table:table-cell table:style-name="ce136" table:number-columns-repeated="3"/>
        </table:table-row>
        <table:table-row table:style-name="ro1">
          <table:table-cell table:number-columns-repeated="8"/>
          <table:table-cell table:style-name="ce136"/>
          <table:table-cell/>
          <table:table-cell table:style-name="ce138" office:value-type="string" calcext:value-type="string">
            <text:p>dyn visc water</text:p>
          </table:table-cell>
          <table:table-cell table:style-name="ce151" table:formula="of:=[.L18]*[.L8]" office:value-type="float" office:value="0.001" calcext:value-type="float">
            <text:p>1.00E-03</text:p>
          </table:table-cell>
          <table:table-cell table:style-name="ce151"/>
          <table:table-cell table:style-name="ce157"/>
          <table:table-cell table:style-name="ce136"/>
          <table:table-cell table:style-name="ce157"/>
          <table:table-cell table:style-name="ce136" table:number-columns-repeated="6"/>
          <table:table-cell/>
          <table:table-cell table:style-name="ce157"/>
          <table:table-cell table:style-name="ce136" table:number-columns-repeated="12"/>
          <table:table-cell table:style-name="ce157"/>
          <table:table-cell table:style-name="ce136" table:number-columns-repeated="6"/>
          <table:table-cell/>
          <table:table-cell table:style-name="ce136"/>
          <table:table-cell table:style-name="ce157"/>
          <table:table-cell table:style-name="ce136" table:number-columns-repeated="2"/>
          <table:table-cell/>
          <table:table-cell table:style-name="ce136" table:number-columns-repeated="6"/>
          <table:table-cell table:style-name="ce157"/>
          <table:table-cell table:style-name="ce136" table:number-columns-repeated="3"/>
        </table:table-row>
        <table:table-row table:style-name="ro1">
          <table:table-cell table:number-columns-repeated="8"/>
          <table:table-cell table:style-name="ce135"/>
          <table:table-cell/>
          <table:table-cell table:style-name="ce138" office:value-type="string" calcext:value-type="string">
            <text:p>dyn visc air</text:p>
          </table:table-cell>
          <table:table-cell table:style-name="ce151" table:formula="of:=[.L19]*[.L7]" office:value-type="float" office:value="0.0000183" calcext:value-type="float">
            <text:p>1.83E-05</text:p>
          </table:table-cell>
          <table:table-cell table:style-name="ce149"/>
          <table:table-cell table:style-name="ce158"/>
          <table:table-cell table:style-name="ce135"/>
          <table:table-cell table:style-name="ce158"/>
          <table:table-cell table:style-name="ce135" table:number-columns-repeated="6"/>
          <table:table-cell/>
          <table:table-cell table:style-name="ce158"/>
          <table:table-cell table:style-name="ce135" table:number-columns-repeated="12"/>
          <table:table-cell table:style-name="ce158"/>
          <table:table-cell table:style-name="ce135" table:number-columns-repeated="6"/>
          <table:table-cell/>
          <table:table-cell table:style-name="ce135"/>
          <table:table-cell table:style-name="ce158"/>
          <table:table-cell table:style-name="ce135" table:number-columns-repeated="2"/>
          <table:table-cell/>
          <table:table-cell table:style-name="ce135" table:number-columns-repeated="6"/>
          <table:table-cell table:style-name="ce158"/>
          <table:table-cell table:style-name="ce135" table:number-columns-repeated="3"/>
        </table:table-row>
        <table:table-row table:style-name="ro1">
          <table:table-cell office:value-type="string" calcext:value-type="string">
            <text:p>References </text:p>
          </table:table-cell>
          <table:table-cell table:number-columns-repeated="7"/>
          <table:table-cell table:style-name="ce135" table:formula="of:=[.I32]*[.I31]" office:value-type="float" office:value="8.33333333333333" calcext:value-type="float">
            <text:p>8.33E+00</text:p>
          </table:table-cell>
          <table:table-cell/>
          <table:table-cell table:style-name="ce138" office:value-type="string" calcext:value-type="string">
            <text:p>dyn visc ratio water/air</text:p>
          </table:table-cell>
          <table:table-cell table:style-name="ce149" table:formula="of:=[.L32]*[.L31]" office:value-type="float" office:value="54.6448087431694" calcext:value-type="float">
            <text:p>5.46E+01</text:p>
          </table:table-cell>
          <table:table-cell table:style-name="ce149"/>
          <table:table-cell table:style-name="ce156" office:value-type="string" calcext:value-type="string">
            <text:p>dyn visc ratio water/air</text:p>
          </table:table-cell>
          <table:table-cell table:style-name="ce135" table:formula="of:=[.O32]*[.O31]" office:value-type="float" office:value="8.3333" calcext:value-type="float">
            <text:p>8.33E+00</text:p>
          </table:table-cell>
          <table:table-cell table:style-name="ce156" office:value-type="string" calcext:value-type="string">
            <text:p>dyn visc ratio water/air</text:p>
          </table:table-cell>
          <table:table-cell table:style-name="ce135" table:formula="of:=[.Q32]*[.Q31]" office:value-type="float" office:value="819.672131147541" calcext:value-type="float">
            <text:p>8.20E+02</text:p>
          </table:table-cell>
          <table:table-cell table:style-name="ce135" table:formula="of:=[.R32]*[.R31]" office:value-type="float" office:value="1" calcext:value-type="float">
            <text:p>1.00E+00</text:p>
          </table:table-cell>
          <table:table-cell table:style-name="ce135" table:formula="of:=[.S32]*[.S31]" office:value-type="float" office:value="819.672131147541" calcext:value-type="float">
            <text:p>8.20E+02</text:p>
          </table:table-cell>
          <table:table-cell table:style-name="ce135" table:formula="of:=[.T32]*[.T31]" office:value-type="float" office:value="819.672131147541" calcext:value-type="float">
            <text:p>8.20E+02</text:p>
          </table:table-cell>
          <table:table-cell table:style-name="ce149" table:formula="of:=[.U32]*[.U31]" office:value-type="float" office:value="54.6149645002731" calcext:value-type="float">
            <text:p>5.46E+01</text:p>
          </table:table-cell>
          <table:table-cell table:style-name="ce149" table:formula="of:=[.V32]*[.V31]" office:value-type="float" office:value="54.6149645002731" calcext:value-type="float">
            <text:p>5.46E+01</text:p>
          </table:table-cell>
          <table:table-cell/>
          <table:table-cell table:style-name="ce156" office:value-type="string" calcext:value-type="string">
            <text:p>dyn visc ratio water/air</text:p>
          </table:table-cell>
          <table:table-cell table:style-name="ce149" table:formula="of:=[.Y32]*[.Y31]" office:value-type="float" office:value="54.6149645002731" calcext:value-type="float">
            <text:p>5.46E+01</text:p>
          </table:table-cell>
          <table:table-cell table:style-name="ce149" table:formula="of:=[.Z32]*[.Z31]" office:value-type="float" office:value="54.6149645002731" calcext:value-type="float">
            <text:p>5.46E+01</text:p>
          </table:table-cell>
          <table:table-cell table:style-name="ce149" table:formula="of:=[.AA32]*[.AA31]" office:value-type="float" office:value="54.6149645002731" calcext:value-type="float">
            <text:p>5.46E+01</text:p>
          </table:table-cell>
          <table:table-cell table:style-name="ce149"/>
          <table:table-cell table:style-name="ce149" table:formula="of:=[.AC32]*[.AC31]" office:value-type="float" office:value="54.6149645002731" calcext:value-type="float">
            <text:p>5.46E+01</text:p>
          </table:table-cell>
          <table:table-cell table:style-name="ce149" table:formula="of:=[.AD32]*[.AD31]" office:value-type="float" office:value="54.6149645002731" calcext:value-type="float">
            <text:p>5.46E+01</text:p>
          </table:table-cell>
          <table:table-cell table:style-name="ce149" table:formula="of:=[.AE32]*[.AE31]" office:value-type="float" office:value="54.6149645002731" calcext:value-type="float">
            <text:p>5.46E+01</text:p>
          </table:table-cell>
          <table:table-cell table:style-name="ce149" table:formula="of:=[.AF32]*[.AF31]" office:value-type="float" office:value="54.6149645002731" calcext:value-type="float">
            <text:p>5.46E+01</text:p>
          </table:table-cell>
          <table:table-cell table:style-name="ce149" table:formula="of:=[.AG32]*[.AG31]" office:value-type="float" office:value="54.6149645002731" calcext:value-type="float">
            <text:p>5.46E+01</text:p>
          </table:table-cell>
          <table:table-cell table:style-name="ce149" table:formula="of:=[.AH32]*[.AH31]" office:value-type="float" office:value="54.6149645002731" calcext:value-type="float">
            <text:p>5.46E+01</text:p>
          </table:table-cell>
          <table:table-cell table:style-name="ce149" table:formula="of:=[.AI32]*[.AI31]" office:value-type="float" office:value="54.6149645002731" calcext:value-type="float">
            <text:p>5.46E+01</text:p>
          </table:table-cell>
          <table:table-cell table:style-name="ce149"/>
          <table:table-cell table:style-name="ce156" office:value-type="string" calcext:value-type="string">
            <text:p>dyn visc ratio water/air</text:p>
          </table:table-cell>
          <table:table-cell table:style-name="ce135" table:formula="of:=[.AL32]*[.AL31]" office:value-type="float" office:value="54.6149645002731" calcext:value-type="float">
            <text:p>5.46E+01</text:p>
          </table:table-cell>
          <table:table-cell table:style-name="ce135" table:formula="of:=[.AM32]*[.AM31]" office:value-type="float" office:value="54.6149645002731" calcext:value-type="float">
            <text:p>5.46E+01</text:p>
          </table:table-cell>
          <table:table-cell table:style-name="ce135" table:formula="of:=[.AN32]*[.AN31]" office:value-type="float" office:value="54.6149645002731" calcext:value-type="float">
            <text:p>5.46E+01</text:p>
          </table:table-cell>
          <table:table-cell table:style-name="ce135" table:formula="of:=[.AO32]*[.AO31]" office:value-type="float" office:value="54.6149645002731" calcext:value-type="float">
            <text:p>5.46E+01</text:p>
          </table:table-cell>
          <table:table-cell table:style-name="ce135" table:formula="of:=[.AP32]*[.AP31]" office:value-type="float" office:value="54.6149645002731" calcext:value-type="float">
            <text:p>5.46E+01</text:p>
          </table:table-cell>
          <table:table-cell table:style-name="ce135" table:formula="of:=[.AQ32]*[.AQ31]" office:value-type="float" office:value="54.6149645002731" calcext:value-type="float">
            <text:p>5.46E+01</text:p>
          </table:table-cell>
          <table:table-cell/>
          <table:table-cell table:style-name="ce135" table:formula="of:=[.AS32]*[.AS31]" office:value-type="float" office:value="54.6149645002731" calcext:value-type="float">
            <text:p>5.46E+01</text:p>
          </table:table-cell>
          <table:table-cell table:style-name="ce156"/>
          <table:table-cell table:style-name="ce135" table:formula="of:=[.AU32]*[.AU31]" office:value-type="float" office:value="54.6149645002731" calcext:value-type="float">
            <text:p>5.46E+01</text:p>
          </table:table-cell>
          <table:table-cell table:style-name="ce135" table:formula="of:=[.AV32]*[.AV31]" office:value-type="float" office:value="54.6149645002731" calcext:value-type="float">
            <text:p>5.46E+01</text:p>
          </table:table-cell>
          <table:table-cell/>
          <table:table-cell table:style-name="ce135" table:formula="of:=[.AX32]*[.AX31]" office:value-type="float" office:value="54.6149645002731" calcext:value-type="float">
            <text:p>5.46E+01</text:p>
          </table:table-cell>
          <table:table-cell table:style-name="ce135" table:formula="of:=[.AY32]*[.AY31]" office:value-type="float" office:value="54.6149645002731" calcext:value-type="float">
            <text:p>5.46E+01</text:p>
          </table:table-cell>
          <table:table-cell table:style-name="ce135" table:formula="of:=[.AZ32]*[.AZ31]" office:value-type="float" office:value="54.6149645002731" calcext:value-type="float">
            <text:p>5.46E+01</text:p>
          </table:table-cell>
          <table:table-cell table:style-name="ce135" table:number-columns-repeated="2"/>
          <table:table-cell table:style-name="ce135" table:formula="of:=[.BC32]*[.BC31]" office:value-type="float" office:value="54.6149645002731" calcext:value-type="float">
            <text:p>5.46E+01</text:p>
          </table:table-cell>
          <table:table-cell table:style-name="ce158" office:value-type="string" calcext:value-type="string">
            <text:p>dyn visc ratio water/air</text:p>
          </table:table-cell>
          <table:table-cell table:style-name="ce135" table:formula="of:=[.BE32]*[.BE31]" office:value-type="float" office:value="54.6448087431694" calcext:value-type="float">
            <text:p>5.46E+01</text:p>
          </table:table-cell>
          <table:table-cell table:style-name="ce135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pressible LBGK simulation of flow characterics in a micro-channel with patterned SHS by L. BoWen, Y. ZhaoHui, H. PengFei</text:p>
          </table:table-cell>
          <table:table-cell table:number-columns-repeated="6"/>
          <table:table-cell table:style-name="ce135"/>
          <table:table-cell/>
          <table:table-cell table:style-name="ce137"/>
          <table:table-cell table:style-name="ce149"/>
          <table:table-cell table:style-name="ce151" table:number-columns-repeated="2"/>
          <table:table-cell table:style-name="ce129" table:number-columns-repeated="8"/>
          <table:table-cell table:number-columns-repeated="2"/>
          <table:table-cell table:style-name="ce129" table:number-columns-repeated="12"/>
          <table:table-cell/>
          <table:table-cell table:style-name="ce129" table:number-columns-repeated="6"/>
          <table:table-cell/>
          <table:table-cell table:style-name="ce129"/>
          <table:table-cell/>
          <table:table-cell table:style-name="ce129" table:number-columns-repeated="2"/>
          <table:table-cell/>
          <table:table-cell table:style-name="ce129" table:number-columns-repeated="10"/>
        </table:table-row>
        <table:table-row table:style-name="ro1">
          <table:table-cell table:number-columns-repeated="8"/>
          <table:table-cell table:style-name="ce135" office:value-type="float" office:value="9.81" calcext:value-type="float">
            <text:p>9.81E+00</text:p>
          </table:table-cell>
          <table:table-cell/>
          <table:table-cell table:style-name="ce137" office:value-type="string" calcext:value-type="string">
            <text:p>gY [m/2]</text:p>
          </table:table-cell>
          <table:table-cell table:style-name="ce149" office:value-type="float" office:value="9.81" calcext:value-type="float">
            <text:p>9.81E+00</text:p>
          </table:table-cell>
          <table:table-cell table:style-name="ce151" table:number-columns-repeated="2"/>
          <table:table-cell table:style-name="ce129" table:number-columns-repeated="8"/>
          <table:table-cell/>
          <table:table-cell table:style-name="ce134" office:value-type="string" calcext:value-type="string">
            <text:p>gY</text:p>
          </table:table-cell>
          <table:table-cell table:style-name="ce175" office:value-type="float" office:value="0.0417" calcext:value-type="float">
            <text:p>4.17E-02</text:p>
          </table:table-cell>
          <table:table-cell table:style-name="ce175" office:value-type="float" office:value="0.000417" calcext:value-type="float">
            <text:p>4.17E-04</text:p>
          </table:table-cell>
          <table:table-cell table:style-name="ce175" office:value-type="float" office:value="0.000000000417" calcext:value-type="float">
            <text:p>4.17E-10</text:p>
          </table:table-cell>
          <table:table-cell table:style-name="ce175"/>
          <table:table-cell table:style-name="ce175" office:value-type="float" office:value="0.00000417" calcext:value-type="float">
            <text:p>4.17E-06</text:p>
          </table:table-cell>
          <table:table-cell table:style-name="ce175" office:value-type="float" office:value="0.0000417" calcext:value-type="float">
            <text:p>4.17E-05</text:p>
          </table:table-cell>
          <table:table-cell table:style-name="ce175" table:formula="of:=0.000417/4" office:value-type="float" office:value="0.00010425" calcext:value-type="float">
            <text:p>1.04E-04</text:p>
          </table:table-cell>
          <table:table-cell table:style-name="ce175" table:formula="of:=0.000417/2" office:value-type="float" office:value="0.0002085" calcext:value-type="float">
            <text:p>2.09E-04</text:p>
          </table:table-cell>
          <table:table-cell table:style-name="ce175" office:value-type="float" office:value="0.000417" calcext:value-type="float">
            <text:p>4.17E-04</text:p>
          </table:table-cell>
          <table:table-cell table:style-name="ce175" office:value-type="float" office:value="0.00417" calcext:value-type="float">
            <text:p>4.17E-03</text:p>
          </table:table-cell>
          <table:table-cell table:style-name="ce175" office:value-type="float" office:value="0.0417" calcext:value-type="float">
            <text:p>4.17E-02</text:p>
          </table:table-cell>
          <table:table-cell table:style-name="ce175"/>
          <table:table-cell table:style-name="ce134" office:value-type="string" calcext:value-type="string">
            <text:p>gY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number-columns-repeated="3"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/>
          <table:table-cell table:style-name="ce175" office:value-type="float" office:value="0.00001" calcext:value-type="float">
            <text:p>1.00E-05</text:p>
          </table:table-cell>
          <table:table-cell table:style-name="ce13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29" table:number-columns-repeated="2"/>
          <table:table-cell table:style-name="ce129" office:value-type="float" office:value="0.1" calcext:value-type="float">
            <text:p>1.00E-01</text:p>
          </table:table-cell>
          <table:table-cell table:style-name="ce129" table:number-columns-repeated="4"/>
        </table:table-row>
        <table:table-row table:style-name="ro1">
          <table:table-cell table:number-columns-repeated="8"/>
          <table:table-cell table:style-name="ce135" table:formula="of:=[.I5]/([.I8]*[.I9])" office:value-type="float" office:value="0.00078125" calcext:value-type="float">
            <text:p>7.81E-04</text:p>
          </table:table-cell>
          <table:table-cell/>
          <table:table-cell table:style-name="ce138" office:value-type="string" calcext:value-type="string">
            <text:p>gX1 [m/s2]</text:p>
          </table:table-cell>
          <table:table-cell table:style-name="ce149" table:formula="of:=[.L5]/([.L8]*[.L9])" office:value-type="float" office:value="11.0726643598616" calcext:value-type="float">
            <text:p>1.11E+01</text:p>
          </table:table-cell>
          <table:table-cell table:style-name="ce149"/>
          <table:table-cell table:style-name="ce159" office:value-type="string" calcext:value-type="string">
            <text:p>gX1</text:p>
          </table:table-cell>
          <table:table-cell table:style-name="ce135" table:formula="of:=[.O5]/([.O8]*[.O9])" office:value-type="float" office:value="0.000000781243559494286" calcext:value-type="float">
            <text:p>7.81E-07</text:p>
          </table:table-cell>
          <table:table-cell table:style-name="ce159" office:value-type="string" calcext:value-type="string">
            <text:p>gX2 (check = g1)</text:p>
          </table:table-cell>
          <table:table-cell table:style-name="ce135" table:formula="of:=[.Q5]/([.Q8]*[.Q9])" office:value-type="float" office:value="0.000000325666598819459" calcext:value-type="float">
            <text:p>3.26E-07</text:p>
          </table:table-cell>
          <table:table-cell table:style-name="ce135" table:formula="of:=[.R5]/([.R8]*[.R9])" office:value-type="float" office:value="0.000000325666598819459" calcext:value-type="float">
            <text:p>3.26E-07</text:p>
          </table:table-cell>
          <table:table-cell table:style-name="ce135" table:formula="of:=[.S5]/([.S8]*[.S9])" office:value-type="float" office:value="0.000000325666598819459" calcext:value-type="float">
            <text:p>3.26E-07</text:p>
          </table:table-cell>
          <table:table-cell table:style-name="ce135" table:formula="of:=[.T5]/([.T8]*[.T9])" office:value-type="float" office:value="0.00000000260533279055567" calcext:value-type="float">
            <text:p>2.61E-09</text:p>
          </table:table-cell>
          <table:table-cell table:style-name="ce135" table:formula="of:=[.U5]/([.U8]*[.U9])" office:value-type="float" office:value="0.000000325666598819459" calcext:value-type="float">
            <text:p>3.26E-07</text:p>
          </table:table-cell>
          <table:table-cell table:style-name="ce135" table:formula="of:=[.V5]/([.V8]*[.V9])" office:value-type="float" office:value="0.00000000260533279055567" calcext:value-type="float">
            <text:p>2.61E-09</text:p>
          </table:table-cell>
          <table:table-cell/>
          <table:table-cell table:style-name="ce172" office:value-type="string" calcext:value-type="string">
            <text:p>gX1</text:p>
          </table:table-cell>
          <table:table-cell table:style-name="ce135" table:formula="of:=[.Y5]/([.Y8]*[.Y9])" office:value-type="float" office:value="0.0000000407083248524323" calcext:value-type="float">
            <text:p>4.07E-08</text:p>
          </table:table-cell>
          <table:table-cell table:style-name="ce135" table:formula="of:=[.Z5]/([.Z8]*[.Z9])" office:value-type="float" office:value="0.0000000407083248524323" calcext:value-type="float">
            <text:p>4.07E-08</text:p>
          </table:table-cell>
          <table:table-cell table:style-name="ce135" table:formula="of:=[.AA5]/([.AA8]*[.AA9])" office:value-type="float" office:value="0.0000000407083248524323" calcext:value-type="float">
            <text:p>4.07E-08</text:p>
          </table:table-cell>
          <table:table-cell table:style-name="ce135"/>
          <table:table-cell table:style-name="ce135" table:formula="of:=[.AC5]/([.AC8]*[.AC9])" office:value-type="float" office:value="0.0000000407083248524323" calcext:value-type="float">
            <text:p>4.07E-08</text:p>
          </table:table-cell>
          <table:table-cell table:style-name="ce135" table:formula="of:=[.AD5]/([.AD8]*[.AD9])" office:value-type="float" office:value="0.0000000407083248524323" calcext:value-type="float">
            <text:p>4.07E-08</text:p>
          </table:table-cell>
          <table:table-cell table:style-name="ce135" table:formula="of:=[.AE5]/([.AE8]*[.AE9])" office:value-type="float" office:value="0.0000000407083248524323" calcext:value-type="float">
            <text:p>4.07E-08</text:p>
          </table:table-cell>
          <table:table-cell table:style-name="ce135" table:formula="of:=[.AF5]/([.AF8]*[.AF9])" office:value-type="float" office:value="0.0000000407083248524323" calcext:value-type="float">
            <text:p>4.07E-08</text:p>
          </table:table-cell>
          <table:table-cell table:style-name="ce135" table:formula="of:=[.AG5]/([.AG8]*[.AG9])" office:value-type="float" office:value="0.0000000407083248524323" calcext:value-type="float">
            <text:p>4.07E-08</text:p>
          </table:table-cell>
          <table:table-cell table:style-name="ce135" table:formula="of:=[.AH5]/([.AH8]*[.AH9])" office:value-type="float" office:value="0.0000000407083248524323" calcext:value-type="float">
            <text:p>4.07E-08</text:p>
          </table:table-cell>
          <table:table-cell table:style-name="ce135" table:formula="of:=[.AI5]/([.AI8]*[.AI9])" office:value-type="float" office:value="0.0000000407083248524323" calcext:value-type="float">
            <text:p>4.07E-08</text:p>
          </table:table-cell>
          <table:table-cell table:style-name="ce135"/>
          <table:table-cell table:style-name="ce179" office:value-type="string" calcext:value-type="string">
            <text:p>gX1</text:p>
          </table:table-cell>
          <table:table-cell table:number-columns-repeated="6" table:style-name="ce175" office:value-type="float" office:value="0" calcext:value-type="float">
            <text:p>0.00E+00</text:p>
          </table:table-cell>
          <table:table-cell/>
          <table:table-cell table:style-name="ce175" office:value-type="float" office:value="0.000001" calcext:value-type="float">
            <text:p>1.00E-06</text:p>
          </table:table-cell>
          <table:table-cell table:style-name="ce179"/>
          <table:table-cell table:number-columns-repeated="2" table:style-name="ce175" office:value-type="float" office:value="0.00001" calcext:value-type="float">
            <text:p>1.00E-05</text:p>
          </table:table-cell>
          <table:table-cell/>
          <table:table-cell table:number-columns-repeated="3" table:style-name="ce175" office:value-type="float" office:value="0.000001" calcext:value-type="float">
            <text:p>1.00E-06</text:p>
          </table:table-cell>
          <table:table-cell table:style-name="ce175" table:number-columns-repeated="2"/>
          <table:table-cell table:style-name="ce175" office:value-type="float" office:value="0.0000001" calcext:value-type="float">
            <text:p>1.00E-07</text:p>
          </table:table-cell>
          <table:table-cell table:style-name="ce149"/>
          <table:table-cell table:style-name="ce149" table:formula="of:=[.BE5]/([.BE8]*[.BE9])" office:value-type="float" office:value="0.00000130266639527783" calcext:value-type="float">
            <text:p>1.30E-06</text:p>
          </table:table-cell>
          <table:table-cell table:style-name="ce149" table:number-columns-repeated="2"/>
        </table:table-row>
        <table:table-row table:style-name="ro1">
          <table:table-cell table:number-columns-repeated="8"/>
          <table:table-cell table:style-name="ce135" table:formula="of:=12*[.I18]*[.I15]/([.I17]*[.I17])" office:value-type="float" office:value="0.00078125" calcext:value-type="float">
            <text:p>7.81E-04</text:p>
          </table:table-cell>
          <table:table-cell/>
          <table:table-cell table:style-name="ce138" office:value-type="string" calcext:value-type="string">
            <text:p>gX2 (check = g1) [m/s2]</text:p>
          </table:table-cell>
          <table:table-cell table:style-name="ce149" table:formula="of:=12*[.L18]*[.L15]/([.L17]*[.L17])" office:value-type="float" office:value="11.0726643598616" calcext:value-type="float">
            <text:p>1.11E+01</text:p>
          </table:table-cell>
          <table:table-cell table:style-name="ce149"/>
          <table:table-cell table:style-name="ce159" office:value-type="string" calcext:value-type="string">
            <text:p>gX2 (check = g1)</text:p>
          </table:table-cell>
          <table:table-cell table:style-name="ce135" table:formula="of:=12*[.O18]*[.O15]/([.O17]*[.O17])" office:value-type="float" office:value="0.000000781243559494286" calcext:value-type="float">
            <text:p>7.81E-07</text:p>
          </table:table-cell>
          <table:table-cell table:style-name="ce159" office:value-type="string" calcext:value-type="string">
            <text:p>gX2 (check = g1)</text:p>
          </table:table-cell>
          <table:table-cell table:style-name="ce135" table:formula="of:=12*[.Q18]*[.Q15]/([.Q17]*[.Q17])" office:value-type="float" office:value="0.000000325666598819459" calcext:value-type="float">
            <text:p>3.26E-07</text:p>
          </table:table-cell>
          <table:table-cell table:style-name="ce135" table:formula="of:=12*[.R18]*[.R15]/([.R17]*[.R17])" office:value-type="float" office:value="0.000000325666598819459" calcext:value-type="float">
            <text:p>3.26E-07</text:p>
          </table:table-cell>
          <table:table-cell table:style-name="ce135" table:formula="of:=12*[.S18]*[.S15]/([.S17]*[.S17])" office:value-type="float" office:value="0.000000325666598819459" calcext:value-type="float">
            <text:p>3.26E-07</text:p>
          </table:table-cell>
          <table:table-cell table:style-name="ce135" table:formula="of:=12*[.T18]*[.T15]/([.T17]*[.T17])" office:value-type="float" office:value="0.00000000260533279055567" calcext:value-type="float">
            <text:p>2.61E-09</text:p>
          </table:table-cell>
          <table:table-cell table:style-name="ce135" table:formula="of:=12*[.U18]*[.U15]/([.U17]*[.U17])" office:value-type="float" office:value="0.000000325666598819459" calcext:value-type="float">
            <text:p>3.26E-07</text:p>
          </table:table-cell>
          <table:table-cell table:style-name="ce135" table:formula="of:=12*[.V18]*[.V15]/([.V17]*[.V17])" office:value-type="float" office:value="0.00000000260533279055567" calcext:value-type="float">
            <text:p>2.61E-09</text:p>
          </table:table-cell>
          <table:table-cell/>
          <table:table-cell table:style-name="ce159" office:value-type="string" calcext:value-type="string">
            <text:p>gX2 (check = g1)</text:p>
          </table:table-cell>
          <table:table-cell table:style-name="ce135" table:formula="of:=12*[.Y18]*[.Y15]/([.Y17]*[.Y17])" office:value-type="float" office:value="0.0000000407083248524323" calcext:value-type="float">
            <text:p>4.07E-08</text:p>
          </table:table-cell>
          <table:table-cell table:style-name="ce135" table:formula="of:=12*[.Z18]*[.Z15]/([.Z17]*[.Z17])" office:value-type="float" office:value="0.0000000407083248524323" calcext:value-type="float">
            <text:p>4.07E-08</text:p>
          </table:table-cell>
          <table:table-cell table:style-name="ce135" table:formula="of:=12*[.AA18]*[.AA15]/([.AA17]*[.AA17])" office:value-type="float" office:value="0.0000000407083248524323" calcext:value-type="float">
            <text:p>4.07E-08</text:p>
          </table:table-cell>
          <table:table-cell table:style-name="ce135"/>
          <table:table-cell table:style-name="ce135" table:formula="of:=12*[.AC18]*[.AC15]/([.AC17]*[.AC17])" office:value-type="float" office:value="0.0000000407083248524323" calcext:value-type="float">
            <text:p>4.07E-08</text:p>
          </table:table-cell>
          <table:table-cell table:style-name="ce135" table:formula="of:=12*[.AD18]*[.AD15]/([.AD17]*[.AD17])" office:value-type="float" office:value="0.0000000407083248524323" calcext:value-type="float">
            <text:p>4.07E-08</text:p>
          </table:table-cell>
          <table:table-cell table:style-name="ce135" table:formula="of:=12*[.AE18]*[.AE15]/([.AE17]*[.AE17])" office:value-type="float" office:value="0.0000000407083248524323" calcext:value-type="float">
            <text:p>4.07E-08</text:p>
          </table:table-cell>
          <table:table-cell table:style-name="ce135" table:formula="of:=12*[.AF18]*[.AF15]/([.AF17]*[.AF17])" office:value-type="float" office:value="0.0000000407083248524323" calcext:value-type="float">
            <text:p>4.07E-08</text:p>
          </table:table-cell>
          <table:table-cell table:style-name="ce135" table:formula="of:=12*[.AG18]*[.AG15]/([.AG17]*[.AG17])" office:value-type="float" office:value="0.0000000407083248524323" calcext:value-type="float">
            <text:p>4.07E-08</text:p>
          </table:table-cell>
          <table:table-cell table:style-name="ce135" table:formula="of:=12*[.AH18]*[.AH15]/([.AH17]*[.AH17])" office:value-type="float" office:value="0.0000000407083248524323" calcext:value-type="float">
            <text:p>4.07E-08</text:p>
          </table:table-cell>
          <table:table-cell table:style-name="ce135" table:formula="of:=12*[.AI18]*[.AI15]/([.AI17]*[.AI17])" office:value-type="float" office:value="0.0000000407083248524323" calcext:value-type="float">
            <text:p>4.07E-08</text:p>
          </table:table-cell>
          <table:table-cell table:style-name="ce135"/>
          <table:table-cell table:style-name="ce159" office:value-type="string" calcext:value-type="string">
            <text:p>gX2 (check = g1)</text:p>
          </table:table-cell>
          <table:table-cell table:style-name="ce149" table:formula="of:=12*[.AL18]*[.AL15]/([.AL17]*[.AL17])" office:value-type="float" office:value="0" calcext:value-type="float">
            <text:p>0.00E+00</text:p>
          </table:table-cell>
          <table:table-cell table:style-name="ce149" table:formula="of:=12*[.AM18]*[.AM15]/([.AM17]*[.AM17])" office:value-type="float" office:value="0" calcext:value-type="float">
            <text:p>0.00E+00</text:p>
          </table:table-cell>
          <table:table-cell table:style-name="ce149" table:formula="of:=12*[.AN18]*[.AN15]/([.AN17]*[.AN17])" office:value-type="float" office:value="0" calcext:value-type="float">
            <text:p>0.00E+00</text:p>
          </table:table-cell>
          <table:table-cell table:style-name="ce149" table:formula="of:=12*[.AO18]*[.AO15]/([.AO17]*[.AO17])" office:value-type="float" office:value="0" calcext:value-type="float">
            <text:p>0.00E+00</text:p>
          </table:table-cell>
          <table:table-cell table:style-name="ce149" table:formula="of:=12*[.AP18]*[.AP15]/([.AP17]*[.AP17])" office:value-type="float" office:value="0" calcext:value-type="float">
            <text:p>0.00E+00</text:p>
          </table:table-cell>
          <table:table-cell table:style-name="ce149" table:formula="of:=12*[.AQ18]*[.AQ15]/([.AQ17]*[.AQ17])" office:value-type="float" office:value="0" calcext:value-type="float">
            <text:p>0.00E+00</text:p>
          </table:table-cell>
          <table:table-cell/>
          <table:table-cell table:style-name="ce149" table:formula="of:=12*[.AS18]*[.AS15]/([.AS17]*[.AS17])" office:value-type="float" office:value="0" calcext:value-type="float">
            <text:p>0.00E+00</text:p>
          </table:table-cell>
          <table:table-cell table:style-name="ce159"/>
          <table:table-cell table:style-name="ce149" table:formula="of:=12*[.AU18]*[.AU15]/([.AU17]*[.AU17])" office:value-type="float" office:value="0.00001" calcext:value-type="float">
            <text:p>1.00E-05</text:p>
          </table:table-cell>
          <table:table-cell table:style-name="ce149" table:formula="of:=12*[.AV18]*[.AV15]/([.AV17]*[.AV17])" office:value-type="float" office:value="0.00001" calcext:value-type="float">
            <text:p>1.00E-05</text:p>
          </table:table-cell>
          <table:table-cell/>
          <table:table-cell table:style-name="ce149" table:formula="of:=12*[.AX18]*[.AX15]/([.AX17]*[.AX17])" office:value-type="float" office:value="0.000001" calcext:value-type="float">
            <text:p>1.00E-06</text:p>
          </table:table-cell>
          <table:table-cell table:style-name="ce149" table:formula="of:=12*[.AY18]*[.AY15]/([.AY17]*[.AY17])" office:value-type="float" office:value="0.000001" calcext:value-type="float">
            <text:p>1.00E-06</text:p>
          </table:table-cell>
          <table:table-cell table:style-name="ce149" table:formula="of:=12*[.AZ18]*[.AZ15]/([.AZ17]*[.AZ17])" office:value-type="float" office:value="0.000001" calcext:value-type="float">
            <text:p>1.00E-06</text:p>
          </table:table-cell>
          <table:table-cell table:style-name="ce149" table:number-columns-repeated="2"/>
          <table:table-cell table:style-name="ce149" table:formula="of:=12*[.BC18]*[.BC15]/([.BC17]*[.BC17])" office:value-type="float" office:value="0.0000001" calcext:value-type="float">
            <text:p>1.00E-07</text:p>
          </table:table-cell>
          <table:table-cell table:style-name="ce149"/>
          <table:table-cell table:style-name="ce149" table:formula="of:=12*[.BE18]*[.BE15]/([.BE17]*[.BE17])" office:value-type="float" office:value="0.00000130266639527783" calcext:value-type="float">
            <text:p>1.30E-06</text:p>
          </table:table-cell>
          <table:table-cell table:style-name="ce149" table:number-columns-repeated="2"/>
        </table:table-row>
        <table:table-row table:style-name="ro1">
          <table:table-cell/>
          <table:table-cell table:style-name="ce127"/>
          <table:table-cell table:number-columns-repeated="11"/>
          <table:table-cell table:style-name="ce137"/>
          <table:table-cell table:number-columns-repeated="45"/>
        </table:table-row>
        <table:table-row table:style-name="ro1">
          <table:table-cell table:number-columns-repeated="13"/>
          <table:table-cell table:style-name="ce137"/>
          <table:table-cell table:number-columns-repeated="45"/>
        </table:table-row>
        <table:table-row table:style-name="ro1">
          <table:table-cell table:number-columns-repeated="13"/>
          <table:table-cell table:style-name="ce137"/>
          <table:table-cell table:number-columns-repeated="10"/>
          <table:table-cell table:style-name="ce176" office:value-type="string" calcext:value-type="string">
            <text:p>blows up</text:p>
          </table:table-cell>
          <table:table-cell table:number-columns-repeated="2" table:style-name="ce176" office:value-type="string" calcext:value-type="string">
            <text:p>smooth interface</text:p>
          </table:table-cell>
          <table:table-cell table:style-name="ce176"/>
          <table:table-cell table:number-columns-repeated="2" table:style-name="ce176" office:value-type="string" calcext:value-type="string">
            <text:p>smooth interface</text:p>
          </table:table-cell>
          <table:table-cell table:style-name="ce176" table:number-columns-repeated="2"/>
          <table:table-cell table:number-columns-repeated="3" table:style-name="ce176" office:value-type="string" calcext:value-type="string">
            <text:p>blows up</text:p>
          </table:table-cell>
          <table:table-cell/>
          <table:table-cell table:style-name="ce180" office:value-type="string" calcext:value-type="string">
            <text:p>wniosek</text:p>
          </table:table-cell>
          <table:table-cell table:style-name="ce180" office:value-type="string" calcext:value-type="string">
            <text:p>zmarszka na koncu</text:p>
          </table:table-cell>
          <table:table-cell table:style-name="ce180" office:value-type="string" calcext:value-type="string">
            <text:p>3% wydmuchalo</text:p>
          </table:table-cell>
          <table:table-cell table:style-name="ce180" office:value-type="string" calcext:value-type="string">
            <text:p>5% wydmuchalo </text:p>
          </table:table-cell>
          <table:table-cell table:style-name="ce176" office:value-type="string" calcext:value-type="string">
            <text:p>12% wydmuchalo</text:p>
          </table:table-cell>
          <table:table-cell table:style-name="ce180" office:value-type="string" calcext:value-type="string">
            <text:p>20% wydmuchalo</text:p>
          </table:table-cell>
          <table:table-cell table:style-name="ce180" office:value-type="string" calcext:value-type="string">
            <text:p>powietrze pod przykrywka</text:p>
          </table:table-cell>
          <table:table-cell table:style-name="ce180" table:number-columns-repeated="3"/>
          <table:table-cell table:number-columns-repeated="2" table:style-name="ce180" office:value-type="string" calcext:value-type="string">
            <text:p>wybucha</text:p>
          </table:table-cell>
          <table:table-cell table:style-name="ce180"/>
          <table:table-cell table:number-columns-repeated="3" table:style-name="ce180" office:value-type="string" calcext:value-type="string">
            <text:p>maly babelek</text:p>
          </table:table-cell>
          <table:table-cell table:style-name="ce180" table:number-columns-repeated="2"/>
          <table:table-cell table:style-name="ce180" office:value-type="string" calcext:value-type="string">
            <text:p>maly babelek</text:p>
          </table:table-cell>
          <table:table-cell table:number-columns-repeated="4"/>
        </table:table-row>
        <table:table-row table:style-name="ro1">
          <table:table-cell table:style-name="ce127"/>
          <table:table-cell table:style-name="ce128"/>
          <table:table-cell table:style-name="ce129"/>
          <table:table-cell table:number-columns-repeated="33"/>
          <table:table-cell table:style-name="ce180"/>
          <table:table-cell table:number-columns-repeated="3" table:style-name="ce180" office:value-type="string" calcext:value-type="string">
            <text:p>smooth inteface</text:p>
          </table:table-cell>
          <table:table-cell table:style-name="ce180" table:number-columns-repeated="15"/>
          <table:table-cell table:number-columns-repeated="4"/>
        </table:table-row>
        <table:table-row table:style-name="ro1">
          <table:table-cell table:number-columns-repeated="59"/>
        </table:table-row>
        <table:table-row table:style-name="ro2">
          <table:table-cell table:number-columns-repeated="15"/>
          <table:table-cell table:style-name="ce163"/>
          <table:table-cell table:number-columns-repeated="12"/>
          <table:table-cell office:value-type="string" calcext:value-type="string">
            <text:p>Watchout – the formula for Re -gY doesnt work when the interface is to long</text:p>
          </table:table-cell>
          <table:table-cell table:number-columns-repeated="30"/>
        </table:table-row>
        <table:table-row table:style-name="ro1">
          <table:table-cell table:style-name="ce127"/>
          <table:table-cell table:number-columns-repeated="58"/>
        </table:table-row>
        <table:table-row table:style-name="ro1" table:number-rows-repeated="2">
          <table:table-cell table:number-columns-repeated="59"/>
        </table:table-row>
        <table:table-row table:style-name="ro1">
          <table:table-cell table:number-columns-repeated="3"/>
          <table:table-cell table:style-name="ce127"/>
          <table:table-cell table:number-columns-repeated="55"/>
        </table:table-row>
        <table:table-row table:style-name="ro1">
          <table:table-cell table:style-name="ce127"/>
          <table:table-cell table:number-columns-repeated="2"/>
          <table:table-cell table:style-name="ce127"/>
          <table:table-cell table:number-columns-repeated="55"/>
        </table:table-row>
        <table:table-row table:style-name="ro1">
          <table:table-cell table:number-columns-repeated="16"/>
          <table:table-cell table:style-name="ce137" office:value-type="string" calcext:value-type="string">
            <text:p>[U = <text:s/>5.882e-04, Sigma = <text:s/>2.941e-02, g = <text:s text:c="2"/>3.26e-07] </text:p>
          </table:table-cell>
          <table:table-cell table:number-columns-repeated="42"/>
        </table:table-row>
        <table:table-row table:style-name="ro1">
          <table:table-cell table:number-columns-repeated="16"/>
          <table:table-cell table:style-name="ce137" office:value-type="string" calcext:value-type="string">
            <text:p>[Re = <text:s text:c="3"/>1.0e-01, Ca = <text:s text:c="2"/>1.00e-03, <text:s/>We = <text:s text:c="2"/>1.00e-04]:</text:p>
          </table:table-cell>
          <table:table-cell table:number-columns-repeated="42"/>
        </table:table-row>
        <table:table-row table:style-name="ro1" table:number-rows-repeated="1048522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roznosci" table:style-name="ta1"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6" table:default-cell-style-name="ce136"/>
        <table:table-column table:style-name="co5" table:number-columns-repeated="4" table:default-cell-style-name="ce158"/>
        <table:table-column table:style-name="co17" table:default-cell-style-name="ce136"/>
        <table:table-column table:style-name="co5" table:default-cell-style-name="ce158"/>
        <table:table-column table:style-name="co5" table:default-cell-style-name="Default"/>
        <table:table-column table:style-name="co5" table:default-cell-style-name="ce136"/>
        <table:table-column table:style-name="co5" table:default-cell-style-name="ce129"/>
        <table:table-row table:style-name="ro1" table:number-rows-repeated="2">
          <table:table-cell table:number-columns-repeated="3"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53" office:value-type="string" calcext:value-type="string">
            <text:p>dp </text:p>
          </table:table-cell>
          <table:table-cell office:value-type="float" office:value="0.0000167" calcext:value-type="float">
            <text:p>1.67E-05</text:p>
          </table:table-cell>
          <table:table-cell table:style-name="ce164" office:value-type="float" office:value="0.0000167" calcext:value-type="float">
            <text:p>0.0000167</text:p>
          </table:table-cell>
          <table:table-cell table:style-name="Default"/>
          <table:table-cell table:style-name="Default" office:value-type="float" office:value="0.0000167" calcext:value-type="float">
            <text:p>1.67E-05</text:p>
          </table:table-cell>
          <table:table-cell table:style-name="Default" table:number-columns-repeated="2"/>
          <table:table-cell table:style-name="ce164" office:value-type="float" office:value="0.0001667" calcext:value-type="float">
            <text:p>0.0001667</text:p>
          </table:table-cell>
          <table:table-cell table:style-name="Default" office:value-type="float" office:value="0.0001667" calcext:value-type="float">
            <text:p>0.0001667</text:p>
          </table:table-cell>
          <table:table-cell/>
          <table:table-cell table:number-columns-repeated="2" table:style-name="Default" office:value-type="float" office:value="0.0000417" calcext:value-type="float">
            <text:p>4.17E-05</text:p>
          </table:table-cell>
        </table:table-row>
        <table:table-row table:style-name="ro1">
          <table:table-cell/>
          <table:table-cell table:style-name="ce130"/>
          <table:table-cell/>
          <table:table-cell table:style-name="ce164"/>
          <table:table-cell table:style-name="Default" table:number-columns-repeated="4"/>
          <table:table-cell table:style-name="ce16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25" office:value-type="string" calcext:value-type="string">
            <text:p>rho_air</text:p>
          </table:table-cell>
          <table:table-cell table:number-columns-repeated="2" table:style-name="ce129" office:value-type="float" office:value="1" calcext:value-type="float">
            <text:p>1.00E+00</text:p>
          </table:table-cell>
          <table:table-cell table:style-name="Default"/>
          <table:table-cell table:style-name="ce129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129" office:value-type="float" office:value="1" calcext:value-type="float">
            <text:p>1.00E+00</text:p>
          </table:table-cell>
          <table:table-cell/>
          <table:table-cell table:style-name="ce129" office:value-type="float" office:value="1" calcext:value-type="float">
            <text:p>1.00E+00</text:p>
          </table:table-cell>
          <table:table-cell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125" office:value-type="string" calcext:value-type="string">
            <text:p>rho_water</text:p>
          </table:table-cell>
          <table:table-cell table:number-columns-repeated="2" table:style-name="ce129" office:value-type="float" office:value="1" calcext:value-type="float">
            <text:p>1.00E+00</text:p>
          </table:table-cell>
          <table:table-cell table:style-name="Default"/>
          <table:table-cell table:style-name="ce129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129" office:value-type="float" office:value="1" calcext:value-type="float">
            <text:p>1.00E+00</text:p>
          </table:table-cell>
          <table:table-cell/>
          <table:table-cell table:style-name="ce129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/>
          <table:table-cell table:style-name="ce125" office:value-type="string" calcext:value-type="string">
            <text:p>L</text:p>
          </table:table-cell>
          <table:table-cell table:number-columns-repeated="2" table:style-name="ce129" office:value-type="float" office:value="128" calcext:value-type="float">
            <text:p>1.28E+02</text:p>
          </table:table-cell>
          <table:table-cell table:style-name="Default"/>
          <table:table-cell table:style-name="ce129" office:value-type="float" office:value="128" calcext:value-type="float">
            <text:p>1.28E+02</text:p>
          </table:table-cell>
          <table:table-cell table:style-name="Default" table:number-columns-repeated="2"/>
          <table:table-cell table:number-columns-repeated="2" table:style-name="ce129" office:value-type="float" office:value="128" calcext:value-type="float">
            <text:p>1.28E+02</text:p>
          </table:table-cell>
          <table:table-cell/>
          <table:table-cell table:style-name="ce129" office:value-type="float" office:value="128" calcext:value-type="float">
            <text:p>1.28E+02</text:p>
          </table:table-cell>
          <table:table-cell office:value-type="float" office:value="128" calcext:value-type="float">
            <text:p>1.28E+02</text:p>
          </table:table-cell>
        </table:table-row>
        <table:table-row table:style-name="ro1">
          <table:table-cell table:number-columns-repeated="3"/>
          <table:table-cell table:style-name="ce129"/>
          <table:table-cell table:style-name="Default" table:number-columns-repeated="4"/>
          <table:table-cell table:style-name="ce129"/>
          <table:table-cell table:style-name="ce129" office:value-type="float" office:value="0" calcext:value-type="float">
            <text:p>0.00E+0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131" office:value-type="string" calcext:value-type="string">
            <text:p>tau_water</text:p>
          </table:table-cell>
          <table:table-cell table:number-columns-repeated="2" table:style-name="ce129" office:value-type="float" office:value="3.5" calcext:value-type="float">
            <text:p>3.50E+00</text:p>
          </table:table-cell>
          <table:table-cell table:style-name="Default"/>
          <table:table-cell table:style-name="ce129" office:value-type="float" office:value="3.5" calcext:value-type="float">
            <text:p>3.50E+00</text:p>
          </table:table-cell>
          <table:table-cell table:style-name="Default" table:number-columns-repeated="2"/>
          <table:table-cell table:number-columns-repeated="2" table:style-name="ce129" office:value-type="float" office:value="3.5" calcext:value-type="float">
            <text:p>3.50E+00</text:p>
          </table:table-cell>
          <table:table-cell/>
          <table:table-cell table:style-name="ce129" office:value-type="float" office:value="2" calcext:value-type="float">
            <text:p>2.00E+00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/>
          <table:table-cell table:style-name="ce131" office:value-type="string" calcext:value-type="string">
            <text:p>tau_air</text:p>
          </table:table-cell>
          <table:table-cell table:number-columns-repeated="2" table:style-name="ce129" office:value-type="float" office:value="45.5" calcext:value-type="float">
            <text:p>4.55E+01</text:p>
          </table:table-cell>
          <table:table-cell table:style-name="Default"/>
          <table:table-cell table:style-name="ce129" office:value-type="float" office:value="45.5" calcext:value-type="float">
            <text:p>4.55E+01</text:p>
          </table:table-cell>
          <table:table-cell table:style-name="Default" table:number-columns-repeated="2"/>
          <table:table-cell table:number-columns-repeated="2" table:style-name="ce129" office:value-type="float" office:value="45.5" calcext:value-type="float">
            <text:p>4.55E+01</text:p>
          </table:table-cell>
          <table:table-cell/>
          <table:table-cell table:style-name="ce129" office:value-type="float" office:value="23" calcext:value-type="float">
            <text:p>2.30E+01</text:p>
          </table:table-cell>
          <table:table-cell office:value-type="float" office:value="23" calcext:value-type="float">
            <text:p>2.30E+01</text:p>
          </table:table-cell>
        </table:table-row>
        <table:table-row table:style-name="ro1">
          <table:table-cell table:number-columns-repeated="3"/>
          <table:table-cell table:style-name="ce129"/>
          <table:table-cell table:style-name="Default" table:number-columns-repeated="4"/>
          <table:table-cell table:style-name="ce129"/>
          <table:table-cell table:style-name="ce129" office:value-type="float" office:value="1" calcext:value-type="float">
            <text:p>1.00E+00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ce158"/>
          <table:table-cell table:style-name="Default"/>
        </table:table-row>
        <table:table-row table:style-name="ro1">
          <table:table-cell/>
          <table:table-cell table:style-name="ce131" office:value-type="string" calcext:value-type="string">
            <text:p>u_const</text:p>
          </table:table-cell>
          <table:table-cell table:style-name="ce129" office:value-type="float" office:value="0.0000784" calcext:value-type="float">
            <text:p>7.84E-05</text:p>
          </table:table-cell>
          <table:table-cell office:value-type="float" office:value="0.0000784" calcext:value-type="float">
            <text:p>7.84E-05</text:p>
          </table:table-cell>
          <table:table-cell/>
          <table:table-cell table:style-name="ce136" office:value-type="float" office:value="0.0000784" calcext:value-type="float">
            <text:p>7.84E-05</text:p>
          </table:table-cell>
          <table:table-cell table:number-columns-repeated="2"/>
          <table:table-cell office:value-type="float" office:value="0.000784" calcext:value-type="float">
            <text:p>7.84E-04</text:p>
          </table:table-cell>
          <table:table-cell table:style-name="ce136" office:value-type="float" office:value="0.000784" calcext:value-type="float">
            <text:p>7.84E-04</text:p>
          </table:table-cell>
          <table:table-cell/>
          <table:table-cell table:number-columns-repeated="2" office:value-type="float" office:value="0.000392" calcext:value-type="float">
            <text:p>3.92E-04</text:p>
          </table:table-cell>
        </table:table-row>
        <table:table-row table:style-name="ro1">
          <table:table-cell/>
          <table:table-cell table:style-name="ce130" office:value-type="string" calcext:value-type="string">
            <text:p>u_max</text:p>
          </table:table-cell>
          <table:table-cell table:style-name="ce129" office:value-type="float" office:value="0.000118" calcext:value-type="float">
            <text:p>1.18E-04</text:p>
          </table:table-cell>
          <table:table-cell office:value-type="float" office:value="0.000118" calcext:value-type="float">
            <text:p>1.18E-04</text:p>
          </table:table-cell>
          <table:table-cell/>
          <table:table-cell table:style-name="ce136" office:value-type="float" office:value="0.000118" calcext:value-type="float">
            <text:p>1.18E-04</text:p>
          </table:table-cell>
          <table:table-cell table:number-columns-repeated="2"/>
          <table:table-cell office:value-type="float" office:value="0.00118" calcext:value-type="float">
            <text:p>1.18E-03</text:p>
          </table:table-cell>
          <table:table-cell table:style-name="ce136" office:value-type="float" office:value="0.00118" calcext:value-type="float">
            <text:p>1.18E-03</text:p>
          </table:table-cell>
          <table:table-cell/>
          <table:table-cell table:number-columns-repeated="2" office:value-type="float" office:value="0.000588" calcext:value-type="float">
            <text:p>5.88E-04</text:p>
          </table:table-cell>
        </table:table-row>
        <table:table-row table:style-name="ro1">
          <table:table-cell/>
          <table:table-cell table:style-name="ce125" office:value-type="string" calcext:value-type="string">
            <text:p>d</text:p>
          </table:table-cell>
          <table:table-cell table:style-name="ce129" office:value-type="float" office:value="85" calcext:value-type="float">
            <text:p>8.50E+01</text:p>
          </table:table-cell>
          <table:table-cell office:value-type="float" office:value="85" calcext:value-type="float">
            <text:p>8.50E+01</text:p>
          </table:table-cell>
          <table:table-cell/>
          <table:table-cell table:style-name="ce136" office:value-type="float" office:value="85" calcext:value-type="float">
            <text:p>8.50E+01</text:p>
          </table:table-cell>
          <table:table-cell table:number-columns-repeated="2"/>
          <table:table-cell office:value-type="float" office:value="85" calcext:value-type="float">
            <text:p>8.50E+01</text:p>
          </table:table-cell>
          <table:table-cell table:style-name="ce136" office:value-type="float" office:value="85" calcext:value-type="float">
            <text:p>8.50E+01</text:p>
          </table:table-cell>
          <table:table-cell/>
          <table:table-cell table:number-columns-repeated="2" office:value-type="float" office:value="85" calcext:value-type="float">
            <text:p>8.50E+01</text:p>
          </table:table-cell>
        </table:table-row>
        <table:table-row table:style-name="ro1">
          <table:table-cell/>
          <table:table-cell table:style-name="ce125" office:value-type="string" calcext:value-type="string">
            <text:p>v_water</text:p>
          </table:table-cell>
          <table:table-cell table:style-name="ce129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  <table:table-cell/>
          <table:table-cell table:style-name="ce136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36" office:value-type="float" office:value="1" calcext:value-type="float">
            <text:p>1.00E+00</text:p>
          </table:table-cell>
          <table:table-cell/>
          <table:table-cell table:number-columns-repeated="2" office:value-type="float" office:value="0.5" calcext:value-type="float">
            <text:p>5.00E-01</text:p>
          </table:table-cell>
        </table:table-row>
        <table:table-row table:style-name="ro1">
          <table:table-cell/>
          <table:table-cell table:style-name="ce170" office:value-type="string" calcext:value-type="string">
            <text:p>v_air</text:p>
          </table:table-cell>
          <table:table-cell table:style-name="ce129" office:value-type="float" office:value="15" calcext:value-type="float">
            <text:p>1.50E+01</text:p>
          </table:table-cell>
          <table:table-cell table:style-name="ce182" office:value-type="float" office:value="15" calcext:value-type="float">
            <text:p>1.50E+01</text:p>
          </table:table-cell>
          <table:table-cell/>
          <table:table-cell table:style-name="ce136" office:value-type="float" office:value="15" calcext:value-type="float">
            <text:p>1.50E+01</text:p>
          </table:table-cell>
          <table:table-cell table:number-columns-repeated="2"/>
          <table:table-cell table:style-name="ce182" office:value-type="float" office:value="15" calcext:value-type="float">
            <text:p>1.50E+01</text:p>
          </table:table-cell>
          <table:table-cell table:style-name="ce136" office:value-type="float" office:value="15" calcext:value-type="float">
            <text:p>1.50E+01</text:p>
          </table:table-cell>
          <table:table-cell/>
          <table:table-cell table:number-columns-repeated="2" office:value-type="float" office:value="7.5" calcext:value-type="float">
            <text:p>7.50E+00</text:p>
          </table:table-cell>
        </table:table-row>
        <table:table-row table:style-name="ro1">
          <table:table-cell table:number-columns-repeated="11"/>
          <table:table-cell table:style-name="ce158"/>
          <table:table-cell table:style-name="Default"/>
        </table:table-row>
        <table:table-row table:style-name="ro1">
          <table:table-cell/>
          <table:table-cell table:style-name="ce134" office:value-type="string" calcext:value-type="string">
            <text:p>Surf tension</text:p>
          </table:table-cell>
          <table:table-cell table:style-name="ce129" office:value-type="float" office:value="0.0005" calcext:value-type="float">
            <text:p>5.00E-04</text:p>
          </table:table-cell>
          <table:table-cell office:value-type="float" office:value="0.0005" calcext:value-type="float">
            <text:p>5.00E-04</text:p>
          </table:table-cell>
          <table:table-cell/>
          <table:table-cell table:style-name="ce136" office:value-type="float" office:value="0.0005" calcext:value-type="float">
            <text:p>5.00E-04</text:p>
          </table:table-cell>
          <table:table-cell table:number-columns-repeated="2"/>
          <table:table-cell office:value-type="float" office:value="0.00005" calcext:value-type="float">
            <text:p>5.00E-05</text:p>
          </table:table-cell>
          <table:table-cell table:style-name="ce136" office:value-type="float" office:value="0.0005" calcext:value-type="float">
            <text:p>5.00E-04</text:p>
          </table:table-cell>
          <table:table-cell/>
          <table:table-cell table:number-columns-repeated="2" office:value-type="float" office:value="0.005" calcext:value-type="float">
            <text:p>5.00E-03</text:p>
          </table:table-cell>
        </table:table-row>
        <table:table-row table:style-name="ro1">
          <table:table-cell table:number-columns-repeated="3"/>
          <table:table-cell table:style-name="ce185"/>
          <table:table-cell table:number-columns-repeated="4"/>
          <table:table-cell table:style-name="ce185"/>
          <table:table-cell table:number-columns-repeated="2"/>
          <table:table-cell table:style-name="ce158"/>
          <table:table-cell table:style-name="Default"/>
        </table:table-row>
        <table:table-row table:style-name="ro1">
          <table:table-cell/>
          <table:table-cell office:value-type="string" calcext:value-type="string">
            <text:p>tau_interpolation</text:p>
          </table:table-cell>
          <table:table-cell/>
          <table:table-cell table:style-name="ce185"/>
          <table:table-cell table:number-columns-repeated="4"/>
          <table:table-cell table:style-name="ce185"/>
          <table:table-cell table:number-columns-repeated="2"/>
          <table:table-cell table:style-name="ce158" office:value-type="string" calcext:value-type="string">
            <text:p>Eq 23</text:p>
          </table:table-cell>
          <table:table-cell table:style-name="Default" office:value-type="string" calcext:value-type="string">
            <text:p>Eq 23</text:p>
          </table:table-cell>
        </table:table-row>
        <table:table-row table:style-name="ro1">
          <table:table-cell/>
          <table:table-cell table:style-name="ce162" office:value-type="string" calcext:value-type="string">
            <text:p>Re</text:p>
          </table:table-cell>
          <table:table-cell table:style-name="ce151" office:value-type="float" office:value="0.01" calcext:value-type="float">
            <text:p>1.00E-02</text:p>
          </table:table-cell>
          <table:table-cell table:style-name="ce183" office:value-type="float" office:value="0.01" calcext:value-type="float">
            <text:p>1.00E-02</text:p>
          </table:table-cell>
          <table:table-cell table:style-name="ce137"/>
          <table:table-cell table:style-name="ce151" office:value-type="float" office:value="0.01" calcext:value-type="float">
            <text:p>1.00E-02</text:p>
          </table:table-cell>
          <table:table-cell table:style-name="ce137" table:number-columns-repeated="2"/>
          <table:table-cell table:style-name="ce183" office:value-type="float" office:value="0.1" calcext:value-type="float">
            <text:p>1.00E-01</text:p>
          </table:table-cell>
          <table:table-cell table:style-name="ce151" office:value-type="float" office:value="0.1" calcext:value-type="float">
            <text:p>1.00E-01</text:p>
          </table:table-cell>
          <table:table-cell/>
          <table:table-cell table:number-columns-repeated="2"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156" office:value-type="string" calcext:value-type="string">
            <text:p>We</text:p>
          </table:table-cell>
          <table:table-cell table:style-name="ce151" office:value-type="float" office:value="0.00235" calcext:value-type="float">
            <text:p>2.35E-03</text:p>
          </table:table-cell>
          <table:table-cell table:style-name="ce149" office:value-type="float" office:value="0.00235" calcext:value-type="float">
            <text:p>2.35E-03</text:p>
          </table:table-cell>
          <table:table-cell table:style-name="ce137"/>
          <table:table-cell table:style-name="ce151" office:value-type="float" office:value="0.00235" calcext:value-type="float">
            <text:p>2.35E-03</text:p>
          </table:table-cell>
          <table:table-cell table:style-name="ce137" table:number-columns-repeated="2"/>
          <table:table-cell table:style-name="ce149" office:value-type="float" office:value="2.35" calcext:value-type="float">
            <text:p>2.35E+00</text:p>
          </table:table-cell>
          <table:table-cell table:style-name="ce151" office:value-type="float" office:value="0.235" calcext:value-type="float">
            <text:p>2.35E-01</text:p>
          </table:table-cell>
          <table:table-cell/>
          <table:table-cell table:number-columns-repeated="2" office:value-type="float" office:value="0.00588" calcext:value-type="float">
            <text:p>5.88E-03</text:p>
          </table:table-cell>
        </table:table-row>
        <table:table-row table:style-name="ro1">
          <table:table-cell/>
          <table:table-cell table:style-name="ce157" office:value-type="string" calcext:value-type="string">
            <text:p>Ca</text:p>
          </table:table-cell>
          <table:table-cell table:style-name="ce151" office:value-type="float" office:value="0.235" calcext:value-type="float">
            <text:p>2.35E-01</text:p>
          </table:table-cell>
          <table:table-cell table:style-name="ce149" office:value-type="float" office:value="0.235" calcext:value-type="float">
            <text:p>2.35E-01</text:p>
          </table:table-cell>
          <table:table-cell table:style-name="ce137"/>
          <table:table-cell table:style-name="ce151" office:value-type="float" office:value="0.235" calcext:value-type="float">
            <text:p>2.35E-01</text:p>
          </table:table-cell>
          <table:table-cell table:style-name="ce137" table:number-columns-repeated="2"/>
          <table:table-cell table:style-name="ce149" office:value-type="float" office:value="23.5" calcext:value-type="float">
            <text:p>2.35E+01</text:p>
          </table:table-cell>
          <table:table-cell table:style-name="ce151" office:value-type="float" office:value="2.35" calcext:value-type="float">
            <text:p>2.35E+00</text:p>
          </table:table-cell>
          <table:table-cell/>
          <table:table-cell table:number-columns-repeated="2" office:value-type="float" office:value="0.0588" calcext:value-type="float">
            <text:p>5.88E-02</text:p>
          </table:table-cell>
        </table:table-row>
        <table:table-row table:style-name="ro1">
          <table:table-cell/>
          <table:table-cell table:style-name="ce157" office:value-type="string" calcext:value-type="string">
            <text:p>Eo</text:p>
          </table:table-cell>
          <table:table-cell table:number-columns-repeated="2" table:style-name="ce151" office:value-type="float" office:value="0" calcext:value-type="float">
            <text:p>0.00E+00</text:p>
          </table:table-cell>
          <table:table-cell table:style-name="ce137"/>
          <table:table-cell table:style-name="ce151" office:value-type="float" office:value="0" calcext:value-type="float">
            <text:p>0.00E+00</text:p>
          </table:table-cell>
          <table:table-cell table:style-name="ce137" table:number-columns-repeated="2"/>
          <table:table-cell table:number-columns-repeated="2" table:style-name="ce151" office:value-type="float" office:value="0" calcext:value-type="float">
            <text:p>0.00E+00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0.424" calcext:value-type="float">
            <text:p>4.24E-01</text:p>
          </table:table-cell>
        </table:table-row>
        <table:table-row table:style-name="ro1">
          <table:table-cell/>
          <table:table-cell table:style-name="ce151"/>
          <table:table-cell table:style-name="ce137"/>
          <table:table-cell table:style-name="ce151" office:value-type="string" calcext:value-type="string">
            <text:p>parasitic currents?</text:p>
          </table:table-cell>
          <table:table-cell table:style-name="ce137" table:number-columns-repeated="4"/>
          <table:table-cell table:style-name="ce151" office:value-type="string" calcext:value-type="string">
            <text:p>bubble blow away</text:p>
          </table:table-cell>
          <table:table-cell table:style-name="ce137" office:value-type="string" calcext:value-type="string">
            <text:p>wavy bubble</text:p>
          </table:table-cell>
          <table:table-cell/>
          <table:table-cell table:style-name="ce158" office:value-type="string" calcext:value-type="string">
            <text:p>ok</text:p>
          </table:table-cell>
          <table:table-cell table:style-name="Default" office:value-type="string" calcext:value-type="string">
            <text:p>crashes</text:p>
          </table:table-cell>
        </table:table-row>
        <table:table-row table:style-name="ro1">
          <table:table-cell/>
          <table:table-cell table:style-name="ce157" office:value-type="string" calcext:value-type="string">
            <text:p>v ratio water/air</text:p>
          </table:table-cell>
          <table:table-cell/>
          <table:table-cell office:value-type="float" office:value="0.0667" calcext:value-type="float">
            <text:p>6.67E-02</text:p>
          </table:table-cell>
          <table:table-cell/>
          <table:table-cell table:style-name="ce136" office:value-type="float" office:value="0.0667" calcext:value-type="float">
            <text:p>6.67E-02</text:p>
          </table:table-cell>
          <table:table-cell table:number-columns-repeated="2"/>
          <table:table-cell office:value-type="float" office:value="0.0667" calcext:value-type="float">
            <text:p>6.67E-02</text:p>
          </table:table-cell>
          <table:table-cell table:style-name="ce136" office:value-type="float" office:value="0.0667" calcext:value-type="float">
            <text:p>6.67E-02</text:p>
          </table:table-cell>
          <table:table-cell/>
          <table:table-cell table:number-columns-repeated="2" office:value-type="float" office:value="0.0667" calcext:value-type="float">
            <text:p>6.67E-02</text:p>
          </table:table-cell>
        </table:table-row>
        <table:table-row table:style-name="ro1">
          <table:table-cell/>
          <table:table-cell table:style-name="ce157" office:value-type="string" calcext:value-type="string">
            <text:p>rho <text:s/>ratio water/air</text:p>
          </table:table-cell>
          <table:table-cell/>
          <table:table-cell office:value-type="float" office:value="1" calcext:value-type="float">
            <text:p>1.00E+00</text:p>
          </table:table-cell>
          <table:table-cell/>
          <table:table-cell table:style-name="ce136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36" office:value-type="float" office:value="1" calcext:value-type="float">
            <text:p>1.00E+00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10" calcext:value-type="float">
            <text:p>1.00E+01</text:p>
          </table:table-cell>
        </table:table-row>
        <table:table-row table:style-name="ro1">
          <table:table-cell/>
          <table:table-cell table:style-name="ce158"/>
          <table:table-cell/>
          <table:table-cell table:style-name="ce135"/>
          <table:table-cell table:number-columns-repeated="4"/>
          <table:table-cell table:style-name="ce135"/>
          <table:table-cell table:number-columns-repeated="2"/>
          <table:table-cell table:style-name="ce158"/>
          <table:table-cell table:style-name="Default"/>
        </table:table-row>
        <table:table-row table:style-name="ro1">
          <table:table-cell/>
          <table:table-cell table:style-name="ce158" office:value-type="string" calcext:value-type="string">
            <text:p>dyn visc ratio water/air</text:p>
          </table:table-cell>
          <table:table-cell/>
          <table:table-cell table:style-name="ce135" office:value-type="float" office:value="0.0667" calcext:value-type="float">
            <text:p>6.67E-02</text:p>
          </table:table-cell>
          <table:table-cell/>
          <table:table-cell table:style-name="ce136" office:value-type="float" office:value="0.0667" calcext:value-type="float">
            <text:p>6.67E-02</text:p>
          </table:table-cell>
          <table:table-cell table:number-columns-repeated="2"/>
          <table:table-cell table:style-name="ce135" office:value-type="float" office:value="0.0667" calcext:value-type="float">
            <text:p>6.67E-02</text:p>
          </table:table-cell>
          <table:table-cell table:style-name="ce136" office:value-type="float" office:value="0.0667" calcext:value-type="float">
            <text:p>6.67E-02</text:p>
          </table:table-cell>
          <table:table-cell/>
          <table:table-cell office:value-type="float" office:value="0.0667" calcext:value-type="float">
            <text:p>6.67E-02</text:p>
          </table:table-cell>
          <table:table-cell office:value-type="float" office:value="0.667" calcext:value-type="float">
            <text:p>6.67E-01</text:p>
          </table:table-cell>
        </table:table-row>
        <table:table-row table:style-name="ro1" table:number-rows-repeated="2">
          <table:table-cell/>
          <table:table-cell table:style-name="ce151"/>
          <table:table-cell table:number-columns-repeated="9"/>
          <table:table-cell table:style-name="ce158"/>
          <table:table-cell table:style-name="Default"/>
        </table:table-row>
        <table:table-row table:style-name="ro1">
          <table:table-cell/>
          <table:table-cell table:style-name="ce159" office:value-type="string" calcext:value-type="string">
            <text:p>gX1</text:p>
          </table:table-cell>
          <table:table-cell table:style-name="ce129" office:value-type="float" office:value="0.00000013" calcext:value-type="float">
            <text:p>1.30E-07</text:p>
          </table:table-cell>
          <table:table-cell table:style-name="ce135" office:value-type="float" office:value="0.00000013" calcext:value-type="float">
            <text:p>1.30E-07</text:p>
          </table:table-cell>
          <table:table-cell/>
          <table:table-cell table:style-name="ce136" office:value-type="float" office:value="0.00000013" calcext:value-type="float">
            <text:p>1.30E-07</text:p>
          </table:table-cell>
          <table:table-cell table:number-columns-repeated="2"/>
          <table:table-cell table:style-name="ce135" office:value-type="float" office:value="0.0000013" calcext:value-type="float">
            <text:p>1.30E-06</text:p>
          </table:table-cell>
          <table:table-cell table:style-name="ce136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>
          <table:table-cell/>
          <table:table-cell table:style-name="ce159" office:value-type="string" calcext:value-type="string">
            <text:p>gX2 (check = g1)</text:p>
          </table:table-cell>
          <table:table-cell table:style-name="ce129" office:value-type="float" office:value="0.00000013" calcext:value-type="float">
            <text:p>1.30E-07</text:p>
          </table:table-cell>
          <table:table-cell table:style-name="ce135" office:value-type="float" office:value="0.00000013" calcext:value-type="float">
            <text:p>1.30E-07</text:p>
          </table:table-cell>
          <table:table-cell/>
          <table:table-cell table:style-name="ce136" office:value-type="float" office:value="0.00000013" calcext:value-type="float">
            <text:p>1.30E-07</text:p>
          </table:table-cell>
          <table:table-cell table:number-columns-repeated="2"/>
          <table:table-cell table:style-name="ce135" office:value-type="float" office:value="0.0000013" calcext:value-type="float">
            <text:p>1.30E-06</text:p>
          </table:table-cell>
          <table:table-cell table:style-name="ce136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 table:number-rows-repeated="4">
          <table:table-cell table:number-columns-repeated="3"/>
          <table:table-cell table:style-name="ce158"/>
          <table:table-cell table:number-columns-repeated="4"/>
          <table:table-cell table:style-name="ce158"/>
          <table:table-cell/>
          <table:table-cell table:style-name="ce158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8"/>
          <table:table-cell table:number-columns-repeated="4"/>
          <table:table-cell table:style-name="ce158"/>
          <table:table-cell/>
          <table:table-cell table:style-name="ce158"/>
          <table:table-cell table:style-name="Default" table:number-columns-repeated="2"/>
        </table:table-row>
      </table:table>
      <table:table table:name="viscosity" table:style-name="ta1">
        <table:table-column table:style-name="co12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53" office:value-type="string" calcext:value-type="string">
            <text:p>v</text:p>
          </table:table-cell>
          <table:table-cell table:style-name="ce153" table:number-columns-repeated="2"/>
          <table:table-cell table:formula="of:=(1/[.E5] - 0.5)/3" office:value-type="float" office:value="0.166666666666667" calcext:value-type="float">
            <text:p>0.166666666666667</text:p>
          </table:table-cell>
          <table:table-cell table:formula="of:=(1/[.F5] - 0.5)/3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/>
          <table:table-cell table:style-name="ce134" office:value-type="string" calcext:value-type="string">
            <text:p>s_v = omega</text:p>
          </table:table-cell>
          <table:table-cell table:style-name="ce134"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/>
          <table:table-cell table:style-name="ce153" office:value-type="string" calcext:value-type="string">
            <text:p>tau</text:p>
          </table:table-cell>
          <table:table-cell table:style-name="ce153" table:number-columns-repeated="2"/>
          <table:table-cell table:formula="of:=1/[.E5]" office:value-type="float" office:value="1" calcext:value-type="float">
            <text:p>1</text:p>
          </table:table-cell>
          <table:table-cell table:formula="of:=1/[.F5]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4" office:value-type="string" calcext:value-type="string">
            <text:p>v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166" calcext:value-type="float">
            <text:p>0.166</text:p>
          </table:table-cell>
          <table:table-cell office:value-type="float" office:value="1.166" calcext:value-type="float">
            <text:p>1.166</text:p>
          </table:table-cell>
          <table:table-cell table:number-columns-repeated="1018"/>
        </table:table-row>
        <table:table-row table:style-name="ro1">
          <table:table-cell/>
          <table:table-cell table:style-name="ce131" office:value-type="string" calcext:value-type="string">
            <text:p>s_v = omega</text:p>
          </table:table-cell>
          <table:table-cell table:formula="of:=1/(3*[.C9] +0.5)" office:value-type="float" office:value="1.98807157057654" calcext:value-type="float">
            <text:p>1.98807157057654</text:p>
          </table:table-cell>
          <table:table-cell table:formula="of:=1/(3*[.D9] +0.5)" office:value-type="float" office:value="1.88679245283019" calcext:value-type="float">
            <text:p>1.88679245283019</text:p>
          </table:table-cell>
          <table:table-cell table:formula="of:=1/(3*[.E9] +0.5)" office:value-type="float" office:value="1.00200400801603" calcext:value-type="float">
            <text:p>1.00200400801603</text:p>
          </table:table-cell>
          <table:table-cell table:formula="of:=1/(3*[.F9] +0.5)" office:value-type="float" office:value="0.250125062531266" calcext:value-type="float">
            <text:p>0.250125062531266</text:p>
          </table:table-cell>
          <table:table-cell table:number-columns-repeated="1018"/>
        </table:table-row>
        <table:table-row table:style-name="ro1">
          <table:table-cell/>
          <table:table-cell table:style-name="ce153" office:value-type="string" calcext:value-type="string">
            <text:p>tau</text:p>
          </table:table-cell>
          <table:table-cell table:formula="of:=1/[.C10]" office:value-type="float" office:value="0.503" calcext:value-type="float">
            <text:p>0.503</text:p>
          </table:table-cell>
          <table:table-cell table:formula="of:=1/[.D10]" office:value-type="float" office:value="0.53" calcext:value-type="float">
            <text:p>0.53</text:p>
          </table:table-cell>
          <table:table-cell table:formula="of:=1/[.E10]" office:value-type="float" office:value="0.998" calcext:value-type="float">
            <text:p>0.998</text:p>
          </table:table-cell>
          <table:table-cell table:formula="of:=1/[.F10]" office:value-type="float" office:value="3.998" calcext:value-type="float">
            <text:p>3.99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1" office:value-type="string" calcext:value-type="string">
            <text:p>v</text:p>
          </table:table-cell>
          <table:table-cell table:style-name="ce131" table:number-columns-repeated="2"/>
          <table:table-cell table:formula="of:=([.E16] - 0.5)/3" office:value-type="float" office:value="0.166666666666667" calcext:value-type="float">
            <text:p>0.166666666666667</text:p>
          </table:table-cell>
          <table:table-cell table:formula="of:=([.F16] - 0.5)/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31" office:value-type="string" calcext:value-type="string">
            <text:p>s_v = omega</text:p>
          </table:table-cell>
          <table:table-cell table:style-name="ce131" table:number-columns-repeated="2"/>
          <table:table-cell table:formula="of:=1/[.E16]" office:value-type="float" office:value="1" calcext:value-type="float">
            <text:p>1</text:p>
          </table:table-cell>
          <table:table-cell table:formula="of:=1/[.F16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34" office:value-type="string" calcext:value-type="string">
            <text:p>tau</text:p>
          </table:table-cell>
          <table:table-cell table:style-name="ce134"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ed of sound, cs =</text:p>
          </table:table-cell>
          <table:table-cell table:formula="of:=1/SQRT(3)" office:value-type="float" office:value="0.577350269189626" calcext:value-type="float">
            <text:p>0.57735026918962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4" office:value-type="string" calcext:value-type="string">
            <text:p>u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012"/>
        </table:table-row>
        <table:table-row table:style-name="ro1">
          <table:table-cell/>
          <table:table-cell table:style-name="ce153" office:value-type="string" calcext:value-type="string">
            <text:p>Ma</text:p>
          </table:table-cell>
          <table:table-cell table:formula="of:=[.C28]/[.$C$26]" office:value-type="float" office:value="0.0173205080756888" calcext:value-type="float">
            <text:p>0.017320508075689</text:p>
          </table:table-cell>
          <table:table-cell table:formula="of:=[.D28]/[.$C$26]" office:value-type="float" office:value="0.0866025403784439" calcext:value-type="float">
            <text:p>0.086602540378444</text:p>
          </table:table-cell>
          <table:table-cell table:formula="of:=[.E28]/[.$C$26]" office:value-type="float" office:value="0.173205080756888" calcext:value-type="float">
            <text:p>0.173205080756888</text:p>
          </table:table-cell>
          <table:table-cell table:formula="of:=[.F28]/[.$C$26]" office:value-type="float" office:value="0.346410161513775" calcext:value-type="float">
            <text:p>0.346410161513775</text:p>
          </table:table-cell>
          <table:table-cell table:formula="of:=[.G28]/[.$C$26]" office:value-type="float" office:value="0.519615242270663" calcext:value-type="float">
            <text:p>0.519615242270663</text:p>
          </table:table-cell>
          <table:table-cell table:formula="of:=[.H28]/[.$C$26]" office:value-type="float" office:value="0.692820323027551" calcext:value-type="float">
            <text:p>0.692820323027551</text:p>
          </table:table-cell>
          <table:table-cell table:formula="of:=[.I28]/[.$C$26]" office:value-type="float" office:value="0.866025403784438" calcext:value-type="float">
            <text:p>0.866025403784438</text:p>
          </table:table-cell>
          <table:table-cell table:formula="of:=[.J28]/[.$C$26]" office:value-type="float" office:value="1.03923048454133" calcext:value-type="float">
            <text:p>1.03923048454133</text:p>
          </table:table-cell>
          <table:table-cell table:formula="of:=[.K28]/[.$C$26]" office:value-type="float" office:value="1.21243556529821" calcext:value-type="float">
            <text:p>1.21243556529821</text:p>
          </table:table-cell>
          <table:table-cell table:formula="of:=[.L28]/[.$C$26]" office:value-type="float" office:value="1.3856406460551" calcext:value-type="float">
            <text:p>1.385640646055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3" office:value-type="string" calcext:value-type="string">
            <text:p>u</text:p>
          </table:table-cell>
          <table:table-cell table:formula="of:=[.C26]*[.$C$32]" office:value-type="float" office:value="0.0577350269189626" calcext:value-type="float">
            <text:p>0.057735026918963</text:p>
          </table:table-cell>
          <table:table-cell table:number-columns-repeated="1021"/>
        </table:table-row>
        <table:table-row table:style-name="ro1">
          <table:table-cell/>
          <table:table-cell table:style-name="ce134" office:value-type="string" calcext:value-type="string">
            <text:p>Ma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</table:table>
      <table:table table:name="parasitic currents" table:style-name="ta1">
        <table:table-column table:style-name="co21" table:default-cell-style-name="Default"/>
        <table:table-column table:style-name="co5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ce129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attice 256x25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uble 56x5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isi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ing <text:s/>scheme</text:p>
          </table:table-cell>
          <table:table-cell office:value-type="string" calcext:value-type="string">
            <text:p>relaxation </text:p>
          </table:table-cell>
          <table:table-cell table:style-name="Default" office:value-type="string" calcext:value-type="string">
            <text:p>u_spurious</text:p>
          </table:table-cell>
          <table:table-cell office:value-type="string" calcext:value-type="string">
            <text:p>rho*</text:p>
          </table:table-cell>
          <table:table-cell office:value-type="string" calcext:value-type="string">
            <text:p>kin_visc*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RT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Linear – eq 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RT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Linear – eq 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ustawka" table:style-name="ta1">
        <table:table-column table:style-name="co5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128x12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MRT</text:p>
          </table:table-cell>
        </table:table-row>
        <table:table-row table:style-name="ro1">
          <table:table-cell/>
          <table:table-cell office:value-type="string" calcext:value-type="string">
            <text:p>Viscosity_l</text:p>
          </table:table-cell>
          <table:table-cell office:value-type="float" office:value="0.1666" calcext:value-type="float">
            <text:p>0.16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cosity_h</text:p>
          </table:table-cell>
          <table:table-cell office:value-type="float" office:value="0.1666" calcext:value-type="float">
            <text:p>0.16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sity_h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sity_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nterface width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M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ce129" office:value-type="float" office:value="0.00001" calcext:value-type="float">
            <text:p>1.00E-0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is</text:p>
          </table:table-cell>
          <table:table-cell table:number-columns-repeated="2"/>
          <table:table-cell office:value-type="string" calcext:value-type="string">
            <text:p>nic ciekawego, troche babelkow sie gubi po katach</text:p>
          </table:table-cell>
          <table:table-cell/>
        </table:table-row>
      </table:table>
      <table:table table:name="kropelka w rzecze" table:style-name="ta1">
        <table:table-column table:style-name="co24" table:default-cell-style-name="Default"/>
        <table:table-column table:style-name="co25" table:default-cell-style-name="Default"/>
        <table:table-column table:style-name="co5" table:number-columns-repeated="3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1" table:default-cell-style-name="Default"/>
        <table:table-column table:style-name="co5" table:number-columns-repeated="7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MRT</text:p>
          </table:table-cell>
          <table:table-cell table:number-columns-repeated="7"/>
          <table:table-cell office:value-type="string" calcext:value-type="string">
            <text:p>runnup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iscosity_l</text:p>
          </table:table-cell>
          <table:table-cell office:value-type="float" office:value="0.1666" calcext:value-type="float">
            <text:p>0.1666</text:p>
          </table:table-cell>
          <table:table-cell table:number-columns-repeated="8"/>
          <table:table-cell office:value-type="string" calcext:value-type="string">
            <text:p>1280=256*5</text:p>
          </table:table-cell>
          <table:table-cell office:value-type="string" calcext:value-type="string">
            <text:p>jeden obrot</text:p>
          </table:table-cell>
          <table:table-cell table:number-columns-repeated="4"/>
          <table:table-cell office:value-type="string" calcext:value-type="string">
            <text:p>Uf </text:p>
          </table:table-cell>
          <table:table-cell table:style-name="ce130" table:formula="of:=0.2886751346*10" office:value-type="float" office:value="2.886751346" calcext:value-type="float">
            <text:p>2.8867513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cosity_h</text:p>
          </table:table-cell>
          <table:table-cell office:value-type="float" office:value="0.1666" calcext:value-type="float">
            <text:p>0.1666</text:p>
          </table:table-cell>
          <table:table-cell table:number-columns-repeated="8"/>
          <table:table-cell table:formula="of:=128*1" office:value-type="float" office:value="128" calcext:value-type="float">
            <text:p>128</text:p>
          </table:table-cell>
          <table:table-cell table:formula="of:=[.L4]+[.$N$2]" office:value-type="float" office:value="127" calcext:value-type="float">
            <text:p>127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([.S4]*[.$S$3])" office:value-type="float" office:value="2.886751346" calcext:value-type="float">
            <text:p>2.886751346</text:p>
          </table:table-cell>
        </table:table-row>
        <table:table-row table:style-name="ro1">
          <table:table-cell/>
          <table:table-cell office:value-type="string" calcext:value-type="string">
            <text:p>Density_h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formula="of:=128*2" office:value-type="float" office:value="256" calcext:value-type="float">
            <text:p>256</text:p>
          </table:table-cell>
          <table:table-cell table:formula="of:=[.L5]+[.$N$2]" office:value-type="float" office:value="255" calcext:value-type="float">
            <text:p>255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([.S5]*[.$S$3])" office:value-type="float" office:value="5.773502692" calcext:value-type="float">
            <text:p>5.773502692</text:p>
          </table:table-cell>
        </table:table-row>
        <table:table-row table:style-name="ro1">
          <table:table-cell/>
          <table:table-cell office:value-type="string" calcext:value-type="string">
            <text:p>Density_l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128*3" office:value-type="float" office:value="384" calcext:value-type="float">
            <text:p>384</text:p>
          </table:table-cell>
          <table:table-cell table:formula="of:=[.L6]+[.$N$2]" office:value-type="float" office:value="383" calcext:value-type="float">
            <text:p>383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formula="of:=([.S6]*[.$S$3])" office:value-type="float" office:value="8.660254038" calcext:value-type="float">
            <text:p>8.660254038</text:p>
          </table:table-cell>
        </table:table-row>
        <table:table-row table:style-name="ro1">
          <table:table-cell table:number-columns-repeated="11"/>
          <table:table-cell table:formula="of:=128*4" office:value-type="float" office:value="512" calcext:value-type="float">
            <text:p>512</text:p>
          </table:table-cell>
          <table:table-cell table:formula="of:=[.L7]+[.$N$2]" office:value-type="float" office:value="511" calcext:value-type="float">
            <text:p>511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([.S7]*[.$S$3])" office:value-type="float" office:value="11.547005384" calcext:value-type="float">
            <text:p>11.547005384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128*5" office:value-type="float" office:value="640" calcext:value-type="float">
            <text:p>640</text:p>
          </table:table-cell>
          <table:table-cell table:formula="of:=[.L8]+[.$N$2]" office:value-type="float" office:value="639" calcext:value-type="float">
            <text:p>639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formula="of:=([.S8]*[.$S$3])" office:value-type="float" office:value="14.43375673" calcext:value-type="float">
            <text:p>14.43375673</text:p>
          </table:table-cell>
        </table:table-row>
        <table:table-row table:style-name="ro1">
          <table:table-cell table:number-columns-repeated="11"/>
          <table:table-cell table:formula="of:=128*6" office:value-type="float" office:value="768" calcext:value-type="float">
            <text:p>768</text:p>
          </table:table-cell>
          <table:table-cell table:formula="of:=[.L9]+[.$N$2]" office:value-type="float" office:value="767" calcext:value-type="float">
            <text:p>767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formula="of:=([.S9]*[.$S$3])" office:value-type="float" office:value="17.320508076" calcext:value-type="float">
            <text:p>17.320508076</text:p>
          </table:table-cell>
        </table:table-row>
        <table:table-row table:style-name="ro1">
          <table:table-cell table:number-columns-repeated="11"/>
          <table:table-cell table:formula="of:=128*7" office:value-type="float" office:value="896" calcext:value-type="float">
            <text:p>896</text:p>
          </table:table-cell>
          <table:table-cell table:formula="of:=[.L10]+[.$N$2]" office:value-type="float" office:value="895" calcext:value-type="float">
            <text:p>895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table:formula="of:=([.S10]*[.$S$3])" office:value-type="float" office:value="20.207259422" calcext:value-type="float">
            <text:p>20.207259422</text:p>
          </table:table-cell>
        </table:table-row>
        <table:table-row table:style-name="ro1">
          <table:table-cell office:value-type="string" calcext:value-type="string">
            <text:p>interface width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formula="of:=128*8" office:value-type="float" office:value="1024" calcext:value-type="float">
            <text:p>1024</text:p>
          </table:table-cell>
          <table:table-cell table:formula="of:=[.L11]+[.$N$2]" office:value-type="float" office:value="1023" calcext:value-type="float">
            <text:p>1023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([.S11]*[.$S$3])" office:value-type="float" office:value="23.094010768" calcext:value-type="float">
            <text:p>23.094010768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M</text:p>
          </table:table-cell>
          <table:table-cell office:value-type="float" office:value="0.1" calcext:value-type="float">
            <text:p>0.1</text:p>
          </table:table-cell>
          <table:table-cell table:number-columns-repeated="14"/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table:formula="of:=([.S12]*[.$S$3])" office:value-type="float" office:value="25.980762114" calcext:value-type="float">
            <text:p>25.980762114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ce129" office:value-type="float" office:value="0.00001" calcext:value-type="float">
            <text:p>1.00E-05</text:p>
          </table:table-cell>
          <table:table-cell table:number-columns-repeated="14"/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([.S13]*[.$S$3])" office:value-type="float" office:value="28.86751346" calcext:value-type="float">
            <text:p>28.86751346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table:formula="of:=([.S14]*[.$S$3])" office:value-type="float" office:value="31.754264806" calcext:value-type="float">
            <text:p>31.754264806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table:formula="of:=([.S15]*[.$S$3])" office:value-type="float" office:value="34.641016152" calcext:value-type="float">
            <text:p>34.641016152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table:formula="of:=([.S16]*[.$S$3])" office:value-type="float" office:value="37.527767498" calcext:value-type="float">
            <text:p>37.527767498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table:formula="of:=([.S17]*[.$S$3])" office:value-type="float" office:value="40.414518844" calcext:value-type="float">
            <text:p>40.414518844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table:formula="of:=([.S18]*[.$S$3])" office:value-type="float" office:value="43.30127019" calcext:value-type="float">
            <text:p>43.30127019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formula="of:=([.S19]*[.$S$3])" office:value-type="float" office:value="46.188021536" calcext:value-type="float">
            <text:p>46.188021536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table:formula="of:=([.S20]*[.$S$3])" office:value-type="float" office:value="49.074772882" calcext:value-type="float">
            <text:p>49.074772882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table:formula="of:=([.S21]*[.$S$3])" office:value-type="float" office:value="51.961524228" calcext:value-type="float">
            <text:p>51.961524228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table:formula="of:=([.S22]*[.$S$3])" office:value-type="float" office:value="54.848275574" calcext:value-type="float">
            <text:p>54.848275574</text:p>
          </table:table-cell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table:formula="of:=([.S23]*[.$S$3])" office:value-type="float" office:value="57.73502692" calcext:value-type="float">
            <text:p>57.73502692</text:p>
          </table:table-cell>
        </table:table-row>
        <table:table-row table:style-name="ro1">
          <table:table-cell/>
          <table:table-cell table:style-name="ce137"/>
          <table:table-cell table:number-columns-repeated="16"/>
          <table:table-cell office:value-type="float" office:value="21" calcext:value-type="float">
            <text:p>21</text:p>
          </table:table-cell>
          <table:table-cell table:formula="of:=([.S24]*[.$S$3])" office:value-type="float" office:value="60.621778266" calcext:value-type="float">
            <text:p>60.6217782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of sound, cs =</text:p>
          </table:table-cell>
          <table:table-cell table:formula="of:=1/SQRT(3)" office:value-type="float" office:value="0.577350269189626" calcext:value-type="float">
            <text:p>0.577350269189626</text:p>
          </table:table-cell>
          <table:table-cell table:number-columns-repeated="14"/>
          <table:table-cell office:value-type="float" office:value="22" calcext:value-type="float">
            <text:p>22</text:p>
          </table:table-cell>
          <table:table-cell table:formula="of:=([.S25]*[.$S$3])" office:value-type="float" office:value="63.508529612" calcext:value-type="float">
            <text:p>63.508529612</text:p>
          </table:table-cell>
        </table:table-row>
        <table:table-row table:style-name="ro1">
          <table:table-cell table:number-columns-repeated="18"/>
          <table:table-cell office:value-type="float" office:value="23" calcext:value-type="float">
            <text:p>23</text:p>
          </table:table-cell>
          <table:table-cell table:formula="of:=([.S26]*[.$S$3])" office:value-type="float" office:value="66.395280958" calcext:value-type="float">
            <text:p>66.395280958</text:p>
          </table:table-cell>
        </table:table-row>
        <table:table-row table:style-name="ro1">
          <table:table-cell table:number-columns-repeated="7"/>
          <table:table-cell table:style-name="ce50" office:value-type="string" calcext:value-type="string" table:number-columns-spanned="2" table:number-rows-spanned="1">
            <text:p>reference frame</text:p>
          </table:table-cell>
          <table:covered-table-cell/>
          <table:table-cell table:number-columns-repeated="9"/>
          <table:table-cell office:value-type="float" office:value="24" calcext:value-type="float">
            <text:p>24</text:p>
          </table:table-cell>
          <table:table-cell table:formula="of:=([.S27]*[.$S$3])" office:value-type="float" office:value="69.282032304" calcext:value-type="float">
            <text:p>69.282032304</text:p>
          </table:table-cell>
        </table:table-row>
        <table:table-row table:style-name="ro1">
          <table:table-cell/>
          <table:table-cell table:style-name="ce137"/>
          <table:table-cell table:style-name="ce137" office:value-type="string" calcext:value-type="string">
            <text:p>bubble type</text:p>
          </table:table-cell>
          <table:table-cell table:style-name="ce137" office:value-type="string" calcext:value-type="string">
            <text:p>rho*</text:p>
          </table:table-cell>
          <table:table-cell office:value-type="string" calcext:value-type="string">
            <text:p>v_h=v_l</text:p>
          </table:table-cell>
          <table:table-cell office:value-type="string" calcext:value-type="string">
            <text:p>U_x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m_moving</text:p>
          </table:table-cell>
          <table:table-cell office:value-type="string" calcext:value-type="string">
            <text:p>mrt_moving</text:p>
          </table:table-cell>
          <table:table-cell office:value-type="string" calcext:value-type="string">
            <text:p>mrt_moving_Guo_second</text:p>
          </table:table-cell>
          <table:table-cell office:value-type="string" calcext:value-type="string">
            <text:p>cm_resting</text:p>
          </table:table-cell>
          <table:table-cell office:value-type="string" calcext:value-type="string">
            <text:p>mrt_resting</text:p>
          </table:table-cell>
          <table:table-cell office:value-type="string" calcext:value-type="string">
            <text:p>cm_tau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formula="of:=([.S28]*[.$S$3])" office:value-type="float" office:value="72.16878365" calcext:value-type="float">
            <text:p>72.168783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34" office:value-type="float" office:value="100" calcext:value-type="float">
            <text:p>100</text:p>
          </table:table-cell>
          <table:table-cell table:number-columns-repeated="2" table:style-name="ce134" office:value-type="float" office:value="0.01" calcext:value-type="float">
            <text:p>0.01</text:p>
          </table:table-cell>
          <table:table-cell table:style-name="ce62" table:formula="of:=[.F29]/[.$D$25]" office:value-type="float" office:value="0.0173205080756888" calcext:value-type="float">
            <text:p>0.0173</text:p>
          </table:table-cell>
          <table:table-cell office:value-type="string" calcext:value-type="string">
            <text:p>~200k chessboard</text:p>
          </table:table-cell>
          <table:table-cell office:value-type="string" calcext:value-type="string">
            <text:p>~170k chessboard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([.S29]*[.$S$3])" office:value-type="float" office:value="75.055534996" calcext:value-type="float">
            <text:p>75.0555349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.01" calcext:value-type="float">
            <text:p>0.01</text:p>
          </table:table-cell>
          <table:table-cell table:style-name="ce62" table:formula="of:=[.F30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RUUN M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formula="of:=([.S30]*[.$S$3])" office:value-type="float" office:value="77.942286342" calcext:value-type="float">
            <text:p>77.942286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00" calcext:value-type="float">
            <text:p>100</text:p>
          </table:table-cell>
          <table:table-cell table:number-columns-repeated="2" table:style-name="ce134" office:value-type="float" office:value="0.01" calcext:value-type="float">
            <text:p>0.01</text:p>
          </table:table-cell>
          <table:table-cell table:style-name="ce62" table:formula="of:=[.F31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([.S31]*[.$S$3])" office:value-type="float" office:value="80.829037688" calcext:value-type="float">
            <text:p>80.8290376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.01" calcext:value-type="float">
            <text:p>0.01</text:p>
          </table:table-cell>
          <table:table-cell table:style-name="ce62" table:formula="of:=[.F32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RUUN M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([.S32]*[.$S$3])" office:value-type="float" office:value="83.715789034" calcext:value-type="float">
            <text:p>83.715789034</text:p>
          </table:table-cell>
        </table:table-row>
        <table:table-row table:style-name="ro1">
          <table:table-cell table:number-columns-repeated="3"/>
          <table:table-cell table:style-name="ce134" table:number-columns-repeated="3"/>
          <table:table-cell table:style-name="ce62"/>
          <table:table-cell table:number-columns-repeated="11"/>
          <table:table-cell office:value-type="float" office:value="30" calcext:value-type="float">
            <text:p>30</text:p>
          </table:table-cell>
          <table:table-cell table:formula="of:=([.S33]*[.$S$3])" office:value-type="float" office:value="86.60254038" calcext:value-type="float">
            <text:p>86.60254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4" office:value-type="float" office:value="0.1" calcext:value-type="float">
            <text:p>0.1</text:p>
          </table:table-cell>
          <table:table-cell table:style-name="ce62" table:formula="of:=[.F34]/[.$D$25]" office:value-type="float" office:value="0.173205080756888" calcext:value-type="float">
            <text:p>0.1732</text:p>
          </table:table-cell>
          <table:table-cell office:value-type="string" calcext:value-type="string">
            <text:p>rozerwalo krople</text:p>
          </table:table-cell>
          <table:table-cell office:value-type="string" calcext:value-type="string">
            <text:p>NaN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4" office:value-type="float" office:value="0.1" calcext:value-type="float">
            <text:p>0.1</text:p>
          </table:table-cell>
          <table:table-cell table:style-name="ce62" table:formula="of:=[.F35]/[.$D$25]" office:value-type="float" office:value="0.173205080756888" calcext:value-type="float">
            <text:p>0.1732</text:p>
          </table:table-cell>
          <table:table-cell office:value-type="string" calcext:value-type="string">
            <text:p>todo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4" office:value-type="float" office:value="0.1" calcext:value-type="float">
            <text:p>0.1</text:p>
          </table:table-cell>
          <table:table-cell table:style-name="ce62" table:formula="of:=[.F36]/[.$D$25]" office:value-type="float" office:value="0.173205080756888" calcext:value-type="float">
            <text:p>0.1732</text:p>
          </table:table-cell>
          <table:table-cell office:value-type="string" calcext:value-type="string">
            <text:p>todo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4" office:value-type="float" office:value="0.1" calcext:value-type="float">
            <text:p>0.1</text:p>
          </table:table-cell>
          <table:table-cell table:style-name="ce62" table:formula="of:=[.F38]/[.$D$25]" office:value-type="float" office:value="0.173205080756888" calcext:value-type="float">
            <text:p>0.173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4" office:value-type="float" office:value="0.1" calcext:value-type="float">
            <text:p>0.1</text:p>
          </table:table-cell>
          <table:table-cell table:style-name="ce62" table:formula="of:=[.F39]/[.$D$25]" office:value-type="float" office:value="0.173205080756888" calcext:value-type="float">
            <text:p>0.173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34" table:number-columns-repeated="3"/>
          <table:table-cell table:style-name="ce6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0.1666" calcext:value-type="float">
            <text:p>0.1666</text:p>
          </table:table-cell>
          <table:table-cell table:style-name="ce134" office:value-type="float" office:value="0.01" calcext:value-type="float">
            <text:p>0.01</text:p>
          </table:table-cell>
          <table:table-cell table:style-name="ce62" table:formula="of:=[.F41]/[.$D$25]" office:value-type="float" office:value="0.0173205080756888" calcext:value-type="float">
            <text:p>0.0173</text:p>
          </table:table-cell>
          <table:table-cell office:value-type="string" calcext:value-type="string">
            <text:p>~72k blows up</text:p>
          </table:table-cell>
          <table:table-cell office:value-type="string" calcext:value-type="string">
            <text:p>~68k blows up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([.S41]*[.$S$3])" office:value-type="float" office:value="89.489291726" calcext:value-type="float">
            <text:p>89.489291726</text:p>
          </table:table-cell>
        </table:table-row>
        <table:table-row table:style-name="ro1">
          <table:table-cell table:number-columns-repeated="3"/>
          <table:table-cell table:style-name="ce134" table:number-columns-repeated="3"/>
          <table:table-cell table:style-name="ce62"/>
          <table:table-cell table:number-columns-repeated="11"/>
          <table:table-cell office:value-type="float" office:value="32" calcext:value-type="float">
            <text:p>32</text:p>
          </table:table-cell>
          <table:table-cell table:formula="of:=([.S42]*[.$S$3])" office:value-type="float" office:value="92.376043072" calcext:value-type="float">
            <text:p>92.376043072</text:p>
          </table:table-cell>
        </table:table-row>
        <table:table-row table:style-name="ro1">
          <table:table-cell/>
          <table:table-cell table:style-name="ce137"/>
          <table:table-cell office:value-type="string" calcext:value-type="string">
            <text:p>oscillating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0.001" calcext:value-type="float">
            <text:p>0.001</text:p>
          </table:table-cell>
          <table:table-cell table:style-name="ce134" office:value-type="float" office:value="0.01" calcext:value-type="float">
            <text:p>0.01</text:p>
          </table:table-cell>
          <table:table-cell table:style-name="ce62" table:formula="of:=[.F43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~120k chessboard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([.S43]*[.$S$3])" office:value-type="float" office:value="95.262794418" calcext:value-type="float">
            <text:p>95.2627944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01" calcext:value-type="float">
            <text:p>0.001</text:p>
          </table:table-cell>
          <table:table-cell table:style-name="ce134" office:value-type="float" office:value="0.01" calcext:value-type="float">
            <text:p>0.01</text:p>
          </table:table-cell>
          <table:table-cell table:style-name="ce62" table:formula="of:=[.F44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([.S44]*[.$S$3])" office:value-type="float" office:value="98.149545764" calcext:value-type="float">
            <text:p>98.149545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01" calcext:value-type="float">
            <text:p>0.001</text:p>
          </table:table-cell>
          <table:table-cell table:style-name="ce134" office:value-type="float" office:value="0.1" calcext:value-type="float">
            <text:p>0.1</text:p>
          </table:table-cell>
          <table:table-cell table:style-name="ce62" table:formula="of:=[.F45]/[.$D$25]" office:value-type="float" office:value="0.173205080756888" calcext:value-type="float">
            <text:p>0.173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~4k blows up</text:p>
          </table:table-cell>
          <table:table-cell table:number-columns-repeated="3"/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([.S45]*[.$S$3])" office:value-type="float" office:value="101.03629711" calcext:value-type="float">
            <text:p>101.036297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01" calcext:value-type="float">
            <text:p>0.00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62" table:formula="of:=[.F46]/[.$D$25]" office:value-type="float" office:value="0.0866025403784439" calcext:value-type="float">
            <text:p>0.0866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([.S46]*[.$S$3])" office:value-type="float" office:value="103.923048456" calcext:value-type="float">
            <text:p>103.923048456</text:p>
          </table:table-cell>
        </table:table-row>
        <table:table-row table:style-name="ro1">
          <table:table-cell table:number-columns-repeated="6"/>
          <table:table-cell table:style-name="ce62"/>
          <table:table-cell table:number-columns-repeated="11"/>
          <table:table-cell office:value-type="float" office:value="37" calcext:value-type="float">
            <text:p>37</text:p>
          </table:table-cell>
          <table:table-cell table:formula="of:=([.S47]*[.$S$3])" office:value-type="float" office:value="106.809799802" calcext:value-type="float">
            <text:p>106.8097998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01" calcext:value-type="float">
            <text:p>0.001</text:p>
          </table:table-cell>
          <table:table-cell table:style-name="ce130" table:formula="of:=[.G48]*[.$D$25]" office:value-type="float" office:value="0.173205080756888" calcext:value-type="float">
            <text:p>0.173205080756888</text:p>
          </table:table-cell>
          <table:table-cell table:style-name="ce134" office:value-type="float" office:value="0.3" calcext:value-type="float">
            <text:p>0.3</text:p>
          </table:table-cell>
          <table:table-cell office:value-type="string" calcext:value-type="string">
            <text:p>to_download</text:p>
          </table:table-cell>
          <table:table-cell office:value-type="string" calcext:value-type="string">
            <text:p>~2k blowup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formula="of:=([.S48]*[.$S$3])" office:value-type="float" office:value="109.696551148" calcext:value-type="float">
            <text:p>109.696551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05" calcext:value-type="float">
            <text:p>0.005</text:p>
          </table:table-cell>
          <table:table-cell table:style-name="ce130" table:formula="of:=[.G49]*[.$D$25]" office:value-type="float" office:value="0.173205080756888" calcext:value-type="float">
            <text:p>0.173205080756888</text:p>
          </table:table-cell>
          <table:table-cell table:style-name="ce134" office:value-type="float" office:value="0.3" calcext:value-type="float">
            <text:p>0.3</text:p>
          </table:table-cell>
          <table:table-cell office:value-type="string" calcext:value-type="string">
            <text:p>to_download</text:p>
          </table:table-cell>
          <table:table-cell office:value-type="string" calcext:value-type="string">
            <text:p>~2k blowup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formula="of:=([.S49]*[.$S$3])" office:value-type="float" office:value="112.583302494" calcext:value-type="float">
            <text:p>112.583302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0" table:formula="of:=[.G50]*[.$D$25]" office:value-type="float" office:value="0.173205080756888" calcext:value-type="float">
            <text:p>0.173205080756888</text:p>
          </table:table-cell>
          <table:table-cell table:style-name="ce134" office:value-type="float" office:value="0.3" calcext:value-type="float">
            <text:p>0.3</text:p>
          </table:table-cell>
          <table:table-cell office:value-type="string" calcext:value-type="string">
            <text:p>to_download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formula="of:=([.S50]*[.$S$3])" office:value-type="float" office:value="115.47005384" calcext:value-type="float">
            <text:p>115.47005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25" calcext:value-type="float">
            <text:p>0.025</text:p>
          </table:table-cell>
          <table:table-cell table:style-name="ce130" table:formula="of:=[.G51]*[.$D$25]" office:value-type="float" office:value="0.173205080756888" calcext:value-type="float">
            <text:p>0.173205080756888</text:p>
          </table:table-cell>
          <table:table-cell table:style-name="ce134" office:value-type="float" office:value="0.3" calcext:value-type="float">
            <text:p>0.3</text:p>
          </table:table-cell>
          <table:table-cell office:value-type="string" calcext:value-type="string">
            <text:p>downloaded</text:p>
          </table:table-cell>
          <table:table-cell table:number-columns-repeated="10"/>
          <table:table-cell office:value-type="float" office:value="41" calcext:value-type="float">
            <text:p>41</text:p>
          </table:table-cell>
          <table:table-cell table:formula="of:=([.S51]*[.$S$3])" office:value-type="float" office:value="118.356805186" calcext:value-type="float">
            <text:p>118.356805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0" table:formula="of:=[.G52]*[.$D$25]" office:value-type="float" office:value="0.173205080756888" calcext:value-type="float">
            <text:p>0.173205080756888</text:p>
          </table:table-cell>
          <table:table-cell table:style-name="ce134" office:value-type="float" office:value="0.3" calcext:value-type="float">
            <text:p>0.3</text:p>
          </table:table-cell>
          <table:table-cell office:value-type="string" calcext:value-type="string">
            <text:p>downloaded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table:formula="of:=([.S52]*[.$S$3])" office:value-type="float" office:value="121.243556532" calcext:value-type="float">
            <text:p>121.243556532</text:p>
          </table:table-cell>
        </table:table-row>
        <table:table-row table:style-name="ro1">
          <table:table-cell table:number-columns-repeated="18"/>
          <table:table-cell office:value-type="float" office:value="43" calcext:value-type="float">
            <text:p>43</text:p>
          </table:table-cell>
          <table:table-cell table:formula="of:=([.S53]*[.$S$3])" office:value-type="float" office:value="124.130307878" calcext:value-type="float">
            <text:p>124.1303078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0.01" calcext:value-type="float">
            <text:p>0.01</text:p>
          </table:table-cell>
          <table:table-cell office:value-type="string" calcext:value-type="string">
            <text:p>Gx=1.00E+07</text:p>
          </table:table-cell>
          <table:table-cell/>
          <table:table-cell office:value-type="string" calcext:value-type="string">
            <text:p>~170k chessboard, kulka sie nie deformowala</text:p>
          </table:table-cell>
          <table:table-cell office:value-type="string" calcext:value-type="string">
            <text:p>~150k chessboard, kulka sie nie deformowala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formula="of:=([.S54]*[.$S$3])" office:value-type="float" office:value="127.017059224" calcext:value-type="float">
            <text:p>127.017059224</text:p>
          </table:table-cell>
        </table:table-row>
        <table:table-row table:style-name="ro1">
          <table:table-cell table:number-columns-repeated="18"/>
          <table:table-cell office:value-type="float" office:value="45" calcext:value-type="float">
            <text:p>45</text:p>
          </table:table-cell>
          <table:table-cell table:formula="of:=([.S55]*[.$S$3])" office:value-type="float" office:value="129.90381057" calcext:value-type="float">
            <text:p>129.90381057</text:p>
          </table:table-cell>
        </table:table-row>
        <table:table-row table:style-name="ro1">
          <table:table-cell/>
          <table:table-cell office:value-type="string" calcext:value-type="string">
            <text:p>Guo vs He</text:p>
          </table:table-cell>
          <table:table-cell office:value-type="string" calcext:value-type="string">
            <text:p>oscillating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float" office:value="0.001" calcext:value-type="float">
            <text:p>0.001</text:p>
          </table:table-cell>
          <table:table-cell table:style-name="ce130" table:formula="of:=[.G56]*[.$D$25]" office:value-type="float" office:value="0.288675134594813" calcext:value-type="float">
            <text:p>0.288675134594813</text:p>
          </table:table-cell>
          <table:table-cell table:style-name="ce134" office:value-type="float" office:value="0.5" calcext:value-type="float">
            <text:p>0.5</text:p>
          </table:table-cell>
          <table:table-cell table:number-columns-repeated="2" office:value-type="string" calcext:value-type="string">
            <text:p>very similar</text:p>
          </table:table-cell>
          <table:table-cell/>
          <table:table-cell table:number-columns-repeated="2" office:value-type="string" calcext:value-type="string">
            <text:p>very simila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uo vs He</text:p>
          </table:table-cell>
          <table:table-cell office:value-type="string" calcext:value-type="string">
            <text:p>oscillating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0" table:formula="of:=[.G57]*[.$D$25]" office:value-type="float" office:value="0.288675134594813" calcext:value-type="float">
            <text:p>0.288675134594813</text:p>
          </table:table-cell>
          <table:table-cell table:style-name="ce134" office:value-type="float" office:value="0.5" calcext:value-type="float">
            <text:p>0.5</text:p>
          </table:table-cell>
          <table:table-cell table:number-columns-repeated="2" office:value-type="string" calcext:value-type="string">
            <text:p>very similar</text:p>
          </table:table-cell>
          <table:table-cell/>
          <table:table-cell table:number-columns-repeated="2" office:value-type="string" calcext:value-type="string">
            <text:p>very similar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table:formula="of:=([.S57]*[.$S$3])" office:value-type="float" office:value="132.790561916" calcext:value-type="float">
            <text:p>132.790561916</text:p>
          </table:table-cell>
        </table:table-row>
        <table:table-row table:style-name="ro1">
          <table:table-cell table:number-columns-repeated="3"/>
          <table:table-cell table:style-name="ce134" table:number-columns-repeated="2"/>
          <table:table-cell table:style-name="ce130"/>
          <table:table-cell table:style-name="ce134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0" table:formula="of:=[.G59]*[.$D$25]" office:value-type="float" office:value="0.288675134594813" calcext:value-type="float">
            <text:p>0.288675134594813</text:p>
          </table:table-cell>
          <table:table-cell table:style-name="ce134" office:value-type="float" office:value="0.5" calcext:value-type="float">
            <text:p>0.5</text:p>
          </table:table-cell>
          <table:table-cell/>
          <table:table-cell office:value-type="string" calcext:value-type="string">
            <text:p>~2k blowup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formula="of:=([.S59]*[.$S$3])" office:value-type="float" office:value="135.677313262" calcext:value-type="float">
            <text:p>135.677313262</text:p>
          </table:table-cell>
        </table:table-row>
        <table:table-row table:style-name="ro1">
          <table:table-cell table:number-columns-repeated="18"/>
          <table:table-cell office:value-type="float" office:value="48" calcext:value-type="float">
            <text:p>48</text:p>
          </table:table-cell>
          <table:table-cell table:formula="of:=([.S60]*[.$S$3])" office:value-type="float" office:value="138.564064608" calcext:value-type="float">
            <text:p>138.564064608</text:p>
          </table:table-cell>
        </table:table-row>
        <table:table-row table:style-name="ro1">
          <table:table-cell table:number-columns-repeated="18"/>
          <table:table-cell office:value-type="float" office:value="49" calcext:value-type="float">
            <text:p>49</text:p>
          </table:table-cell>
          <table:table-cell table:formula="of:=([.S61]*[.$S$3])" office:value-type="float" office:value="141.450815954" calcext:value-type="float">
            <text:p>141.4508159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25" calcext:value-type="float">
            <text:p>0.025</text:p>
          </table:table-cell>
          <table:table-cell table:style-name="ce130" table:formula="of:=[.G62]*[.$D$25]" office:value-type="float" office:value="0.0577350269189626" calcext:value-type="float">
            <text:p>0.057735026918963</text:p>
          </table:table-cell>
          <table:table-cell table:style-name="ce134" office:value-type="float" office:value="0.1" calcext:value-type="float">
            <text:p>0.1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formula="of:=([.S62]*[.$S$3])" office:value-type="float" office:value="144.3375673" calcext:value-type="float">
            <text:p>144.33756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25" calcext:value-type="float">
            <text:p>0.025</text:p>
          </table:table-cell>
          <table:table-cell table:style-name="ce130" table:formula="of:=[.G63]*[.$D$25]" office:value-type="float" office:value="0.115470053837925" calcext:value-type="float">
            <text:p>0.115470053837925</text:p>
          </table:table-cell>
          <table:table-cell table:style-name="ce134" office:value-type="float" office:value="0.2" calcext:value-type="float">
            <text:p>0.2</text:p>
          </table:table-cell>
          <table:table-cell table:number-columns-repeated="11"/>
          <table:table-cell office:value-type="float" office:value="51" calcext:value-type="float">
            <text:p>51</text:p>
          </table:table-cell>
          <table:table-cell table:formula="of:=([.S63]*[.$S$3])" office:value-type="float" office:value="147.224318646" calcext:value-type="float">
            <text:p>147.2243186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25" calcext:value-type="float">
            <text:p>0.025</text:p>
          </table:table-cell>
          <table:table-cell table:style-name="ce130" table:formula="of:=[.G64]*[.$D$25]" office:value-type="float" office:value="0.173205080756888" calcext:value-type="float">
            <text:p>0.173205080756888</text:p>
          </table:table-cell>
          <table:table-cell table:style-name="ce134" office:value-type="float" office:value="0.3" calcext:value-type="float">
            <text:p>0.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formula="of:=([.S64]*[.$S$3])" office:value-type="float" office:value="150.111069992" calcext:value-type="float">
            <text:p>150.1110699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25" calcext:value-type="float">
            <text:p>0.025</text:p>
          </table:table-cell>
          <table:table-cell table:style-name="ce130" table:formula="of:=[.G65]*[.$D$25]" office:value-type="float" office:value="0.23094010767585" calcext:value-type="float">
            <text:p>0.23094010767585</text:p>
          </table:table-cell>
          <table:table-cell table:style-name="ce134" office:value-type="float" office:value="0.4" calcext:value-type="float">
            <text:p>0.4</text:p>
          </table:table-cell>
          <table:table-cell table:number-columns-repeated="11"/>
          <table:table-cell office:value-type="float" office:value="53" calcext:value-type="float">
            <text:p>53</text:p>
          </table:table-cell>
          <table:table-cell table:formula="of:=([.S65]*[.$S$3])" office:value-type="float" office:value="152.997821338" calcext:value-type="float">
            <text:p>152.997821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25" calcext:value-type="float">
            <text:p>0.025</text:p>
          </table:table-cell>
          <table:table-cell table:style-name="ce130" table:formula="of:=[.G66]*[.$D$25]" office:value-type="float" office:value="0.288675134594813" calcext:value-type="float">
            <text:p>0.288675134594813</text:p>
          </table:table-cell>
          <table:table-cell table:style-name="ce134" office:value-type="float" office:value="0.5" calcext:value-type="float">
            <text:p>0.5</text:p>
          </table:table-cell>
          <table:table-cell table:number-columns-repeated="2" office:value-type="string" calcext:value-type="string">
            <text:p>ok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formula="of:=([.S66]*[.$S$3])" office:value-type="float" office:value="155.884572684" calcext:value-type="float">
            <text:p>155.884572684</text:p>
          </table:table-cell>
        </table:table-row>
        <table:table-row table:style-name="ro1">
          <table:table-cell table:number-columns-repeated="18"/>
          <table:table-cell office:value-type="float" office:value="55" calcext:value-type="float">
            <text:p>55</text:p>
          </table:table-cell>
          <table:table-cell table:formula="of:=([.S67]*[.$S$3])" office:value-type="float" office:value="158.77132403" calcext:value-type="float">
            <text:p>158.77132403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.05" calcext:value-type="float">
            <text:p>0.05</text:p>
          </table:table-cell>
          <table:table-cell table:style-name="ce62" table:formula="of:=[.F70]/[.$D$25]" office:value-type="float" office:value="0.0866025403784439" calcext:value-type="float">
            <text:p>0.0866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56" calcext:value-type="float">
            <text:p>56</text:p>
          </table:table-cell>
          <table:table-cell table:formula="of:=([.S70]*[.$S$3])" office:value-type="float" office:value="161.658075376" calcext:value-type="float">
            <text:p>161.65807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office:value-type="float" office:value="0.1" calcext:value-type="float">
            <text:p>0.1</text:p>
          </table:table-cell>
          <table:table-cell table:style-name="ce62" table:formula="of:=[.F71]/[.$D$25]" office:value-type="float" office:value="0.173205080756888" calcext:value-type="float">
            <text:p>0.1732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57" calcext:value-type="float">
            <text:p>57</text:p>
          </table:table-cell>
          <table:table-cell table:formula="of:=([.S71]*[.$S$3])" office:value-type="float" office:value="164.544826722" calcext:value-type="float">
            <text:p>164.5448267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office:value-type="float" office:value="0.15" calcext:value-type="float">
            <text:p>0.15</text:p>
          </table:table-cell>
          <table:table-cell table:style-name="ce62" table:formula="of:=[.F72]/[.$D$25]" office:value-type="float" office:value="0.259807621135332" calcext:value-type="float">
            <text:p>0.2598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58" calcext:value-type="float">
            <text:p>58</text:p>
          </table:table-cell>
          <table:table-cell table:formula="of:=([.S72]*[.$S$3])" office:value-type="float" office:value="167.431578068" calcext:value-type="float">
            <text:p>167.431578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office:value-type="float" office:value="0.2" calcext:value-type="float">
            <text:p>0.2</text:p>
          </table:table-cell>
          <table:table-cell table:style-name="ce62" table:formula="of:=[.F73]/[.$D$25]" office:value-type="float" office:value="0.346410161513775" calcext:value-type="float">
            <text:p>0.3464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 table:formula="of:=([.S73]*[.$S$3])" office:value-type="float" office:value="170.318329414" calcext:value-type="float">
            <text:p>170.318329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office:value-type="float" office:value="0.25" calcext:value-type="float">
            <text:p>0.25</text:p>
          </table:table-cell>
          <table:table-cell table:style-name="ce62" table:formula="of:=[.F74]/[.$D$25]" office:value-type="float" office:value="0.433012701892219" calcext:value-type="float">
            <text:p>0.4330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table:formula="of:=([.S74]*[.$S$3])" office:value-type="float" office:value="173.20508076" calcext:value-type="float">
            <text:p>173.20508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office:value-type="float" office:value="0.3" calcext:value-type="float">
            <text:p>0.3</text:p>
          </table:table-cell>
          <table:table-cell table:style-name="ce62" table:formula="of:=[.F75]/[.$D$25]" office:value-type="float" office:value="0.519615242270663" calcext:value-type="float">
            <text:p>0.5196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1" calcext:value-type="float">
            <text:p>61</text:p>
          </table:table-cell>
          <table:table-cell table:formula="of:=([.S75]*[.$S$3])" office:value-type="float" office:value="176.091832106" calcext:value-type="float">
            <text:p>176.091832106</text:p>
          </table:table-cell>
        </table:table-row>
        <table:table-row table:style-name="ro1">
          <table:table-cell table:number-columns-repeated="18"/>
          <table:table-cell office:value-type="float" office:value="62" calcext:value-type="float">
            <text:p>62</text:p>
          </table:table-cell>
          <table:table-cell table:formula="of:=([.S76]*[.$S$3])" office:value-type="float" office:value="178.978583452" calcext:value-type="float">
            <text:p>178.978583452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table:formula="of:=[.G79]*[.$D$25]" office:value-type="float" office:value="0.0577350269189626" calcext:value-type="float">
            <text:p>0.057735026918963</text:p>
          </table:table-cell>
          <table:table-cell table:style-name="ce62" office:value-type="float" office:value="0.1" calcext:value-type="float">
            <text:p>0.1000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3" calcext:value-type="float">
            <text:p>63</text:p>
          </table:table-cell>
          <table:table-cell table:formula="of:=([.S79]*[.$S$3])" office:value-type="float" office:value="181.865334798" calcext:value-type="float">
            <text:p>181.8653347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table:formula="of:=[.G80]*[.$D$25]" office:value-type="float" office:value="0.115470053837925" calcext:value-type="float">
            <text:p>0.115470053837925</text:p>
          </table:table-cell>
          <table:table-cell table:style-name="ce62" office:value-type="float" office:value="0.2" calcext:value-type="float">
            <text:p>0.2000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4" calcext:value-type="float">
            <text:p>64</text:p>
          </table:table-cell>
          <table:table-cell table:formula="of:=([.S80]*[.$S$3])" office:value-type="float" office:value="184.752086144" calcext:value-type="float">
            <text:p>184.752086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table:formula="of:=[.G81]*[.$D$25]" office:value-type="float" office:value="0.173205080756888" calcext:value-type="float">
            <text:p>0.173205080756888</text:p>
          </table:table-cell>
          <table:table-cell table:style-name="ce62" office:value-type="float" office:value="0.3" calcext:value-type="float">
            <text:p>0.3000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5" calcext:value-type="float">
            <text:p>65</text:p>
          </table:table-cell>
          <table:table-cell table:formula="of:=([.S81]*[.$S$3])" office:value-type="float" office:value="187.63883749" calcext:value-type="float">
            <text:p>187.638837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table:formula="of:=[.G82]*[.$D$25]" office:value-type="float" office:value="0.23094010767585" calcext:value-type="float">
            <text:p>0.23094010767585</text:p>
          </table:table-cell>
          <table:table-cell table:style-name="ce62" office:value-type="float" office:value="0.4" calcext:value-type="float">
            <text:p>0.4000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6" calcext:value-type="float">
            <text:p>66</text:p>
          </table:table-cell>
          <table:table-cell table:formula="of:=([.S82]*[.$S$3])" office:value-type="float" office:value="190.525588836" calcext:value-type="float">
            <text:p>190.5255888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table:formula="of:=[.G83]*[.$D$25]" office:value-type="float" office:value="0.288675134594813" calcext:value-type="float">
            <text:p>0.288675134594813</text:p>
          </table:table-cell>
          <table:table-cell table:style-name="ce62" office:value-type="float" office:value="0.5" calcext:value-type="float">
            <text:p>0.5000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7" calcext:value-type="float">
            <text:p>67</text:p>
          </table:table-cell>
          <table:table-cell table:formula="of:=([.S83]*[.$S$3])" office:value-type="float" office:value="193.412340182" calcext:value-type="float">
            <text:p>193.412340182</text:p>
          </table:table-cell>
        </table:table-row>
        <table:table-row table:style-name="ro1">
          <table:table-cell table:number-columns-repeated="18"/>
          <table:table-cell office:value-type="float" office:value="68" calcext:value-type="float">
            <text:p>68</text:p>
          </table:table-cell>
          <table:table-cell table:formula="of:=([.S84]*[.$S$3])" office:value-type="float" office:value="196.299091528" calcext:value-type="float">
            <text:p>196.2990915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0" table:formula="of:=[.G85]*[.$D$25]" office:value-type="float" office:value="0.0577350269189626" calcext:value-type="float">
            <text:p>0.057735026918963</text:p>
          </table:table-cell>
          <table:table-cell table:style-name="ce134" office:value-type="float" office:value="0.1" calcext:value-type="float">
            <text:p>0.1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9" calcext:value-type="float">
            <text:p>69</text:p>
          </table:table-cell>
          <table:table-cell table:formula="of:=([.S85]*[.$S$3])" office:value-type="float" office:value="199.185842874" calcext:value-type="float">
            <text:p>199.1858428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0" table:formula="of:=[.G86]*[.$D$25]" office:value-type="float" office:value="0.115470053837925" calcext:value-type="float">
            <text:p>0.115470053837925</text:p>
          </table:table-cell>
          <table:table-cell table:style-name="ce134" office:value-type="float" office:value="0.2" calcext:value-type="float">
            <text:p>0.2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table:formula="of:=([.S86]*[.$S$3])" office:value-type="float" office:value="202.07259422" calcext:value-type="float">
            <text:p>202.07259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0" table:formula="of:=[.G87]*[.$D$25]" office:value-type="float" office:value="0.173205080756888" calcext:value-type="float">
            <text:p>0.173205080756888</text:p>
          </table:table-cell>
          <table:table-cell table:style-name="ce134" office:value-type="float" office:value="0.3" calcext:value-type="float">
            <text:p>0.3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71" calcext:value-type="float">
            <text:p>71</text:p>
          </table:table-cell>
          <table:table-cell table:formula="of:=([.S87]*[.$S$3])" office:value-type="float" office:value="204.959345566" calcext:value-type="float">
            <text:p>204.959345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0" table:formula="of:=[.G88]*[.$D$25]" office:value-type="float" office:value="0.23094010767585" calcext:value-type="float">
            <text:p>0.23094010767585</text:p>
          </table:table-cell>
          <table:table-cell table:style-name="ce134" office:value-type="float" office:value="0.4" calcext:value-type="float">
            <text:p>0.4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72" calcext:value-type="float">
            <text:p>72</text:p>
          </table:table-cell>
          <table:table-cell table:formula="of:=([.S88]*[.$S$3])" office:value-type="float" office:value="207.846096912" calcext:value-type="float">
            <text:p>207.8460969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0" table:formula="of:=[.G89]*[.$D$25]" office:value-type="float" office:value="0.288675134594813" calcext:value-type="float">
            <text:p>0.288675134594813</text:p>
          </table:table-cell>
          <table:table-cell table:style-name="ce134" office:value-type="float" office:value="0.5" calcext:value-type="float">
            <text:p>0.5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73" calcext:value-type="float">
            <text:p>73</text:p>
          </table:table-cell>
          <table:table-cell table:formula="of:=([.S89]*[.$S$3])" office:value-type="float" office:value="210.732848258" calcext:value-type="float">
            <text:p>210.732848258</text:p>
          </table:table-cell>
        </table:table-row>
        <table:table-row table:style-name="ro1">
          <table:table-cell table:number-columns-repeated="18"/>
          <table:table-cell office:value-type="float" office:value="74" calcext:value-type="float">
            <text:p>74</text:p>
          </table:table-cell>
          <table:table-cell table:formula="of:=([.S90]*[.$S$3])" office:value-type="float" office:value="213.619599604" calcext:value-type="float">
            <text:p>213.619599604</text:p>
          </table:table-cell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table:formula="of:=([.S91]*[.$S$3])" office:value-type="float" office:value="216.50635095" calcext:value-type="float">
            <text:p>216.50635095</text:p>
          </table:table-cell>
        </table:table-row>
        <table:table-row table:style-name="ro1">
          <table:table-cell table:number-columns-repeated="18"/>
          <table:table-cell office:value-type="float" office:value="76" calcext:value-type="float">
            <text:p>76</text:p>
          </table:table-cell>
          <table:table-cell table:formula="of:=([.S92]*[.$S$3])" office:value-type="float" office:value="219.393102296" calcext:value-type="float">
            <text:p>219.393102296</text:p>
          </table:table-cell>
        </table:table-row>
        <table:table-row table:style-name="ro1">
          <table:table-cell/>
          <table:table-cell office:value-type="string" calcext:value-type="string">
            <text:p>todo download slurm logs for cm</text:p>
          </table:table-cell>
          <table:table-cell table:number-columns-repeated="16"/>
          <table:table-cell office:value-type="float" office:value="77" calcext:value-type="float">
            <text:p>77</text:p>
          </table:table-cell>
          <table:table-cell table:formula="of:=([.S93]*[.$S$3])" office:value-type="float" office:value="222.279853642" calcext:value-type="float">
            <text:p>222.279853642</text:p>
          </table:table-cell>
        </table:table-row>
        <table:table-row table:style-name="ro1">
          <table:table-cell table:number-columns-repeated="18"/>
          <table:table-cell office:value-type="float" office:value="78" calcext:value-type="float">
            <text:p>78</text:p>
          </table:table-cell>
          <table:table-cell table:formula="of:=([.S94]*[.$S$3])" office:value-type="float" office:value="225.166604988" calcext:value-type="float">
            <text:p>225.166604988</text:p>
          </table:table-cell>
        </table:table-row>
        <table:table-row table:style-name="ro1">
          <table:table-cell table:number-columns-repeated="18"/>
          <table:table-cell office:value-type="float" office:value="79" calcext:value-type="float">
            <text:p>79</text:p>
          </table:table-cell>
          <table:table-cell table:formula="of:=([.S95]*[.$S$3])" office:value-type="float" office:value="228.053356334" calcext:value-type="float">
            <text:p>228.053356334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table:formula="of:=([.S96]*[.$S$3])" office:value-type="float" office:value="230.94010768" calcext:value-type="float">
            <text:p>230.94010768</text:p>
          </table:table-cell>
        </table:table-row>
        <table:table-row table:style-name="ro1">
          <table:table-cell table:number-columns-repeated="18"/>
          <table:table-cell office:value-type="float" office:value="81" calcext:value-type="float">
            <text:p>81</text:p>
          </table:table-cell>
          <table:table-cell table:formula="of:=([.S97]*[.$S$3])" office:value-type="float" office:value="233.826859026" calcext:value-type="float">
            <text:p>233.826859026</text:p>
          </table:table-cell>
        </table:table-row>
        <table:table-row table:style-name="ro1">
          <table:table-cell table:number-columns-repeated="18"/>
          <table:table-cell office:value-type="float" office:value="82" calcext:value-type="float">
            <text:p>82</text:p>
          </table:table-cell>
          <table:table-cell table:formula="of:=([.S98]*[.$S$3])" office:value-type="float" office:value="236.713610372" calcext:value-type="float">
            <text:p>236.713610372</text:p>
          </table:table-cell>
        </table:table-row>
        <table:table-row table:style-name="ro1">
          <table:table-cell table:number-columns-repeated="18"/>
          <table:table-cell office:value-type="float" office:value="83" calcext:value-type="float">
            <text:p>83</text:p>
          </table:table-cell>
          <table:table-cell table:formula="of:=([.S99]*[.$S$3])" office:value-type="float" office:value="239.600361718" calcext:value-type="float">
            <text:p>239.600361718</text:p>
          </table:table-cell>
        </table:table-row>
        <table:table-row table:style-name="ro1">
          <table:table-cell table:number-columns-repeated="18"/>
          <table:table-cell office:value-type="float" office:value="84" calcext:value-type="float">
            <text:p>84</text:p>
          </table:table-cell>
          <table:table-cell table:formula="of:=([.S100]*[.$S$3])" office:value-type="float" office:value="242.487113064" calcext:value-type="float">
            <text:p>242.487113064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table:formula="of:=([.S101]*[.$S$3])" office:value-type="float" office:value="245.37386441" calcext:value-type="float">
            <text:p>245.37386441</text:p>
          </table:table-cell>
        </table:table-row>
        <table:table-row table:style-name="ro1">
          <table:table-cell table:number-columns-repeated="18"/>
          <table:table-cell office:value-type="float" office:value="86" calcext:value-type="float">
            <text:p>86</text:p>
          </table:table-cell>
          <table:table-cell table:formula="of:=([.S102]*[.$S$3])" office:value-type="float" office:value="248.260615756" calcext:value-type="float">
            <text:p>248.260615756</text:p>
          </table:table-cell>
        </table:table-row>
        <table:table-row table:style-name="ro1">
          <table:table-cell table:number-columns-repeated="18"/>
          <table:table-cell office:value-type="float" office:value="87" calcext:value-type="float">
            <text:p>87</text:p>
          </table:table-cell>
          <table:table-cell table:formula="of:=([.S103]*[.$S$3])" office:value-type="float" office:value="251.147367102" calcext:value-type="float">
            <text:p>251.147367102</text:p>
          </table:table-cell>
        </table:table-row>
        <table:table-row table:style-name="ro1">
          <table:table-cell table:number-columns-repeated="18"/>
          <table:table-cell office:value-type="float" office:value="88" calcext:value-type="float">
            <text:p>88</text:p>
          </table:table-cell>
          <table:table-cell table:formula="of:=([.S104]*[.$S$3])" office:value-type="float" office:value="254.034118448" calcext:value-type="float">
            <text:p>254.034118448</text:p>
          </table:table-cell>
        </table:table-row>
        <table:table-row table:style-name="ro1">
          <table:table-cell table:number-columns-repeated="18"/>
          <table:table-cell office:value-type="float" office:value="89" calcext:value-type="float">
            <text:p>89</text:p>
          </table:table-cell>
          <table:table-cell table:formula="of:=([.S105]*[.$S$3])" office:value-type="float" office:value="256.920869794" calcext:value-type="float">
            <text:p>256.920869794</text:p>
          </table:table-cell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table:formula="of:=([.S106]*[.$S$3])" office:value-type="float" office:value="259.80762114" calcext:value-type="float">
            <text:p>259.80762114</text:p>
          </table:table-cell>
        </table:table-row>
        <table:table-row table:style-name="ro1">
          <table:table-cell table:number-columns-repeated="18"/>
          <table:table-cell office:value-type="float" office:value="91" calcext:value-type="float">
            <text:p>91</text:p>
          </table:table-cell>
          <table:table-cell table:formula="of:=([.S107]*[.$S$3])" office:value-type="float" office:value="262.694372486" calcext:value-type="float">
            <text:p>262.694372486</text:p>
          </table:table-cell>
        </table:table-row>
        <table:table-row table:style-name="ro1">
          <table:table-cell table:number-columns-repeated="18"/>
          <table:table-cell office:value-type="float" office:value="92" calcext:value-type="float">
            <text:p>92</text:p>
          </table:table-cell>
          <table:table-cell table:formula="of:=([.S108]*[.$S$3])" office:value-type="float" office:value="265.581123832" calcext:value-type="float">
            <text:p>265.581123832</text:p>
          </table:table-cell>
        </table:table-row>
        <table:table-row table:style-name="ro1">
          <table:table-cell table:number-columns-repeated="18"/>
          <table:table-cell office:value-type="float" office:value="93" calcext:value-type="float">
            <text:p>93</text:p>
          </table:table-cell>
          <table:table-cell table:formula="of:=([.S109]*[.$S$3])" office:value-type="float" office:value="268.467875178" calcext:value-type="float">
            <text:p>268.467875178</text:p>
          </table:table-cell>
        </table:table-row>
        <table:table-row table:style-name="ro1">
          <table:table-cell table:number-columns-repeated="18"/>
          <table:table-cell office:value-type="float" office:value="94" calcext:value-type="float">
            <text:p>94</text:p>
          </table:table-cell>
          <table:table-cell table:formula="of:=([.S110]*[.$S$3])" office:value-type="float" office:value="271.354626524" calcext:value-type="float">
            <text:p>271.354626524</text:p>
          </table:table-cell>
        </table:table-row>
        <table:table-row table:style-name="ro1">
          <table:table-cell table:number-columns-repeated="18"/>
          <table:table-cell office:value-type="float" office:value="95" calcext:value-type="float">
            <text:p>95</text:p>
          </table:table-cell>
          <table:table-cell table:formula="of:=([.S111]*[.$S$3])" office:value-type="float" office:value="274.24137787" calcext:value-type="float">
            <text:p>274.24137787</text:p>
          </table:table-cell>
        </table:table-row>
        <table:table-row table:style-name="ro1">
          <table:table-cell table:number-columns-repeated="18"/>
          <table:table-cell office:value-type="float" office:value="96" calcext:value-type="float">
            <text:p>96</text:p>
          </table:table-cell>
          <table:table-cell table:formula="of:=([.S112]*[.$S$3])" office:value-type="float" office:value="277.128129216" calcext:value-type="float">
            <text:p>277.128129216</text:p>
          </table:table-cell>
        </table:table-row>
        <table:table-row table:style-name="ro1">
          <table:table-cell table:number-columns-repeated="18"/>
          <table:table-cell office:value-type="float" office:value="97" calcext:value-type="float">
            <text:p>97</text:p>
          </table:table-cell>
          <table:table-cell table:formula="of:=([.S113]*[.$S$3])" office:value-type="float" office:value="280.014880562" calcext:value-type="float">
            <text:p>280.014880562</text:p>
          </table:table-cell>
        </table:table-row>
        <table:table-row table:style-name="ro1">
          <table:table-cell table:number-columns-repeated="18"/>
          <table:table-cell office:value-type="float" office:value="98" calcext:value-type="float">
            <text:p>98</text:p>
          </table:table-cell>
          <table:table-cell table:formula="of:=([.S114]*[.$S$3])" office:value-type="float" office:value="282.901631908" calcext:value-type="float">
            <text:p>282.901631908</text:p>
          </table:table-cell>
        </table:table-row>
        <table:table-row table:style-name="ro1">
          <table:table-cell table:number-columns-repeated="18"/>
          <table:table-cell office:value-type="float" office:value="99" calcext:value-type="float">
            <text:p>99</text:p>
          </table:table-cell>
          <table:table-cell table:formula="of:=([.S115]*[.$S$3])" office:value-type="float" office:value="285.788383254" calcext:value-type="float">
            <text:p>285.788383254</text:p>
          </table:table-cell>
        </table:table-row>
        <table:table-row table:style-name="ro1">
          <table:table-cell table:number-columns-repeated="18"/>
          <table:table-cell office:value-type="float" office:value="100" calcext:value-type="float">
            <text:p>100</text:p>
          </table:table-cell>
          <table:table-cell table:formula="of:=([.S116]*[.$S$3])" office:value-type="float" office:value="288.6751346" calcext:value-type="float">
            <text:p>288.6751346</text:p>
          </table:table-cell>
        </table:table-row>
        <table:table-row table:style-name="ro1">
          <table:table-cell table:number-columns-repeated="18"/>
          <table:table-cell office:value-type="float" office:value="101" calcext:value-type="float">
            <text:p>101</text:p>
          </table:table-cell>
          <table:table-cell table:formula="of:=([.S117]*[.$S$3])" office:value-type="float" office:value="291.561885946" calcext:value-type="float">
            <text:p>291.561885946</text:p>
          </table:table-cell>
        </table:table-row>
        <table:table-row table:style-name="ro1">
          <table:table-cell table:number-columns-repeated="18"/>
          <table:table-cell office:value-type="float" office:value="102" calcext:value-type="float">
            <text:p>102</text:p>
          </table:table-cell>
          <table:table-cell table:formula="of:=([.S118]*[.$S$3])" office:value-type="float" office:value="294.448637292" calcext:value-type="float">
            <text:p>294.448637292</text:p>
          </table:table-cell>
        </table:table-row>
        <table:table-row table:style-name="ro1">
          <table:table-cell table:number-columns-repeated="18"/>
          <table:table-cell office:value-type="float" office:value="103" calcext:value-type="float">
            <text:p>103</text:p>
          </table:table-cell>
          <table:table-cell table:formula="of:=([.S119]*[.$S$3])" office:value-type="float" office:value="297.335388638" calcext:value-type="float">
            <text:p>297.335388638</text:p>
          </table:table-cell>
        </table:table-row>
        <table:table-row table:style-name="ro1">
          <table:table-cell table:number-columns-repeated="18"/>
          <table:table-cell office:value-type="float" office:value="104" calcext:value-type="float">
            <text:p>104</text:p>
          </table:table-cell>
          <table:table-cell table:formula="of:=([.S120]*[.$S$3])" office:value-type="float" office:value="300.222139984" calcext:value-type="float">
            <text:p>300.222139984</text:p>
          </table:table-cell>
        </table:table-row>
        <table:table-row table:style-name="ro1">
          <table:table-cell table:number-columns-repeated="18"/>
          <table:table-cell office:value-type="float" office:value="105" calcext:value-type="float">
            <text:p>105</text:p>
          </table:table-cell>
          <table:table-cell table:formula="of:=([.S121]*[.$S$3])" office:value-type="float" office:value="303.10889133" calcext:value-type="float">
            <text:p>303.10889133</text:p>
          </table:table-cell>
        </table:table-row>
        <table:table-row table:style-name="ro1">
          <table:table-cell table:number-columns-repeated="18"/>
          <table:table-cell office:value-type="float" office:value="106" calcext:value-type="float">
            <text:p>106</text:p>
          </table:table-cell>
          <table:table-cell table:formula="of:=([.S122]*[.$S$3])" office:value-type="float" office:value="305.995642676" calcext:value-type="float">
            <text:p>305.995642676</text:p>
          </table:table-cell>
        </table:table-row>
        <table:table-row table:style-name="ro1">
          <table:table-cell table:number-columns-repeated="18"/>
          <table:table-cell office:value-type="float" office:value="107" calcext:value-type="float">
            <text:p>107</text:p>
          </table:table-cell>
          <table:table-cell table:formula="of:=([.S123]*[.$S$3])" office:value-type="float" office:value="308.882394022" calcext:value-type="float">
            <text:p>308.882394022</text:p>
          </table:table-cell>
        </table:table-row>
        <table:table-row table:style-name="ro1">
          <table:table-cell table:number-columns-repeated="18"/>
          <table:table-cell office:value-type="float" office:value="108" calcext:value-type="float">
            <text:p>108</text:p>
          </table:table-cell>
          <table:table-cell table:formula="of:=([.S124]*[.$S$3])" office:value-type="float" office:value="311.769145368" calcext:value-type="float">
            <text:p>311.769145368</text:p>
          </table:table-cell>
        </table:table-row>
        <table:table-row table:style-name="ro1">
          <table:table-cell table:number-columns-repeated="18"/>
          <table:table-cell office:value-type="float" office:value="109" calcext:value-type="float">
            <text:p>109</text:p>
          </table:table-cell>
          <table:table-cell table:formula="of:=([.S125]*[.$S$3])" office:value-type="float" office:value="314.655896714" calcext:value-type="float">
            <text:p>314.655896714</text:p>
          </table:table-cell>
        </table:table-row>
        <table:table-row table:style-name="ro1">
          <table:table-cell table:number-columns-repeated="18"/>
          <table:table-cell office:value-type="float" office:value="110" calcext:value-type="float">
            <text:p>110</text:p>
          </table:table-cell>
          <table:table-cell table:formula="of:=([.S126]*[.$S$3])" office:value-type="float" office:value="317.54264806" calcext:value-type="float">
            <text:p>317.54264806</text:p>
          </table:table-cell>
        </table:table-row>
        <table:table-row table:style-name="ro1">
          <table:table-cell table:number-columns-repeated="18"/>
          <table:table-cell office:value-type="float" office:value="111" calcext:value-type="float">
            <text:p>111</text:p>
          </table:table-cell>
          <table:table-cell table:formula="of:=([.S127]*[.$S$3])" office:value-type="float" office:value="320.429399406" calcext:value-type="float">
            <text:p>320.429399406</text:p>
          </table:table-cell>
        </table:table-row>
        <table:table-row table:style-name="ro1">
          <table:table-cell table:number-columns-repeated="18"/>
          <table:table-cell office:value-type="float" office:value="112" calcext:value-type="float">
            <text:p>112</text:p>
          </table:table-cell>
          <table:table-cell table:formula="of:=([.S128]*[.$S$3])" office:value-type="float" office:value="323.316150752" calcext:value-type="float">
            <text:p>323.316150752</text:p>
          </table:table-cell>
        </table:table-row>
        <table:table-row table:style-name="ro1">
          <table:table-cell table:number-columns-repeated="18"/>
          <table:table-cell office:value-type="float" office:value="113" calcext:value-type="float">
            <text:p>113</text:p>
          </table:table-cell>
          <table:table-cell table:formula="of:=([.S129]*[.$S$3])" office:value-type="float" office:value="326.202902098" calcext:value-type="float">
            <text:p>326.202902098</text:p>
          </table:table-cell>
        </table:table-row>
        <table:table-row table:style-name="ro1">
          <table:table-cell table:number-columns-repeated="18"/>
          <table:table-cell office:value-type="float" office:value="114" calcext:value-type="float">
            <text:p>114</text:p>
          </table:table-cell>
          <table:table-cell table:formula="of:=([.S130]*[.$S$3])" office:value-type="float" office:value="329.089653444" calcext:value-type="float">
            <text:p>329.089653444</text:p>
          </table:table-cell>
        </table:table-row>
        <table:table-row table:style-name="ro1">
          <table:table-cell table:number-columns-repeated="18"/>
          <table:table-cell office:value-type="float" office:value="115" calcext:value-type="float">
            <text:p>115</text:p>
          </table:table-cell>
          <table:table-cell table:formula="of:=([.S131]*[.$S$3])" office:value-type="float" office:value="331.97640479" calcext:value-type="float">
            <text:p>331.97640479</text:p>
          </table:table-cell>
        </table:table-row>
        <table:table-row table:style-name="ro1">
          <table:table-cell table:number-columns-repeated="18"/>
          <table:table-cell office:value-type="float" office:value="116" calcext:value-type="float">
            <text:p>116</text:p>
          </table:table-cell>
          <table:table-cell table:formula="of:=([.S132]*[.$S$3])" office:value-type="float" office:value="334.863156136" calcext:value-type="float">
            <text:p>334.863156136</text:p>
          </table:table-cell>
        </table:table-row>
        <table:table-row table:style-name="ro1">
          <table:table-cell table:number-columns-repeated="18"/>
          <table:table-cell office:value-type="float" office:value="117" calcext:value-type="float">
            <text:p>117</text:p>
          </table:table-cell>
          <table:table-cell table:formula="of:=([.S133]*[.$S$3])" office:value-type="float" office:value="337.749907482" calcext:value-type="float">
            <text:p>337.749907482</text:p>
          </table:table-cell>
        </table:table-row>
        <table:table-row table:style-name="ro1">
          <table:table-cell table:number-columns-repeated="18"/>
          <table:table-cell office:value-type="float" office:value="118" calcext:value-type="float">
            <text:p>118</text:p>
          </table:table-cell>
          <table:table-cell table:formula="of:=([.S134]*[.$S$3])" office:value-type="float" office:value="340.636658828" calcext:value-type="float">
            <text:p>340.636658828</text:p>
          </table:table-cell>
        </table:table-row>
        <table:table-row table:style-name="ro1">
          <table:table-cell table:number-columns-repeated="18"/>
          <table:table-cell office:value-type="float" office:value="119" calcext:value-type="float">
            <text:p>119</text:p>
          </table:table-cell>
          <table:table-cell table:formula="of:=([.S135]*[.$S$3])" office:value-type="float" office:value="343.523410174" calcext:value-type="float">
            <text:p>343.523410174</text:p>
          </table:table-cell>
        </table:table-row>
        <table:table-row table:style-name="ro1">
          <table:table-cell table:number-columns-repeated="18"/>
          <table:table-cell office:value-type="float" office:value="120" calcext:value-type="float">
            <text:p>120</text:p>
          </table:table-cell>
          <table:table-cell table:formula="of:=([.S136]*[.$S$3])" office:value-type="float" office:value="346.41016152" calcext:value-type="float">
            <text:p>346.41016152</text:p>
          </table:table-cell>
        </table:table-row>
        <table:table-row table:style-name="ro1">
          <table:table-cell table:number-columns-repeated="18"/>
          <table:table-cell office:value-type="float" office:value="121" calcext:value-type="float">
            <text:p>121</text:p>
          </table:table-cell>
          <table:table-cell table:formula="of:=([.S137]*[.$S$3])" office:value-type="float" office:value="349.296912866" calcext:value-type="float">
            <text:p>349.296912866</text:p>
          </table:table-cell>
        </table:table-row>
        <table:table-row table:style-name="ro1">
          <table:table-cell table:number-columns-repeated="18"/>
          <table:table-cell office:value-type="float" office:value="122" calcext:value-type="float">
            <text:p>122</text:p>
          </table:table-cell>
          <table:table-cell table:formula="of:=([.S138]*[.$S$3])" office:value-type="float" office:value="352.183664212" calcext:value-type="float">
            <text:p>352.183664212</text:p>
          </table:table-cell>
        </table:table-row>
        <table:table-row table:style-name="ro1">
          <table:table-cell table:number-columns-repeated="18"/>
          <table:table-cell office:value-type="float" office:value="123" calcext:value-type="float">
            <text:p>123</text:p>
          </table:table-cell>
          <table:table-cell table:formula="of:=([.S139]*[.$S$3])" office:value-type="float" office:value="355.070415558" calcext:value-type="float">
            <text:p>355.070415558</text:p>
          </table:table-cell>
        </table:table-row>
        <table:table-row table:style-name="ro1">
          <table:table-cell table:number-columns-repeated="18"/>
          <table:table-cell office:value-type="float" office:value="124" calcext:value-type="float">
            <text:p>124</text:p>
          </table:table-cell>
          <table:table-cell table:formula="of:=([.S140]*[.$S$3])" office:value-type="float" office:value="357.957166904" calcext:value-type="float">
            <text:p>357.957166904</text:p>
          </table:table-cell>
        </table:table-row>
        <table:table-row table:style-name="ro1">
          <table:table-cell table:number-columns-repeated="18"/>
          <table:table-cell office:value-type="float" office:value="125" calcext:value-type="float">
            <text:p>125</text:p>
          </table:table-cell>
          <table:table-cell table:formula="of:=([.S141]*[.$S$3])" office:value-type="float" office:value="360.84391825" calcext:value-type="float">
            <text:p>360.84391825</text:p>
          </table:table-cell>
        </table:table-row>
        <table:table-row table:style-name="ro1">
          <table:table-cell table:number-columns-repeated="18"/>
          <table:table-cell office:value-type="float" office:value="126" calcext:value-type="float">
            <text:p>126</text:p>
          </table:table-cell>
          <table:table-cell table:formula="of:=([.S142]*[.$S$3])" office:value-type="float" office:value="363.730669596" calcext:value-type="float">
            <text:p>363.730669596</text:p>
          </table:table-cell>
        </table:table-row>
        <table:table-row table:style-name="ro1">
          <table:table-cell table:number-columns-repeated="18"/>
          <table:table-cell office:value-type="float" office:value="127" calcext:value-type="float">
            <text:p>127</text:p>
          </table:table-cell>
          <table:table-cell table:formula="of:=([.S143]*[.$S$3])" office:value-type="float" office:value="366.617420942" calcext:value-type="float">
            <text:p>366.617420942</text:p>
          </table:table-cell>
        </table:table-row>
        <table:table-row table:style-name="ro1">
          <table:table-cell table:number-columns-repeated="18"/>
          <table:table-cell office:value-type="float" office:value="128" calcext:value-type="float">
            <text:p>128</text:p>
          </table:table-cell>
          <table:table-cell table:formula="of:=([.S144]*[.$S$3])" office:value-type="float" office:value="369.504172288" calcext:value-type="float">
            <text:p>369.504172288</text:p>
          </table:table-cell>
        </table:table-row>
        <table:table-row table:style-name="ro1">
          <table:table-cell table:number-columns-repeated="18"/>
          <table:table-cell office:value-type="float" office:value="129" calcext:value-type="float">
            <text:p>129</text:p>
          </table:table-cell>
          <table:table-cell table:formula="of:=([.S145]*[.$S$3])" office:value-type="float" office:value="372.390923634" calcext:value-type="float">
            <text:p>372.390923634</text:p>
          </table:table-cell>
        </table:table-row>
        <table:table-row table:style-name="ro1">
          <table:table-cell table:number-columns-repeated="18"/>
          <table:table-cell office:value-type="float" office:value="130" calcext:value-type="float">
            <text:p>130</text:p>
          </table:table-cell>
          <table:table-cell table:formula="of:=([.S146]*[.$S$3])" office:value-type="float" office:value="375.27767498" calcext:value-type="float">
            <text:p>375.27767498</text:p>
          </table:table-cell>
        </table:table-row>
        <table:table-row table:style-name="ro1">
          <table:table-cell table:number-columns-repeated="18"/>
          <table:table-cell office:value-type="float" office:value="131" calcext:value-type="float">
            <text:p>131</text:p>
          </table:table-cell>
          <table:table-cell table:formula="of:=([.S147]*[.$S$3])" office:value-type="float" office:value="378.164426326" calcext:value-type="float">
            <text:p>378.164426326</text:p>
          </table:table-cell>
        </table:table-row>
        <table:table-row table:style-name="ro1">
          <table:table-cell table:number-columns-repeated="18"/>
          <table:table-cell office:value-type="float" office:value="132" calcext:value-type="float">
            <text:p>132</text:p>
          </table:table-cell>
          <table:table-cell table:formula="of:=([.S148]*[.$S$3])" office:value-type="float" office:value="381.051177672" calcext:value-type="float">
            <text:p>381.051177672</text:p>
          </table:table-cell>
        </table:table-row>
        <table:table-row table:style-name="ro1">
          <table:table-cell table:number-columns-repeated="18"/>
          <table:table-cell office:value-type="float" office:value="133" calcext:value-type="float">
            <text:p>133</text:p>
          </table:table-cell>
          <table:table-cell table:formula="of:=([.S149]*[.$S$3])" office:value-type="float" office:value="383.937929018" calcext:value-type="float">
            <text:p>383.937929018</text:p>
          </table:table-cell>
        </table:table-row>
        <table:table-row table:style-name="ro1">
          <table:table-cell table:number-columns-repeated="18"/>
          <table:table-cell office:value-type="float" office:value="134" calcext:value-type="float">
            <text:p>134</text:p>
          </table:table-cell>
          <table:table-cell table:formula="of:=([.S150]*[.$S$3])" office:value-type="float" office:value="386.824680364" calcext:value-type="float">
            <text:p>386.824680364</text:p>
          </table:table-cell>
        </table:table-row>
        <table:table-row table:style-name="ro1">
          <table:table-cell table:number-columns-repeated="18"/>
          <table:table-cell office:value-type="float" office:value="135" calcext:value-type="float">
            <text:p>135</text:p>
          </table:table-cell>
          <table:table-cell table:formula="of:=([.S151]*[.$S$3])" office:value-type="float" office:value="389.71143171" calcext:value-type="float">
            <text:p>389.71143171</text:p>
          </table:table-cell>
        </table:table-row>
        <table:table-row table:style-name="ro1">
          <table:table-cell table:number-columns-repeated="18"/>
          <table:table-cell office:value-type="float" office:value="136" calcext:value-type="float">
            <text:p>136</text:p>
          </table:table-cell>
          <table:table-cell table:formula="of:=([.S152]*[.$S$3])" office:value-type="float" office:value="392.598183056" calcext:value-type="float">
            <text:p>392.598183056</text:p>
          </table:table-cell>
        </table:table-row>
        <table:table-row table:style-name="ro1">
          <table:table-cell table:number-columns-repeated="18"/>
          <table:table-cell office:value-type="float" office:value="137" calcext:value-type="float">
            <text:p>137</text:p>
          </table:table-cell>
          <table:table-cell table:formula="of:=([.S153]*[.$S$3])" office:value-type="float" office:value="395.484934402" calcext:value-type="float">
            <text:p>395.484934402</text:p>
          </table:table-cell>
        </table:table-row>
        <table:table-row table:style-name="ro1">
          <table:table-cell table:number-columns-repeated="18"/>
          <table:table-cell office:value-type="float" office:value="138" calcext:value-type="float">
            <text:p>138</text:p>
          </table:table-cell>
          <table:table-cell table:formula="of:=([.S154]*[.$S$3])" office:value-type="float" office:value="398.371685748" calcext:value-type="float">
            <text:p>398.371685748</text:p>
          </table:table-cell>
        </table:table-row>
        <table:table-row table:style-name="ro1">
          <table:table-cell table:number-columns-repeated="18"/>
          <table:table-cell office:value-type="float" office:value="139" calcext:value-type="float">
            <text:p>139</text:p>
          </table:table-cell>
          <table:table-cell table:formula="of:=([.S155]*[.$S$3])" office:value-type="float" office:value="401.258437094" calcext:value-type="float">
            <text:p>401.258437094</text:p>
          </table:table-cell>
        </table:table-row>
        <table:table-row table:style-name="ro1">
          <table:table-cell table:number-columns-repeated="18"/>
          <table:table-cell office:value-type="float" office:value="140" calcext:value-type="float">
            <text:p>140</text:p>
          </table:table-cell>
          <table:table-cell table:formula="of:=([.S156]*[.$S$3])" office:value-type="float" office:value="404.14518844" calcext:value-type="float">
            <text:p>404.14518844</text:p>
          </table:table-cell>
        </table:table-row>
        <table:table-row table:style-name="ro1">
          <table:table-cell table:number-columns-repeated="18"/>
          <table:table-cell office:value-type="float" office:value="141" calcext:value-type="float">
            <text:p>141</text:p>
          </table:table-cell>
          <table:table-cell table:formula="of:=([.S157]*[.$S$3])" office:value-type="float" office:value="407.031939786" calcext:value-type="float">
            <text:p>407.031939786</text:p>
          </table:table-cell>
        </table:table-row>
        <table:table-row table:style-name="ro1">
          <table:table-cell table:number-columns-repeated="18"/>
          <table:table-cell office:value-type="float" office:value="142" calcext:value-type="float">
            <text:p>142</text:p>
          </table:table-cell>
          <table:table-cell table:formula="of:=([.S158]*[.$S$3])" office:value-type="float" office:value="409.918691132" calcext:value-type="float">
            <text:p>409.918691132</text:p>
          </table:table-cell>
        </table:table-row>
        <table:table-row table:style-name="ro1">
          <table:table-cell table:number-columns-repeated="18"/>
          <table:table-cell office:value-type="float" office:value="143" calcext:value-type="float">
            <text:p>143</text:p>
          </table:table-cell>
          <table:table-cell table:formula="of:=([.S159]*[.$S$3])" office:value-type="float" office:value="412.805442478" calcext:value-type="float">
            <text:p>412.805442478</text:p>
          </table:table-cell>
        </table:table-row>
        <table:table-row table:style-name="ro1">
          <table:table-cell table:number-columns-repeated="18"/>
          <table:table-cell office:value-type="float" office:value="144" calcext:value-type="float">
            <text:p>144</text:p>
          </table:table-cell>
          <table:table-cell table:formula="of:=([.S160]*[.$S$3])" office:value-type="float" office:value="415.692193824" calcext:value-type="float">
            <text:p>415.692193824</text:p>
          </table:table-cell>
        </table:table-row>
        <table:table-row table:style-name="ro1">
          <table:table-cell table:number-columns-repeated="18"/>
          <table:table-cell office:value-type="float" office:value="145" calcext:value-type="float">
            <text:p>145</text:p>
          </table:table-cell>
          <table:table-cell table:formula="of:=([.S161]*[.$S$3])" office:value-type="float" office:value="418.57894517" calcext:value-type="float">
            <text:p>418.57894517</text:p>
          </table:table-cell>
        </table:table-row>
        <table:table-row table:style-name="ro1">
          <table:table-cell table:number-columns-repeated="18"/>
          <table:table-cell office:value-type="float" office:value="146" calcext:value-type="float">
            <text:p>146</text:p>
          </table:table-cell>
          <table:table-cell table:formula="of:=([.S162]*[.$S$3])" office:value-type="float" office:value="421.465696516" calcext:value-type="float">
            <text:p>421.465696516</text:p>
          </table:table-cell>
        </table:table-row>
        <table:table-row table:style-name="ro1">
          <table:table-cell table:number-columns-repeated="18"/>
          <table:table-cell office:value-type="float" office:value="147" calcext:value-type="float">
            <text:p>147</text:p>
          </table:table-cell>
          <table:table-cell table:formula="of:=([.S163]*[.$S$3])" office:value-type="float" office:value="424.352447862" calcext:value-type="float">
            <text:p>424.352447862</text:p>
          </table:table-cell>
        </table:table-row>
        <table:table-row table:style-name="ro1">
          <table:table-cell table:number-columns-repeated="18"/>
          <table:table-cell office:value-type="float" office:value="148" calcext:value-type="float">
            <text:p>148</text:p>
          </table:table-cell>
          <table:table-cell table:formula="of:=([.S164]*[.$S$3])" office:value-type="float" office:value="427.239199208" calcext:value-type="float">
            <text:p>427.239199208</text:p>
          </table:table-cell>
        </table:table-row>
        <table:table-row table:style-name="ro1">
          <table:table-cell table:number-columns-repeated="18"/>
          <table:table-cell office:value-type="float" office:value="149" calcext:value-type="float">
            <text:p>149</text:p>
          </table:table-cell>
          <table:table-cell table:formula="of:=([.S165]*[.$S$3])" office:value-type="float" office:value="430.125950554" calcext:value-type="float">
            <text:p>430.125950554</text:p>
          </table:table-cell>
        </table:table-row>
        <table:table-row table:style-name="ro1">
          <table:table-cell table:number-columns-repeated="18"/>
          <table:table-cell office:value-type="float" office:value="150" calcext:value-type="float">
            <text:p>150</text:p>
          </table:table-cell>
          <table:table-cell table:formula="of:=([.S166]*[.$S$3])" office:value-type="float" office:value="433.0127019" calcext:value-type="float">
            <text:p>433.0127019</text:p>
          </table:table-cell>
        </table:table-row>
        <table:table-row table:style-name="ro1">
          <table:table-cell table:number-columns-repeated="18"/>
          <table:table-cell office:value-type="float" office:value="151" calcext:value-type="float">
            <text:p>151</text:p>
          </table:table-cell>
          <table:table-cell table:formula="of:=([.S167]*[.$S$3])" office:value-type="float" office:value="435.899453246" calcext:value-type="float">
            <text:p>435.899453246</text:p>
          </table:table-cell>
        </table:table-row>
        <table:table-row table:style-name="ro1">
          <table:table-cell table:number-columns-repeated="18"/>
          <table:table-cell office:value-type="float" office:value="152" calcext:value-type="float">
            <text:p>152</text:p>
          </table:table-cell>
          <table:table-cell table:formula="of:=([.S168]*[.$S$3])" office:value-type="float" office:value="438.786204592" calcext:value-type="float">
            <text:p>438.786204592</text:p>
          </table:table-cell>
        </table:table-row>
        <table:table-row table:style-name="ro1">
          <table:table-cell table:number-columns-repeated="18"/>
          <table:table-cell office:value-type="float" office:value="153" calcext:value-type="float">
            <text:p>153</text:p>
          </table:table-cell>
          <table:table-cell table:formula="of:=([.S169]*[.$S$3])" office:value-type="float" office:value="441.672955938" calcext:value-type="float">
            <text:p>441.672955938</text:p>
          </table:table-cell>
        </table:table-row>
        <table:table-row table:style-name="ro1">
          <table:table-cell table:number-columns-repeated="18"/>
          <table:table-cell office:value-type="float" office:value="154" calcext:value-type="float">
            <text:p>154</text:p>
          </table:table-cell>
          <table:table-cell table:formula="of:=([.S170]*[.$S$3])" office:value-type="float" office:value="444.559707284" calcext:value-type="float">
            <text:p>444.559707284</text:p>
          </table:table-cell>
        </table:table-row>
        <table:table-row table:style-name="ro1">
          <table:table-cell table:number-columns-repeated="18"/>
          <table:table-cell office:value-type="float" office:value="155" calcext:value-type="float">
            <text:p>155</text:p>
          </table:table-cell>
          <table:table-cell table:formula="of:=([.S171]*[.$S$3])" office:value-type="float" office:value="447.44645863" calcext:value-type="float">
            <text:p>447.44645863</text:p>
          </table:table-cell>
        </table:table-row>
        <table:table-row table:style-name="ro1">
          <table:table-cell table:number-columns-repeated="18"/>
          <table:table-cell office:value-type="float" office:value="156" calcext:value-type="float">
            <text:p>156</text:p>
          </table:table-cell>
          <table:table-cell table:formula="of:=([.S172]*[.$S$3])" office:value-type="float" office:value="450.333209976" calcext:value-type="float">
            <text:p>450.333209976</text:p>
          </table:table-cell>
        </table:table-row>
        <table:table-row table:style-name="ro1">
          <table:table-cell table:number-columns-repeated="18"/>
          <table:table-cell office:value-type="float" office:value="157" calcext:value-type="float">
            <text:p>157</text:p>
          </table:table-cell>
          <table:table-cell table:formula="of:=([.S173]*[.$S$3])" office:value-type="float" office:value="453.219961322" calcext:value-type="float">
            <text:p>453.219961322</text:p>
          </table:table-cell>
        </table:table-row>
        <table:table-row table:style-name="ro1">
          <table:table-cell table:number-columns-repeated="18"/>
          <table:table-cell office:value-type="float" office:value="158" calcext:value-type="float">
            <text:p>158</text:p>
          </table:table-cell>
          <table:table-cell table:formula="of:=([.S174]*[.$S$3])" office:value-type="float" office:value="456.106712668" calcext:value-type="float">
            <text:p>456.106712668</text:p>
          </table:table-cell>
        </table:table-row>
        <table:table-row table:style-name="ro1">
          <table:table-cell table:number-columns-repeated="18"/>
          <table:table-cell office:value-type="float" office:value="159" calcext:value-type="float">
            <text:p>159</text:p>
          </table:table-cell>
          <table:table-cell table:formula="of:=([.S175]*[.$S$3])" office:value-type="float" office:value="458.993464014" calcext:value-type="float">
            <text:p>458.993464014</text:p>
          </table:table-cell>
        </table:table-row>
        <table:table-row table:style-name="ro1">
          <table:table-cell table:number-columns-repeated="18"/>
          <table:table-cell office:value-type="float" office:value="160" calcext:value-type="float">
            <text:p>160</text:p>
          </table:table-cell>
          <table:table-cell table:formula="of:=([.S176]*[.$S$3])" office:value-type="float" office:value="461.88021536" calcext:value-type="float">
            <text:p>461.88021536</text:p>
          </table:table-cell>
        </table:table-row>
        <table:table-row table:style-name="ro1">
          <table:table-cell table:number-columns-repeated="18"/>
          <table:table-cell office:value-type="float" office:value="161" calcext:value-type="float">
            <text:p>161</text:p>
          </table:table-cell>
          <table:table-cell table:formula="of:=([.S177]*[.$S$3])" office:value-type="float" office:value="464.766966706" calcext:value-type="float">
            <text:p>464.766966706</text:p>
          </table:table-cell>
        </table:table-row>
        <table:table-row table:style-name="ro1">
          <table:table-cell table:number-columns-repeated="18"/>
          <table:table-cell office:value-type="float" office:value="162" calcext:value-type="float">
            <text:p>162</text:p>
          </table:table-cell>
          <table:table-cell table:formula="of:=([.S178]*[.$S$3])" office:value-type="float" office:value="467.653718052" calcext:value-type="float">
            <text:p>467.653718052</text:p>
          </table:table-cell>
        </table:table-row>
        <table:table-row table:style-name="ro1">
          <table:table-cell table:number-columns-repeated="18"/>
          <table:table-cell office:value-type="float" office:value="163" calcext:value-type="float">
            <text:p>163</text:p>
          </table:table-cell>
          <table:table-cell table:formula="of:=([.S179]*[.$S$3])" office:value-type="float" office:value="470.540469398" calcext:value-type="float">
            <text:p>470.540469398</text:p>
          </table:table-cell>
        </table:table-row>
        <table:table-row table:style-name="ro1">
          <table:table-cell table:number-columns-repeated="18"/>
          <table:table-cell office:value-type="float" office:value="164" calcext:value-type="float">
            <text:p>164</text:p>
          </table:table-cell>
          <table:table-cell table:formula="of:=([.S180]*[.$S$3])" office:value-type="float" office:value="473.427220744" calcext:value-type="float">
            <text:p>473.427220744</text:p>
          </table:table-cell>
        </table:table-row>
        <table:table-row table:style-name="ro1">
          <table:table-cell table:number-columns-repeated="18"/>
          <table:table-cell office:value-type="float" office:value="165" calcext:value-type="float">
            <text:p>165</text:p>
          </table:table-cell>
          <table:table-cell table:formula="of:=([.S181]*[.$S$3])" office:value-type="float" office:value="476.31397209" calcext:value-type="float">
            <text:p>476.31397209</text:p>
          </table:table-cell>
        </table:table-row>
        <table:table-row table:style-name="ro1">
          <table:table-cell table:number-columns-repeated="18"/>
          <table:table-cell office:value-type="float" office:value="166" calcext:value-type="float">
            <text:p>166</text:p>
          </table:table-cell>
          <table:table-cell table:formula="of:=([.S182]*[.$S$3])" office:value-type="float" office:value="479.200723436" calcext:value-type="float">
            <text:p>479.200723436</text:p>
          </table:table-cell>
        </table:table-row>
        <table:table-row table:style-name="ro1">
          <table:table-cell table:number-columns-repeated="18"/>
          <table:table-cell office:value-type="float" office:value="167" calcext:value-type="float">
            <text:p>167</text:p>
          </table:table-cell>
          <table:table-cell table:formula="of:=([.S183]*[.$S$3])" office:value-type="float" office:value="482.087474782" calcext:value-type="float">
            <text:p>482.087474782</text:p>
          </table:table-cell>
        </table:table-row>
        <table:table-row table:style-name="ro1">
          <table:table-cell table:number-columns-repeated="18"/>
          <table:table-cell office:value-type="float" office:value="168" calcext:value-type="float">
            <text:p>168</text:p>
          </table:table-cell>
          <table:table-cell table:formula="of:=([.S184]*[.$S$3])" office:value-type="float" office:value="484.974226128" calcext:value-type="float">
            <text:p>484.974226128</text:p>
          </table:table-cell>
        </table:table-row>
        <table:table-row table:style-name="ro1">
          <table:table-cell table:number-columns-repeated="18"/>
          <table:table-cell office:value-type="float" office:value="169" calcext:value-type="float">
            <text:p>169</text:p>
          </table:table-cell>
          <table:table-cell table:formula="of:=([.S185]*[.$S$3])" office:value-type="float" office:value="487.860977474" calcext:value-type="float">
            <text:p>487.860977474</text:p>
          </table:table-cell>
        </table:table-row>
        <table:table-row table:style-name="ro1">
          <table:table-cell table:number-columns-repeated="18"/>
          <table:table-cell office:value-type="float" office:value="170" calcext:value-type="float">
            <text:p>170</text:p>
          </table:table-cell>
          <table:table-cell table:formula="of:=([.S186]*[.$S$3])" office:value-type="float" office:value="490.74772882" calcext:value-type="float">
            <text:p>490.74772882</text:p>
          </table:table-cell>
        </table:table-row>
        <table:table-row table:style-name="ro1">
          <table:table-cell table:number-columns-repeated="18"/>
          <table:table-cell office:value-type="float" office:value="171" calcext:value-type="float">
            <text:p>171</text:p>
          </table:table-cell>
          <table:table-cell table:formula="of:=([.S187]*[.$S$3])" office:value-type="float" office:value="493.634480166" calcext:value-type="float">
            <text:p>493.634480166</text:p>
          </table:table-cell>
        </table:table-row>
        <table:table-row table:style-name="ro1">
          <table:table-cell table:number-columns-repeated="18"/>
          <table:table-cell office:value-type="float" office:value="172" calcext:value-type="float">
            <text:p>172</text:p>
          </table:table-cell>
          <table:table-cell table:formula="of:=([.S188]*[.$S$3])" office:value-type="float" office:value="496.521231512" calcext:value-type="float">
            <text:p>496.521231512</text:p>
          </table:table-cell>
        </table:table-row>
        <table:table-row table:style-name="ro1">
          <table:table-cell table:number-columns-repeated="18"/>
          <table:table-cell office:value-type="float" office:value="173" calcext:value-type="float">
            <text:p>173</text:p>
          </table:table-cell>
          <table:table-cell table:formula="of:=([.S189]*[.$S$3])" office:value-type="float" office:value="499.407982858" calcext:value-type="float">
            <text:p>499.407982858</text:p>
          </table:table-cell>
        </table:table-row>
        <table:table-row table:style-name="ro1">
          <table:table-cell table:number-columns-repeated="18"/>
          <table:table-cell office:value-type="float" office:value="174" calcext:value-type="float">
            <text:p>174</text:p>
          </table:table-cell>
          <table:table-cell table:formula="of:=([.S190]*[.$S$3])" office:value-type="float" office:value="502.294734204" calcext:value-type="float">
            <text:p>502.294734204</text:p>
          </table:table-cell>
        </table:table-row>
        <table:table-row table:style-name="ro1">
          <table:table-cell table:number-columns-repeated="18"/>
          <table:table-cell office:value-type="float" office:value="175" calcext:value-type="float">
            <text:p>175</text:p>
          </table:table-cell>
          <table:table-cell table:formula="of:=([.S191]*[.$S$3])" office:value-type="float" office:value="505.18148555" calcext:value-type="float">
            <text:p>505.18148555</text:p>
          </table:table-cell>
        </table:table-row>
        <table:table-row table:style-name="ro1">
          <table:table-cell table:number-columns-repeated="18"/>
          <table:table-cell office:value-type="float" office:value="176" calcext:value-type="float">
            <text:p>176</text:p>
          </table:table-cell>
          <table:table-cell table:formula="of:=([.S192]*[.$S$3])" office:value-type="float" office:value="508.068236896" calcext:value-type="float">
            <text:p>508.068236896</text:p>
          </table:table-cell>
        </table:table-row>
        <table:table-row table:style-name="ro1">
          <table:table-cell table:number-columns-repeated="18"/>
          <table:table-cell office:value-type="float" office:value="177" calcext:value-type="float">
            <text:p>177</text:p>
          </table:table-cell>
          <table:table-cell table:formula="of:=([.S193]*[.$S$3])" office:value-type="float" office:value="510.954988242" calcext:value-type="float">
            <text:p>510.954988242</text:p>
          </table:table-cell>
        </table:table-row>
        <table:table-row table:style-name="ro1">
          <table:table-cell table:number-columns-repeated="18"/>
          <table:table-cell office:value-type="float" office:value="178" calcext:value-type="float">
            <text:p>178</text:p>
          </table:table-cell>
          <table:table-cell table:formula="of:=([.S194]*[.$S$3])" office:value-type="float" office:value="513.841739588" calcext:value-type="float">
            <text:p>513.841739588</text:p>
          </table:table-cell>
        </table:table-row>
        <table:table-row table:style-name="ro1">
          <table:table-cell table:number-columns-repeated="18"/>
          <table:table-cell office:value-type="float" office:value="179" calcext:value-type="float">
            <text:p>179</text:p>
          </table:table-cell>
          <table:table-cell table:formula="of:=([.S195]*[.$S$3])" office:value-type="float" office:value="516.728490934" calcext:value-type="float">
            <text:p>516.728490934</text:p>
          </table:table-cell>
        </table:table-row>
        <table:table-row table:style-name="ro1">
          <table:table-cell table:number-columns-repeated="18"/>
          <table:table-cell office:value-type="float" office:value="180" calcext:value-type="float">
            <text:p>180</text:p>
          </table:table-cell>
          <table:table-cell table:formula="of:=([.S196]*[.$S$3])" office:value-type="float" office:value="519.61524228" calcext:value-type="float">
            <text:p>519.61524228</text:p>
          </table:table-cell>
        </table:table-row>
        <table:table-row table:style-name="ro1">
          <table:table-cell table:number-columns-repeated="18"/>
          <table:table-cell office:value-type="float" office:value="181" calcext:value-type="float">
            <text:p>181</text:p>
          </table:table-cell>
          <table:table-cell table:formula="of:=([.S197]*[.$S$3])" office:value-type="float" office:value="522.501993626" calcext:value-type="float">
            <text:p>522.501993626</text:p>
          </table:table-cell>
        </table:table-row>
        <table:table-row table:style-name="ro1">
          <table:table-cell table:number-columns-repeated="18"/>
          <table:table-cell office:value-type="float" office:value="182" calcext:value-type="float">
            <text:p>182</text:p>
          </table:table-cell>
          <table:table-cell table:formula="of:=([.S198]*[.$S$3])" office:value-type="float" office:value="525.388744972" calcext:value-type="float">
            <text:p>525.388744972</text:p>
          </table:table-cell>
        </table:table-row>
        <table:table-row table:style-name="ro1">
          <table:table-cell table:number-columns-repeated="18"/>
          <table:table-cell office:value-type="float" office:value="183" calcext:value-type="float">
            <text:p>183</text:p>
          </table:table-cell>
          <table:table-cell table:formula="of:=([.S199]*[.$S$3])" office:value-type="float" office:value="528.275496318" calcext:value-type="float">
            <text:p>528.275496318</text:p>
          </table:table-cell>
        </table:table-row>
        <table:table-row table:style-name="ro1">
          <table:table-cell table:number-columns-repeated="18"/>
          <table:table-cell office:value-type="float" office:value="184" calcext:value-type="float">
            <text:p>184</text:p>
          </table:table-cell>
          <table:table-cell table:formula="of:=([.S200]*[.$S$3])" office:value-type="float" office:value="531.162247664" calcext:value-type="float">
            <text:p>531.162247664</text:p>
          </table:table-cell>
        </table:table-row>
        <table:table-row table:style-name="ro1">
          <table:table-cell table:number-columns-repeated="18"/>
          <table:table-cell office:value-type="float" office:value="185" calcext:value-type="float">
            <text:p>185</text:p>
          </table:table-cell>
          <table:table-cell table:formula="of:=([.S201]*[.$S$3])" office:value-type="float" office:value="534.04899901" calcext:value-type="float">
            <text:p>534.04899901</text:p>
          </table:table-cell>
        </table:table-row>
        <table:table-row table:style-name="ro1">
          <table:table-cell table:number-columns-repeated="18"/>
          <table:table-cell office:value-type="float" office:value="186" calcext:value-type="float">
            <text:p>186</text:p>
          </table:table-cell>
          <table:table-cell table:formula="of:=([.S202]*[.$S$3])" office:value-type="float" office:value="536.935750356" calcext:value-type="float">
            <text:p>536.935750356</text:p>
          </table:table-cell>
        </table:table-row>
        <table:table-row table:style-name="ro1">
          <table:table-cell table:number-columns-repeated="18"/>
          <table:table-cell office:value-type="float" office:value="187" calcext:value-type="float">
            <text:p>187</text:p>
          </table:table-cell>
          <table:table-cell table:formula="of:=([.S203]*[.$S$3])" office:value-type="float" office:value="539.822501702" calcext:value-type="float">
            <text:p>539.822501702</text:p>
          </table:table-cell>
        </table:table-row>
        <table:table-row table:style-name="ro1">
          <table:table-cell table:number-columns-repeated="18"/>
          <table:table-cell office:value-type="float" office:value="188" calcext:value-type="float">
            <text:p>188</text:p>
          </table:table-cell>
          <table:table-cell table:formula="of:=([.S204]*[.$S$3])" office:value-type="float" office:value="542.709253048" calcext:value-type="float">
            <text:p>542.709253048</text:p>
          </table:table-cell>
        </table:table-row>
        <table:table-row table:style-name="ro1">
          <table:table-cell table:number-columns-repeated="18"/>
          <table:table-cell office:value-type="float" office:value="189" calcext:value-type="float">
            <text:p>189</text:p>
          </table:table-cell>
          <table:table-cell table:formula="of:=([.S205]*[.$S$3])" office:value-type="float" office:value="545.596004394" calcext:value-type="float">
            <text:p>545.596004394</text:p>
          </table:table-cell>
        </table:table-row>
        <table:table-row table:style-name="ro1">
          <table:table-cell table:number-columns-repeated="18"/>
          <table:table-cell office:value-type="float" office:value="190" calcext:value-type="float">
            <text:p>190</text:p>
          </table:table-cell>
          <table:table-cell table:formula="of:=([.S206]*[.$S$3])" office:value-type="float" office:value="548.48275574" calcext:value-type="float">
            <text:p>548.48275574</text:p>
          </table:table-cell>
        </table:table-row>
        <table:table-row table:style-name="ro1">
          <table:table-cell table:number-columns-repeated="18"/>
          <table:table-cell office:value-type="float" office:value="191" calcext:value-type="float">
            <text:p>191</text:p>
          </table:table-cell>
          <table:table-cell table:formula="of:=([.S207]*[.$S$3])" office:value-type="float" office:value="551.369507086" calcext:value-type="float">
            <text:p>551.369507086</text:p>
          </table:table-cell>
        </table:table-row>
        <table:table-row table:style-name="ro1">
          <table:table-cell table:number-columns-repeated="18"/>
          <table:table-cell office:value-type="float" office:value="192" calcext:value-type="float">
            <text:p>192</text:p>
          </table:table-cell>
          <table:table-cell table:formula="of:=([.S208]*[.$S$3])" office:value-type="float" office:value="554.256258432" calcext:value-type="float">
            <text:p>554.256258432</text:p>
          </table:table-cell>
        </table:table-row>
        <table:table-row table:style-name="ro1">
          <table:table-cell table:number-columns-repeated="18"/>
          <table:table-cell office:value-type="float" office:value="193" calcext:value-type="float">
            <text:p>193</text:p>
          </table:table-cell>
          <table:table-cell table:formula="of:=([.S209]*[.$S$3])" office:value-type="float" office:value="557.143009778" calcext:value-type="float">
            <text:p>557.143009778</text:p>
          </table:table-cell>
        </table:table-row>
        <table:table-row table:style-name="ro1">
          <table:table-cell table:number-columns-repeated="18"/>
          <table:table-cell office:value-type="float" office:value="194" calcext:value-type="float">
            <text:p>194</text:p>
          </table:table-cell>
          <table:table-cell table:formula="of:=([.S210]*[.$S$3])" office:value-type="float" office:value="560.029761124" calcext:value-type="float">
            <text:p>560.029761124</text:p>
          </table:table-cell>
        </table:table-row>
        <table:table-row table:style-name="ro1">
          <table:table-cell table:number-columns-repeated="18"/>
          <table:table-cell office:value-type="float" office:value="195" calcext:value-type="float">
            <text:p>195</text:p>
          </table:table-cell>
          <table:table-cell table:formula="of:=([.S211]*[.$S$3])" office:value-type="float" office:value="562.91651247" calcext:value-type="float">
            <text:p>562.91651247</text:p>
          </table:table-cell>
        </table:table-row>
        <table:table-row table:style-name="ro1">
          <table:table-cell table:number-columns-repeated="18"/>
          <table:table-cell office:value-type="float" office:value="196" calcext:value-type="float">
            <text:p>196</text:p>
          </table:table-cell>
          <table:table-cell table:formula="of:=([.S212]*[.$S$3])" office:value-type="float" office:value="565.803263816" calcext:value-type="float">
            <text:p>565.803263816</text:p>
          </table:table-cell>
        </table:table-row>
        <table:table-row table:style-name="ro1">
          <table:table-cell table:number-columns-repeated="18"/>
          <table:table-cell office:value-type="float" office:value="197" calcext:value-type="float">
            <text:p>197</text:p>
          </table:table-cell>
          <table:table-cell table:formula="of:=([.S213]*[.$S$3])" office:value-type="float" office:value="568.690015162" calcext:value-type="float">
            <text:p>568.690015162</text:p>
          </table:table-cell>
        </table:table-row>
        <table:table-row table:style-name="ro1">
          <table:table-cell table:number-columns-repeated="18"/>
          <table:table-cell office:value-type="float" office:value="198" calcext:value-type="float">
            <text:p>198</text:p>
          </table:table-cell>
          <table:table-cell table:formula="of:=([.S214]*[.$S$3])" office:value-type="float" office:value="571.576766508" calcext:value-type="float">
            <text:p>571.576766508</text:p>
          </table:table-cell>
        </table:table-row>
        <table:table-row table:style-name="ro1">
          <table:table-cell table:number-columns-repeated="18"/>
          <table:table-cell office:value-type="float" office:value="199" calcext:value-type="float">
            <text:p>199</text:p>
          </table:table-cell>
          <table:table-cell table:formula="of:=([.S215]*[.$S$3])" office:value-type="float" office:value="574.463517854" calcext:value-type="float">
            <text:p>574.463517854</text:p>
          </table:table-cell>
        </table:table-row>
        <table:table-row table:style-name="ro1">
          <table:table-cell table:number-columns-repeated="18"/>
          <table:table-cell office:value-type="float" office:value="200" calcext:value-type="float">
            <text:p>200</text:p>
          </table:table-cell>
          <table:table-cell table:formula="of:=([.S216]*[.$S$3])" office:value-type="float" office:value="577.3502692" calcext:value-type="float">
            <text:p>577.3502692</text:p>
          </table:table-cell>
        </table:table-row>
        <table:table-row table:style-name="ro1">
          <table:table-cell table:number-columns-repeated="18"/>
          <table:table-cell office:value-type="float" office:value="201" calcext:value-type="float">
            <text:p>201</text:p>
          </table:table-cell>
          <table:table-cell table:formula="of:=([.S217]*[.$S$3])" office:value-type="float" office:value="580.237020546" calcext:value-type="float">
            <text:p>580.237020546</text:p>
          </table:table-cell>
        </table:table-row>
        <table:table-row table:style-name="ro1">
          <table:table-cell table:number-columns-repeated="18"/>
          <table:table-cell office:value-type="float" office:value="202" calcext:value-type="float">
            <text:p>202</text:p>
          </table:table-cell>
          <table:table-cell table:formula="of:=([.S218]*[.$S$3])" office:value-type="float" office:value="583.123771892" calcext:value-type="float">
            <text:p>583.123771892</text:p>
          </table:table-cell>
        </table:table-row>
        <table:table-row table:style-name="ro1">
          <table:table-cell table:number-columns-repeated="18"/>
          <table:table-cell office:value-type="float" office:value="203" calcext:value-type="float">
            <text:p>203</text:p>
          </table:table-cell>
          <table:table-cell table:formula="of:=([.S219]*[.$S$3])" office:value-type="float" office:value="586.010523238" calcext:value-type="float">
            <text:p>586.010523238</text:p>
          </table:table-cell>
        </table:table-row>
        <table:table-row table:style-name="ro1">
          <table:table-cell table:number-columns-repeated="18"/>
          <table:table-cell office:value-type="float" office:value="204" calcext:value-type="float">
            <text:p>204</text:p>
          </table:table-cell>
          <table:table-cell table:formula="of:=([.S220]*[.$S$3])" office:value-type="float" office:value="588.897274584" calcext:value-type="float">
            <text:p>588.897274584</text:p>
          </table:table-cell>
        </table:table-row>
        <table:table-row table:style-name="ro1">
          <table:table-cell table:number-columns-repeated="18"/>
          <table:table-cell office:value-type="float" office:value="205" calcext:value-type="float">
            <text:p>205</text:p>
          </table:table-cell>
          <table:table-cell table:formula="of:=([.S221]*[.$S$3])" office:value-type="float" office:value="591.78402593" calcext:value-type="float">
            <text:p>591.78402593</text:p>
          </table:table-cell>
        </table:table-row>
        <table:table-row table:style-name="ro1">
          <table:table-cell table:number-columns-repeated="18"/>
          <table:table-cell office:value-type="float" office:value="206" calcext:value-type="float">
            <text:p>206</text:p>
          </table:table-cell>
          <table:table-cell table:formula="of:=([.S222]*[.$S$3])" office:value-type="float" office:value="594.670777276" calcext:value-type="float">
            <text:p>594.670777276</text:p>
          </table:table-cell>
        </table:table-row>
        <table:table-row table:style-name="ro1">
          <table:table-cell table:number-columns-repeated="18"/>
          <table:table-cell office:value-type="float" office:value="207" calcext:value-type="float">
            <text:p>207</text:p>
          </table:table-cell>
          <table:table-cell table:formula="of:=([.S223]*[.$S$3])" office:value-type="float" office:value="597.557528622" calcext:value-type="float">
            <text:p>597.557528622</text:p>
          </table:table-cell>
        </table:table-row>
        <table:table-row table:style-name="ro1">
          <table:table-cell table:number-columns-repeated="18"/>
          <table:table-cell office:value-type="float" office:value="208" calcext:value-type="float">
            <text:p>208</text:p>
          </table:table-cell>
          <table:table-cell table:formula="of:=([.S224]*[.$S$3])" office:value-type="float" office:value="600.444279968" calcext:value-type="float">
            <text:p>600.444279968</text:p>
          </table:table-cell>
        </table:table-row>
        <table:table-row table:style-name="ro1">
          <table:table-cell table:number-columns-repeated="18"/>
          <table:table-cell office:value-type="float" office:value="209" calcext:value-type="float">
            <text:p>209</text:p>
          </table:table-cell>
          <table:table-cell table:formula="of:=([.S225]*[.$S$3])" office:value-type="float" office:value="603.331031314" calcext:value-type="float">
            <text:p>603.331031314</text:p>
          </table:table-cell>
        </table:table-row>
        <table:table-row table:style-name="ro1">
          <table:table-cell table:number-columns-repeated="18"/>
          <table:table-cell office:value-type="float" office:value="210" calcext:value-type="float">
            <text:p>210</text:p>
          </table:table-cell>
          <table:table-cell table:formula="of:=([.S226]*[.$S$3])" office:value-type="float" office:value="606.21778266" calcext:value-type="float">
            <text:p>606.21778266</text:p>
          </table:table-cell>
        </table:table-row>
        <table:table-row table:style-name="ro1">
          <table:table-cell table:number-columns-repeated="18"/>
          <table:table-cell office:value-type="float" office:value="211" calcext:value-type="float">
            <text:p>211</text:p>
          </table:table-cell>
          <table:table-cell table:formula="of:=([.S227]*[.$S$3])" office:value-type="float" office:value="609.104534006" calcext:value-type="float">
            <text:p>609.104534006</text:p>
          </table:table-cell>
        </table:table-row>
        <table:table-row table:style-name="ro1">
          <table:table-cell table:number-columns-repeated="18"/>
          <table:table-cell office:value-type="float" office:value="212" calcext:value-type="float">
            <text:p>212</text:p>
          </table:table-cell>
          <table:table-cell table:formula="of:=([.S228]*[.$S$3])" office:value-type="float" office:value="611.991285352" calcext:value-type="float">
            <text:p>611.991285352</text:p>
          </table:table-cell>
        </table:table-row>
        <table:table-row table:style-name="ro1">
          <table:table-cell table:number-columns-repeated="18"/>
          <table:table-cell office:value-type="float" office:value="213" calcext:value-type="float">
            <text:p>213</text:p>
          </table:table-cell>
          <table:table-cell table:formula="of:=([.S229]*[.$S$3])" office:value-type="float" office:value="614.878036698" calcext:value-type="float">
            <text:p>614.878036698</text:p>
          </table:table-cell>
        </table:table-row>
        <table:table-row table:style-name="ro1">
          <table:table-cell table:number-columns-repeated="18"/>
          <table:table-cell office:value-type="float" office:value="214" calcext:value-type="float">
            <text:p>214</text:p>
          </table:table-cell>
          <table:table-cell table:formula="of:=([.S230]*[.$S$3])" office:value-type="float" office:value="617.764788044" calcext:value-type="float">
            <text:p>617.764788044</text:p>
          </table:table-cell>
        </table:table-row>
        <table:table-row table:style-name="ro1">
          <table:table-cell table:number-columns-repeated="18"/>
          <table:table-cell office:value-type="float" office:value="215" calcext:value-type="float">
            <text:p>215</text:p>
          </table:table-cell>
          <table:table-cell table:formula="of:=([.S231]*[.$S$3])" office:value-type="float" office:value="620.65153939" calcext:value-type="float">
            <text:p>620.65153939</text:p>
          </table:table-cell>
        </table:table-row>
        <table:table-row table:style-name="ro1">
          <table:table-cell table:number-columns-repeated="18"/>
          <table:table-cell office:value-type="float" office:value="216" calcext:value-type="float">
            <text:p>216</text:p>
          </table:table-cell>
          <table:table-cell table:formula="of:=([.S232]*[.$S$3])" office:value-type="float" office:value="623.538290736" calcext:value-type="float">
            <text:p>623.538290736</text:p>
          </table:table-cell>
        </table:table-row>
        <table:table-row table:style-name="ro1">
          <table:table-cell table:number-columns-repeated="18"/>
          <table:table-cell office:value-type="float" office:value="217" calcext:value-type="float">
            <text:p>217</text:p>
          </table:table-cell>
          <table:table-cell table:formula="of:=([.S233]*[.$S$3])" office:value-type="float" office:value="626.425042082" calcext:value-type="float">
            <text:p>626.425042082</text:p>
          </table:table-cell>
        </table:table-row>
        <table:table-row table:style-name="ro1">
          <table:table-cell table:number-columns-repeated="18"/>
          <table:table-cell office:value-type="float" office:value="218" calcext:value-type="float">
            <text:p>218</text:p>
          </table:table-cell>
          <table:table-cell table:formula="of:=([.S234]*[.$S$3])" office:value-type="float" office:value="629.311793428" calcext:value-type="float">
            <text:p>629.311793428</text:p>
          </table:table-cell>
        </table:table-row>
        <table:table-row table:style-name="ro1">
          <table:table-cell table:number-columns-repeated="18"/>
          <table:table-cell office:value-type="float" office:value="219" calcext:value-type="float">
            <text:p>219</text:p>
          </table:table-cell>
          <table:table-cell table:formula="of:=([.S235]*[.$S$3])" office:value-type="float" office:value="632.198544774" calcext:value-type="float">
            <text:p>632.198544774</text:p>
          </table:table-cell>
        </table:table-row>
        <table:table-row table:style-name="ro1">
          <table:table-cell table:number-columns-repeated="18"/>
          <table:table-cell office:value-type="float" office:value="220" calcext:value-type="float">
            <text:p>220</text:p>
          </table:table-cell>
          <table:table-cell table:formula="of:=([.S236]*[.$S$3])" office:value-type="float" office:value="635.08529612" calcext:value-type="float">
            <text:p>635.08529612</text:p>
          </table:table-cell>
        </table:table-row>
        <table:table-row table:style-name="ro1">
          <table:table-cell table:number-columns-repeated="18"/>
          <table:table-cell office:value-type="float" office:value="221" calcext:value-type="float">
            <text:p>221</text:p>
          </table:table-cell>
          <table:table-cell table:formula="of:=([.S237]*[.$S$3])" office:value-type="float" office:value="637.972047466" calcext:value-type="float">
            <text:p>637.972047466</text:p>
          </table:table-cell>
        </table:table-row>
        <table:table-row table:style-name="ro1">
          <table:table-cell table:number-columns-repeated="18"/>
          <table:table-cell office:value-type="float" office:value="222" calcext:value-type="float">
            <text:p>222</text:p>
          </table:table-cell>
          <table:table-cell table:formula="of:=([.S238]*[.$S$3])" office:value-type="float" office:value="640.858798812" calcext:value-type="float">
            <text:p>640.858798812</text:p>
          </table:table-cell>
        </table:table-row>
        <table:table-row table:style-name="ro1">
          <table:table-cell table:number-columns-repeated="18"/>
          <table:table-cell office:value-type="float" office:value="223" calcext:value-type="float">
            <text:p>223</text:p>
          </table:table-cell>
          <table:table-cell table:formula="of:=([.S239]*[.$S$3])" office:value-type="float" office:value="643.745550158" calcext:value-type="float">
            <text:p>643.745550158</text:p>
          </table:table-cell>
        </table:table-row>
        <table:table-row table:style-name="ro1">
          <table:table-cell table:number-columns-repeated="18"/>
          <table:table-cell office:value-type="float" office:value="224" calcext:value-type="float">
            <text:p>224</text:p>
          </table:table-cell>
          <table:table-cell table:formula="of:=([.S240]*[.$S$3])" office:value-type="float" office:value="646.632301504" calcext:value-type="float">
            <text:p>646.632301504</text:p>
          </table:table-cell>
        </table:table-row>
        <table:table-row table:style-name="ro1">
          <table:table-cell table:number-columns-repeated="18"/>
          <table:table-cell office:value-type="float" office:value="225" calcext:value-type="float">
            <text:p>225</text:p>
          </table:table-cell>
          <table:table-cell table:formula="of:=([.S241]*[.$S$3])" office:value-type="float" office:value="649.51905285" calcext:value-type="float">
            <text:p>649.51905285</text:p>
          </table:table-cell>
        </table:table-row>
        <table:table-row table:style-name="ro1">
          <table:table-cell table:number-columns-repeated="18"/>
          <table:table-cell office:value-type="float" office:value="226" calcext:value-type="float">
            <text:p>226</text:p>
          </table:table-cell>
          <table:table-cell table:formula="of:=([.S242]*[.$S$3])" office:value-type="float" office:value="652.405804196" calcext:value-type="float">
            <text:p>652.405804196</text:p>
          </table:table-cell>
        </table:table-row>
        <table:table-row table:style-name="ro1">
          <table:table-cell table:number-columns-repeated="18"/>
          <table:table-cell office:value-type="float" office:value="227" calcext:value-type="float">
            <text:p>227</text:p>
          </table:table-cell>
          <table:table-cell table:formula="of:=([.S243]*[.$S$3])" office:value-type="float" office:value="655.292555542" calcext:value-type="float">
            <text:p>655.292555542</text:p>
          </table:table-cell>
        </table:table-row>
        <table:table-row table:style-name="ro1">
          <table:table-cell table:number-columns-repeated="18"/>
          <table:table-cell office:value-type="float" office:value="228" calcext:value-type="float">
            <text:p>228</text:p>
          </table:table-cell>
          <table:table-cell table:formula="of:=([.S244]*[.$S$3])" office:value-type="float" office:value="658.179306888" calcext:value-type="float">
            <text:p>658.179306888</text:p>
          </table:table-cell>
        </table:table-row>
        <table:table-row table:style-name="ro1">
          <table:table-cell table:number-columns-repeated="18"/>
          <table:table-cell office:value-type="float" office:value="229" calcext:value-type="float">
            <text:p>229</text:p>
          </table:table-cell>
          <table:table-cell table:formula="of:=([.S245]*[.$S$3])" office:value-type="float" office:value="661.066058234" calcext:value-type="float">
            <text:p>661.066058234</text:p>
          </table:table-cell>
        </table:table-row>
        <table:table-row table:style-name="ro1">
          <table:table-cell table:number-columns-repeated="18"/>
          <table:table-cell office:value-type="float" office:value="230" calcext:value-type="float">
            <text:p>230</text:p>
          </table:table-cell>
          <table:table-cell table:formula="of:=([.S246]*[.$S$3])" office:value-type="float" office:value="663.95280958" calcext:value-type="float">
            <text:p>663.95280958</text:p>
          </table:table-cell>
        </table:table-row>
        <table:table-row table:style-name="ro1">
          <table:table-cell table:number-columns-repeated="18"/>
          <table:table-cell office:value-type="float" office:value="231" calcext:value-type="float">
            <text:p>231</text:p>
          </table:table-cell>
          <table:table-cell table:formula="of:=([.S247]*[.$S$3])" office:value-type="float" office:value="666.839560926" calcext:value-type="float">
            <text:p>666.839560926</text:p>
          </table:table-cell>
        </table:table-row>
        <table:table-row table:style-name="ro1">
          <table:table-cell table:number-columns-repeated="18"/>
          <table:table-cell office:value-type="float" office:value="232" calcext:value-type="float">
            <text:p>232</text:p>
          </table:table-cell>
          <table:table-cell table:formula="of:=([.S248]*[.$S$3])" office:value-type="float" office:value="669.726312272" calcext:value-type="float">
            <text:p>669.726312272</text:p>
          </table:table-cell>
        </table:table-row>
        <table:table-row table:style-name="ro1">
          <table:table-cell table:number-columns-repeated="18"/>
          <table:table-cell office:value-type="float" office:value="233" calcext:value-type="float">
            <text:p>233</text:p>
          </table:table-cell>
          <table:table-cell table:formula="of:=([.S249]*[.$S$3])" office:value-type="float" office:value="672.613063618" calcext:value-type="float">
            <text:p>672.613063618</text:p>
          </table:table-cell>
        </table:table-row>
        <table:table-row table:style-name="ro1">
          <table:table-cell table:number-columns-repeated="18"/>
          <table:table-cell office:value-type="float" office:value="234" calcext:value-type="float">
            <text:p>234</text:p>
          </table:table-cell>
          <table:table-cell table:formula="of:=([.S250]*[.$S$3])" office:value-type="float" office:value="675.499814964" calcext:value-type="float">
            <text:p>675.499814964</text:p>
          </table:table-cell>
        </table:table-row>
        <table:table-row table:style-name="ro1">
          <table:table-cell table:number-columns-repeated="18"/>
          <table:table-cell office:value-type="float" office:value="235" calcext:value-type="float">
            <text:p>235</text:p>
          </table:table-cell>
          <table:table-cell table:formula="of:=([.S251]*[.$S$3])" office:value-type="float" office:value="678.38656631" calcext:value-type="float">
            <text:p>678.38656631</text:p>
          </table:table-cell>
        </table:table-row>
        <table:table-row table:style-name="ro1">
          <table:table-cell table:number-columns-repeated="18"/>
          <table:table-cell office:value-type="float" office:value="236" calcext:value-type="float">
            <text:p>236</text:p>
          </table:table-cell>
          <table:table-cell table:formula="of:=([.S252]*[.$S$3])" office:value-type="float" office:value="681.273317656" calcext:value-type="float">
            <text:p>681.273317656</text:p>
          </table:table-cell>
        </table:table-row>
        <table:table-row table:style-name="ro1">
          <table:table-cell table:number-columns-repeated="18"/>
          <table:table-cell office:value-type="float" office:value="237" calcext:value-type="float">
            <text:p>237</text:p>
          </table:table-cell>
          <table:table-cell table:formula="of:=([.S253]*[.$S$3])" office:value-type="float" office:value="684.160069002" calcext:value-type="float">
            <text:p>684.160069002</text:p>
          </table:table-cell>
        </table:table-row>
        <table:table-row table:style-name="ro1">
          <table:table-cell table:number-columns-repeated="18"/>
          <table:table-cell office:value-type="float" office:value="238" calcext:value-type="float">
            <text:p>238</text:p>
          </table:table-cell>
          <table:table-cell table:formula="of:=([.S254]*[.$S$3])" office:value-type="float" office:value="687.046820348" calcext:value-type="float">
            <text:p>687.046820348</text:p>
          </table:table-cell>
        </table:table-row>
        <table:table-row table:style-name="ro1">
          <table:table-cell table:number-columns-repeated="18"/>
          <table:table-cell office:value-type="float" office:value="239" calcext:value-type="float">
            <text:p>239</text:p>
          </table:table-cell>
          <table:table-cell table:formula="of:=([.S255]*[.$S$3])" office:value-type="float" office:value="689.933571694" calcext:value-type="float">
            <text:p>689.933571694</text:p>
          </table:table-cell>
        </table:table-row>
        <table:table-row table:style-name="ro1">
          <table:table-cell table:number-columns-repeated="18"/>
          <table:table-cell office:value-type="float" office:value="240" calcext:value-type="float">
            <text:p>240</text:p>
          </table:table-cell>
          <table:table-cell table:formula="of:=([.S256]*[.$S$3])" office:value-type="float" office:value="692.82032304" calcext:value-type="float">
            <text:p>692.82032304</text:p>
          </table:table-cell>
        </table:table-row>
        <table:table-row table:style-name="ro1">
          <table:table-cell table:number-columns-repeated="18"/>
          <table:table-cell office:value-type="float" office:value="241" calcext:value-type="float">
            <text:p>241</text:p>
          </table:table-cell>
          <table:table-cell table:formula="of:=([.S257]*[.$S$3])" office:value-type="float" office:value="695.707074386" calcext:value-type="float">
            <text:p>695.707074386</text:p>
          </table:table-cell>
        </table:table-row>
        <table:table-row table:style-name="ro1">
          <table:table-cell table:number-columns-repeated="18"/>
          <table:table-cell office:value-type="float" office:value="242" calcext:value-type="float">
            <text:p>242</text:p>
          </table:table-cell>
          <table:table-cell table:formula="of:=([.S258]*[.$S$3])" office:value-type="float" office:value="698.593825732" calcext:value-type="float">
            <text:p>698.593825732</text:p>
          </table:table-cell>
        </table:table-row>
        <table:table-row table:style-name="ro1">
          <table:table-cell table:number-columns-repeated="18"/>
          <table:table-cell office:value-type="float" office:value="243" calcext:value-type="float">
            <text:p>243</text:p>
          </table:table-cell>
          <table:table-cell table:formula="of:=([.S259]*[.$S$3])" office:value-type="float" office:value="701.480577078" calcext:value-type="float">
            <text:p>701.480577078</text:p>
          </table:table-cell>
        </table:table-row>
        <table:table-row table:style-name="ro1">
          <table:table-cell table:number-columns-repeated="18"/>
          <table:table-cell office:value-type="float" office:value="244" calcext:value-type="float">
            <text:p>244</text:p>
          </table:table-cell>
          <table:table-cell table:formula="of:=([.S260]*[.$S$3])" office:value-type="float" office:value="704.367328424" calcext:value-type="float">
            <text:p>704.367328424</text:p>
          </table:table-cell>
        </table:table-row>
        <table:table-row table:style-name="ro1">
          <table:table-cell table:number-columns-repeated="18"/>
          <table:table-cell office:value-type="float" office:value="245" calcext:value-type="float">
            <text:p>245</text:p>
          </table:table-cell>
          <table:table-cell table:formula="of:=([.S261]*[.$S$3])" office:value-type="float" office:value="707.25407977" calcext:value-type="float">
            <text:p>707.25407977</text:p>
          </table:table-cell>
        </table:table-row>
        <table:table-row table:style-name="ro1">
          <table:table-cell table:number-columns-repeated="18"/>
          <table:table-cell office:value-type="float" office:value="246" calcext:value-type="float">
            <text:p>246</text:p>
          </table:table-cell>
          <table:table-cell table:formula="of:=([.S262]*[.$S$3])" office:value-type="float" office:value="710.140831116" calcext:value-type="float">
            <text:p>710.140831116</text:p>
          </table:table-cell>
        </table:table-row>
        <table:table-row table:style-name="ro1">
          <table:table-cell table:number-columns-repeated="18"/>
          <table:table-cell office:value-type="float" office:value="247" calcext:value-type="float">
            <text:p>247</text:p>
          </table:table-cell>
          <table:table-cell table:formula="of:=([.S263]*[.$S$3])" office:value-type="float" office:value="713.027582462" calcext:value-type="float">
            <text:p>713.027582462</text:p>
          </table:table-cell>
        </table:table-row>
        <table:table-row table:style-name="ro1">
          <table:table-cell table:number-columns-repeated="18"/>
          <table:table-cell office:value-type="float" office:value="248" calcext:value-type="float">
            <text:p>248</text:p>
          </table:table-cell>
          <table:table-cell table:formula="of:=([.S264]*[.$S$3])" office:value-type="float" office:value="715.914333808" calcext:value-type="float">
            <text:p>715.914333808</text:p>
          </table:table-cell>
        </table:table-row>
        <table:table-row table:style-name="ro1">
          <table:table-cell table:number-columns-repeated="18"/>
          <table:table-cell office:value-type="float" office:value="249" calcext:value-type="float">
            <text:p>249</text:p>
          </table:table-cell>
          <table:table-cell table:formula="of:=([.S265]*[.$S$3])" office:value-type="float" office:value="718.801085154" calcext:value-type="float">
            <text:p>718.801085154</text:p>
          </table:table-cell>
        </table:table-row>
        <table:table-row table:style-name="ro1">
          <table:table-cell table:number-columns-repeated="18"/>
          <table:table-cell office:value-type="float" office:value="250" calcext:value-type="float">
            <text:p>250</text:p>
          </table:table-cell>
          <table:table-cell table:formula="of:=([.S266]*[.$S$3])" office:value-type="float" office:value="721.6878365" calcext:value-type="float">
            <text:p>721.6878365</text:p>
          </table:table-cell>
        </table:table-row>
        <table:table-row table:style-name="ro1">
          <table:table-cell table:number-columns-repeated="18"/>
          <table:table-cell office:value-type="float" office:value="251" calcext:value-type="float">
            <text:p>251</text:p>
          </table:table-cell>
          <table:table-cell table:formula="of:=([.S267]*[.$S$3])" office:value-type="float" office:value="724.574587846" calcext:value-type="float">
            <text:p>724.574587846</text:p>
          </table:table-cell>
        </table:table-row>
        <table:table-row table:style-name="ro1">
          <table:table-cell table:number-columns-repeated="18"/>
          <table:table-cell office:value-type="float" office:value="252" calcext:value-type="float">
            <text:p>252</text:p>
          </table:table-cell>
          <table:table-cell table:formula="of:=([.S268]*[.$S$3])" office:value-type="float" office:value="727.461339192" calcext:value-type="float">
            <text:p>727.461339192</text:p>
          </table:table-cell>
        </table:table-row>
        <table:table-row table:style-name="ro1">
          <table:table-cell table:number-columns-repeated="18"/>
          <table:table-cell office:value-type="float" office:value="253" calcext:value-type="float">
            <text:p>253</text:p>
          </table:table-cell>
          <table:table-cell table:formula="of:=([.S269]*[.$S$3])" office:value-type="float" office:value="730.348090538" calcext:value-type="float">
            <text:p>730.348090538</text:p>
          </table:table-cell>
        </table:table-row>
        <table:table-row table:style-name="ro1">
          <table:table-cell table:number-columns-repeated="18"/>
          <table:table-cell office:value-type="float" office:value="254" calcext:value-type="float">
            <text:p>254</text:p>
          </table:table-cell>
          <table:table-cell table:formula="of:=([.S270]*[.$S$3])" office:value-type="float" office:value="733.234841884" calcext:value-type="float">
            <text:p>733.234841884</text:p>
          </table:table-cell>
        </table:table-row>
        <table:table-row table:style-name="ro1">
          <table:table-cell table:number-columns-repeated="18"/>
          <table:table-cell office:value-type="float" office:value="255" calcext:value-type="float">
            <text:p>255</text:p>
          </table:table-cell>
          <table:table-cell table:formula="of:=([.S271]*[.$S$3])" office:value-type="float" office:value="736.12159323" calcext:value-type="float">
            <text:p>736.12159323</text:p>
          </table:table-cell>
        </table:table-row>
        <table:table-row table:style-name="ro1">
          <table:table-cell table:number-columns-repeated="18"/>
          <table:table-cell office:value-type="float" office:value="256" calcext:value-type="float">
            <text:p>256</text:p>
          </table:table-cell>
          <table:table-cell table:formula="of:=([.S272]*[.$S$3])" office:value-type="float" office:value="739.008344576" calcext:value-type="float">
            <text:p>739.008344576</text:p>
          </table:table-cell>
        </table:table-row>
        <table:table-row table:style-name="ro1">
          <table:table-cell table:number-columns-repeated="18"/>
          <table:table-cell office:value-type="float" office:value="257" calcext:value-type="float">
            <text:p>257</text:p>
          </table:table-cell>
          <table:table-cell table:formula="of:=([.S273]*[.$S$3])" office:value-type="float" office:value="741.895095922" calcext:value-type="float">
            <text:p>741.895095922</text:p>
          </table:table-cell>
        </table:table-row>
        <table:table-row table:style-name="ro1">
          <table:table-cell table:number-columns-repeated="18"/>
          <table:table-cell office:value-type="float" office:value="258" calcext:value-type="float">
            <text:p>258</text:p>
          </table:table-cell>
          <table:table-cell table:formula="of:=([.S274]*[.$S$3])" office:value-type="float" office:value="744.781847268" calcext:value-type="float">
            <text:p>744.781847268</text:p>
          </table:table-cell>
        </table:table-row>
        <table:table-row table:style-name="ro1">
          <table:table-cell table:number-columns-repeated="18"/>
          <table:table-cell office:value-type="float" office:value="259" calcext:value-type="float">
            <text:p>259</text:p>
          </table:table-cell>
          <table:table-cell table:formula="of:=([.S275]*[.$S$3])" office:value-type="float" office:value="747.668598614" calcext:value-type="float">
            <text:p>747.668598614</text:p>
          </table:table-cell>
        </table:table-row>
        <table:table-row table:style-name="ro1">
          <table:table-cell table:number-columns-repeated="18"/>
          <table:table-cell office:value-type="float" office:value="260" calcext:value-type="float">
            <text:p>260</text:p>
          </table:table-cell>
          <table:table-cell table:formula="of:=([.S276]*[.$S$3])" office:value-type="float" office:value="750.55534996" calcext:value-type="float">
            <text:p>750.55534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 style:data-style-name="N2" text:time-value="13:03:25.080870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0:11.271977919</meta:creation-date>
    <dc:date>2018-11-06T13:33:18.959192302</dc:date>
    <meta:editing-duration>P3DT19H9M20S</meta:editing-duration>
    <meta:editing-cycles>71</meta:editing-cycles>
    <meta:generator>LibreOffice/6.0.6.2$Linux_X86_64 LibreOffice_project/00m0$Build-2</meta:generator>
    <meta:document-statistic meta:table-count="6" meta:cell-count="2189" meta:object-count="0"/>
  </office:meta>
</office:document-meta>
</file>